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3_gotcha_f1_contribution" table:style-name="ta1">
        <table:shapes>
          <draw:frame draw:z-index="0" draw:style-name="gr1" draw:text-style-name="P1" svg:width="992.55pt" svg:height="255.09pt" svg:x="735.42pt" svg:y="12.84pt">
            <loext:p draw:notify-on-update-of-ranges="03_gotcha_f1_contribution.K3:03_gotcha_f1_contribution.K3 03_gotcha_f1_contribution.K4:03_gotcha_f1_contribution.K119 03_gotcha_f1_contribution.L3:03_gotcha_f1_contribution.L3 03_gotcha_f1_contribution.L4:03_gotcha_f1_contribution.L119 03_gotcha_f1_contribution.M3:03_gotcha_f1_contribution.M3 03_gotcha_f1_contribution.M4:03_gotcha_f1_contribution.M119 03_gotcha_f1_contribution.N3:03_gotcha_f1_contribution.N3 03_gotcha_f1_contribution.N4:03_gotcha_f1_contribution.N119 03_gotcha_f1_contribution.O3:03_gotcha_f1_contribution.O3 03_gotcha_f1_contribution.O4:03_gotcha_f1_contribution.O119 03_gotcha_f1_contribution.P3:03_gotcha_f1_contribution.P3 03_gotcha_f1_contribution.P4:03_gotcha_f1_contribution.P119 03_gotcha_f1_contribution.Q3:03_gotcha_f1_contribution.Q3 03_gotcha_f1_contribution.Q4:03_gotcha_f1_contribution.Q119 03_gotcha_f1_contribution.R3:03_gotcha_f1_contribution.R3 03_gotcha_f1_contribution.R4:03_gotcha_f1_contribution.R1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table:style-name="ce1" office:value-type="string" calcext:value-type="string">
            <text:p>dcc_des</text:p>
          </table:table-cell>
          <table:table-cell table:style-name="ce1" office:value-type="string" calcext:value-type="string">
            <text:p>dcc_f1</text:p>
          </table:table-cell>
          <table:table-cell table:style-name="ce1" office:value-type="string" calcext:value-type="string">
            <text:p>dcc_f2</text:p>
          </table:table-cell>
          <table:table-cell table:style-name="ce1" office:value-type="string" calcext:value-type="string">
            <text:p>dcc_f3</text:p>
          </table:table-cell>
          <table:table-cell table:style-name="ce1" office:value-type="string" calcext:value-type="string">
            <text:p>dcc_mov_obs</text:p>
          </table:table-cell>
          <table:table-cell table:style-name="ce1" office:value-type="string" calcext:value-type="string">
            <text:p>dcc_att2</text:p>
          </table:table-cell>
          <table:table-cell table:style-name="ce1" office:value-type="string" calcext:value-type="string">
            <text:p>dcc_att1</text:p>
          </table:table-cell>
          <table:table-cell table:style-name="ce1" office:value-type="string" calcext:value-type="string">
            <text:p>dcc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794808998444" calcext:value-type="float">
            <text:p>0.0794808998</text:p>
          </table:table-cell>
          <table:table-cell office:value-type="float" office:value="0.0724528278917" calcext:value-type="float">
            <text:p>0.07245282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4]/SUM([.$C4:.$J4])" office:value-type="float" office:value="0.523128741910774" calcext:value-type="float">
            <text:p>0.5231287419</text:p>
          </table:table-cell>
          <table:table-cell table:formula="of:=[.D4]/SUM([.$C4:.$J4])" office:value-type="float" office:value="0.476871258089226" calcext:value-type="float">
            <text:p>0.4768712581</text:p>
          </table:table-cell>
          <table:table-cell table:formula="of:=[.E4]/SUM([.$C4:.$J4])" office:value-type="float" office:value="0" calcext:value-type="float">
            <text:p>0</text:p>
          </table:table-cell>
          <table:table-cell table:formula="of:=[.F4]/SUM([.$C4:.$J4])" office:value-type="float" office:value="0" calcext:value-type="float">
            <text:p>0</text:p>
          </table:table-cell>
          <table:table-cell table:formula="of:=[.G4]/SUM([.$C4:.$J4])" office:value-type="float" office:value="0" calcext:value-type="float">
            <text:p>0</text:p>
          </table:table-cell>
          <table:table-cell table:formula="of:=[.H4]/SUM([.$C4:.$J4])" office:value-type="float" office:value="0" calcext:value-type="float">
            <text:p>0</text:p>
          </table:table-cell>
          <table:table-cell table:formula="of:=[.I4]/SUM([.$C4:.$J4])" office:value-type="float" office:value="0" calcext:value-type="float">
            <text:p>0</text:p>
          </table:table-cell>
          <table:table-cell table:formula="of:=[.J4]/SUM([.$C4:.$J4])" office:value-type="float" office:value="0" calcext:value-type="float">
            <text:p>0</text:p>
          </table:table-cell>
          <table:table-cell office:value-type="float" office:value="997.337540144" calcext:value-type="float">
            <text:p>997.337540144</text:p>
          </table:table-cell>
          <table:table-cell office:value-type="float" office:value="997.337539977" calcext:value-type="float">
            <text:p>997.337539977</text:p>
          </table:table-cell>
          <table:table-cell office:value-type="float" office:value="4.19720561924" calcext:value-type="float">
            <text:p>4.1972056192</text:p>
          </table:table-cell>
          <table:table-cell office:value-type="float" office:value="0.749680846689" calcext:value-type="float">
            <text:p>0.74968084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80846689" calcext:value-type="float">
            <text:p>0.7496808467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47682207503" calcext:value-type="float">
            <text:p>0.0247682208</text:p>
          </table:table-cell>
          <table:table-cell office:value-type="float" office:value="0.0787549985235" calcext:value-type="float">
            <text:p>0.0787549985</text:p>
          </table:table-cell>
          <table:table-cell office:value-type="float" office:value="0" calcext:value-type="float">
            <text:p>0</text:p>
          </table:table-cell>
          <table:table-cell office:value-type="float" office:value="0.00000637678312693" calcext:value-type="float">
            <text:p>6.37678312693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5]/SUM([.$C5:.$J5])" office:value-type="float" office:value="0.239238070017011" calcext:value-type="float">
            <text:p>0.23923807</text:p>
          </table:table-cell>
          <table:table-cell table:formula="of:=[.D5]/SUM([.$C5:.$J5])" office:value-type="float" office:value="0.760700336164701" calcext:value-type="float">
            <text:p>0.7607003362</text:p>
          </table:table-cell>
          <table:table-cell table:formula="of:=[.E5]/SUM([.$C5:.$J5])" office:value-type="float" office:value="0" calcext:value-type="float">
            <text:p>0</text:p>
          </table:table-cell>
          <table:table-cell table:formula="of:=[.F5]/SUM([.$C5:.$J5])" office:value-type="float" office:value="0.0000615938182877064" calcext:value-type="float">
            <text:p>6.15938182877064E-05</text:p>
          </table:table-cell>
          <table:table-cell table:formula="of:=[.G5]/SUM([.$C5:.$J5])" office:value-type="float" office:value="0" calcext:value-type="float">
            <text:p>0</text:p>
          </table:table-cell>
          <table:table-cell table:formula="of:=[.H5]/SUM([.$C5:.$J5])" office:value-type="float" office:value="0" calcext:value-type="float">
            <text:p>0</text:p>
          </table:table-cell>
          <table:table-cell table:formula="of:=[.I5]/SUM([.$C5:.$J5])" office:value-type="float" office:value="0" calcext:value-type="float">
            <text:p>0</text:p>
          </table:table-cell>
          <table:table-cell table:formula="of:=[.J5]/SUM([.$C5:.$J5])" office:value-type="float" office:value="0" calcext:value-type="float">
            <text:p>0</text:p>
          </table:table-cell>
          <table:table-cell office:value-type="float" office:value="997.25168768" calcext:value-type="float">
            <text:p>997.25168768</text:p>
          </table:table-cell>
          <table:table-cell office:value-type="float" office:value="997.251687357" calcext:value-type="float">
            <text:p>997.251687357</text:p>
          </table:table-cell>
          <table:table-cell office:value-type="float" office:value="4.18897905387" calcext:value-type="float">
            <text:p>4.1889790539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65685424949" calcext:value-type="float">
            <text:p>0.0565685425</text:p>
          </table:table-cell>
          <table:table-cell office:value-type="float" office:value="0.000869411159043" calcext:value-type="float">
            <text:p>0.00086941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6]/SUM([.$C6:.$J6])" office:value-type="float" office:value="0.984863472604176" calcext:value-type="float">
            <text:p>0.9848634726</text:p>
          </table:table-cell>
          <table:table-cell table:formula="of:=[.D6]/SUM([.$C6:.$J6])" office:value-type="float" office:value="0.0151365273958244" calcext:value-type="float">
            <text:p>0.0151365274</text:p>
          </table:table-cell>
          <table:table-cell table:formula="of:=[.E6]/SUM([.$C6:.$J6])" office:value-type="float" office:value="0" calcext:value-type="float">
            <text:p>0</text:p>
          </table:table-cell>
          <table:table-cell table:formula="of:=[.F6]/SUM([.$C6:.$J6])" office:value-type="float" office:value="0" calcext:value-type="float">
            <text:p>0</text:p>
          </table:table-cell>
          <table:table-cell table:formula="of:=[.G6]/SUM([.$C6:.$J6])" office:value-type="float" office:value="0" calcext:value-type="float">
            <text:p>0</text:p>
          </table:table-cell>
          <table:table-cell table:formula="of:=[.H6]/SUM([.$C6:.$J6])" office:value-type="float" office:value="0" calcext:value-type="float">
            <text:p>0</text:p>
          </table:table-cell>
          <table:table-cell table:formula="of:=[.I6]/SUM([.$C6:.$J6])" office:value-type="float" office:value="0" calcext:value-type="float">
            <text:p>0</text:p>
          </table:table-cell>
          <table:table-cell table:formula="of:=[.J6]/SUM([.$C6:.$J6])" office:value-type="float" office:value="0" calcext:value-type="float">
            <text:p>0</text:p>
          </table:table-cell>
          <table:table-cell office:value-type="float" office:value="997.163860207" calcext:value-type="float">
            <text:p>997.163860207</text:p>
          </table:table-cell>
          <table:table-cell office:value-type="float" office:value="997.163859705" calcext:value-type="float">
            <text:p>997.163859705</text:p>
          </table:table-cell>
          <table:table-cell office:value-type="float" office:value="4.1908836891" calcext:value-type="float">
            <text:p>4.1908836891</text:p>
          </table:table-cell>
          <table:table-cell office:value-type="float" office:value="0.749680949" calcext:value-type="float">
            <text:p>0.74968094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53443238379" calcext:value-type="float">
            <text:p>0.0553443238</text:p>
          </table:table-cell>
          <table:table-cell office:value-type="float" office:value="0.0318859092605" calcext:value-type="float">
            <text:p>0.0318859093</text:p>
          </table:table-cell>
          <table:table-cell office:value-type="float" office:value="0" calcext:value-type="float">
            <text:p>0</text:p>
          </table:table-cell>
          <table:table-cell office:value-type="float" office:value="0.00000547559525775" calcext:value-type="float">
            <text:p>5.47559525775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7]/SUM([.$C7:.$J7])" office:value-type="float" office:value="0.634422814540895" calcext:value-type="float">
            <text:p>0.6344228145</text:p>
          </table:table-cell>
          <table:table-cell table:formula="of:=[.D7]/SUM([.$C7:.$J7])" office:value-type="float" office:value="0.36551441763914" calcext:value-type="float">
            <text:p>0.3655144176</text:p>
          </table:table-cell>
          <table:table-cell table:formula="of:=[.E7]/SUM([.$C7:.$J7])" office:value-type="float" office:value="0" calcext:value-type="float">
            <text:p>0</text:p>
          </table:table-cell>
          <table:table-cell table:formula="of:=[.F7]/SUM([.$C7:.$J7])" office:value-type="float" office:value="0.0000627678199643959" calcext:value-type="float">
            <text:p>6.27678199643959E-05</text:p>
          </table:table-cell>
          <table:table-cell table:formula="of:=[.G7]/SUM([.$C7:.$J7])" office:value-type="float" office:value="0" calcext:value-type="float">
            <text:p>0</text:p>
          </table:table-cell>
          <table:table-cell table:formula="of:=[.H7]/SUM([.$C7:.$J7])" office:value-type="float" office:value="0" calcext:value-type="float">
            <text:p>0</text:p>
          </table:table-cell>
          <table:table-cell table:formula="of:=[.I7]/SUM([.$C7:.$J7])" office:value-type="float" office:value="0" calcext:value-type="float">
            <text:p>0</text:p>
          </table:table-cell>
          <table:table-cell table:formula="of:=[.J7]/SUM([.$C7:.$J7])" office:value-type="float" office:value="0" calcext:value-type="float">
            <text:p>0</text:p>
          </table:table-cell>
          <table:table-cell office:value-type="float" office:value="997.111493215" calcext:value-type="float">
            <text:p>997.111493215</text:p>
          </table:table-cell>
          <table:table-cell office:value-type="float" office:value="997.111492563" calcext:value-type="float">
            <text:p>997.111492563</text:p>
          </table:table-cell>
          <table:table-cell office:value-type="float" office:value="4.15041175965" calcext:value-type="float">
            <text:p>4.1504117597</text:p>
          </table:table-cell>
          <table:table-cell office:value-type="float" office:value="0.749690178163" calcext:value-type="float">
            <text:p>0.74969017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649428199479" calcext:value-type="float">
            <text:p>0.006494282</text:p>
          </table:table-cell>
          <table:table-cell office:value-type="float" office:value="0.00826107546642" calcext:value-type="float">
            <text:p>0.0082610755</text:p>
          </table:table-cell>
          <table:table-cell office:value-type="float" office:value="0" calcext:value-type="float">
            <text:p>0</text:p>
          </table:table-cell>
          <table:table-cell office:value-type="float" office:value="0.000613401814587" calcext:value-type="float">
            <text:p>0.0006134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8]/SUM([.$C8:.$J8])" office:value-type="float" office:value="0.422563843850252" calcext:value-type="float">
            <text:p>0.4225638439</text:p>
          </table:table-cell>
          <table:table-cell table:formula="of:=[.D8]/SUM([.$C8:.$J8])" office:value-type="float" office:value="0.537523902754446" calcext:value-type="float">
            <text:p>0.5375239028</text:p>
          </table:table-cell>
          <table:table-cell table:formula="of:=[.E8]/SUM([.$C8:.$J8])" office:value-type="float" office:value="0" calcext:value-type="float">
            <text:p>0</text:p>
          </table:table-cell>
          <table:table-cell table:formula="of:=[.F8]/SUM([.$C8:.$J8])" office:value-type="float" office:value="0.0399122533953015" calcext:value-type="float">
            <text:p>0.0399122534</text:p>
          </table:table-cell>
          <table:table-cell table:formula="of:=[.G8]/SUM([.$C8:.$J8])" office:value-type="float" office:value="0" calcext:value-type="float">
            <text:p>0</text:p>
          </table:table-cell>
          <table:table-cell table:formula="of:=[.H8]/SUM([.$C8:.$J8])" office:value-type="float" office:value="0" calcext:value-type="float">
            <text:p>0</text:p>
          </table:table-cell>
          <table:table-cell table:formula="of:=[.I8]/SUM([.$C8:.$J8])" office:value-type="float" office:value="0" calcext:value-type="float">
            <text:p>0</text:p>
          </table:table-cell>
          <table:table-cell table:formula="of:=[.J8]/SUM([.$C8:.$J8])" office:value-type="float" office:value="0" calcext:value-type="float">
            <text:p>0</text:p>
          </table:table-cell>
          <table:table-cell office:value-type="float" office:value="997.028876932" calcext:value-type="float">
            <text:p>997.028876932</text:p>
          </table:table-cell>
          <table:table-cell office:value-type="float" office:value="997.028876147" calcext:value-type="float">
            <text:p>997.028876147</text:p>
          </table:table-cell>
          <table:table-cell office:value-type="float" office:value="4.13916311189" calcext:value-type="float">
            <text:p>4.1391631119</text:p>
          </table:table-cell>
          <table:table-cell office:value-type="float" office:value="0.749702918184" calcext:value-type="float">
            <text:p>0.74970291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02918184" calcext:value-type="float">
            <text:p>0.7497029182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74581622057" calcext:value-type="float">
            <text:p>0.0274581622</text:p>
          </table:table-cell>
          <table:table-cell office:value-type="float" office:value="0.0104271482278" calcext:value-type="float">
            <text:p>0.0104271482</text:p>
          </table:table-cell>
          <table:table-cell office:value-type="float" office:value="0" calcext:value-type="float">
            <text:p>0</text:p>
          </table:table-cell>
          <table:table-cell office:value-type="float" office:value="0.00414371949725" calcext:value-type="float">
            <text:p>0.0041437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9]/SUM([.$C9:.$J9])" office:value-type="float" office:value="0.653314203324274" calcext:value-type="float">
            <text:p>0.6533142033</text:p>
          </table:table-cell>
          <table:table-cell table:formula="of:=[.D9]/SUM([.$C9:.$J9])" office:value-type="float" office:value="0.248093954225936" calcext:value-type="float">
            <text:p>0.2480939542</text:p>
          </table:table-cell>
          <table:table-cell table:formula="of:=[.E9]/SUM([.$C9:.$J9])" office:value-type="float" office:value="0" calcext:value-type="float">
            <text:p>0</text:p>
          </table:table-cell>
          <table:table-cell table:formula="of:=[.F9]/SUM([.$C9:.$J9])" office:value-type="float" office:value="0.0985918424497897" calcext:value-type="float">
            <text:p>0.0985918424</text:p>
          </table:table-cell>
          <table:table-cell table:formula="of:=[.G9]/SUM([.$C9:.$J9])" office:value-type="float" office:value="0" calcext:value-type="float">
            <text:p>0</text:p>
          </table:table-cell>
          <table:table-cell table:formula="of:=[.H9]/SUM([.$C9:.$J9])" office:value-type="float" office:value="0" calcext:value-type="float">
            <text:p>0</text:p>
          </table:table-cell>
          <table:table-cell table:formula="of:=[.I9]/SUM([.$C9:.$J9])" office:value-type="float" office:value="0" calcext:value-type="float">
            <text:p>0</text:p>
          </table:table-cell>
          <table:table-cell table:formula="of:=[.J9]/SUM([.$C9:.$J9])" office:value-type="float" office:value="0" calcext:value-type="float">
            <text:p>0</text:p>
          </table:table-cell>
          <table:table-cell office:value-type="float" office:value="996.955952285" calcext:value-type="float">
            <text:p>996.955952285</text:p>
          </table:table-cell>
          <table:table-cell office:value-type="float" office:value="996.955951379" calcext:value-type="float">
            <text:p>996.955951379</text:p>
          </table:table-cell>
          <table:table-cell office:value-type="float" office:value="4.11867271943" calcext:value-type="float">
            <text:p>4.1186727194</text:p>
          </table:table-cell>
          <table:table-cell office:value-type="float" office:value="0.749715485713" calcext:value-type="float">
            <text:p>0.74971548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15485713" calcext:value-type="float">
            <text:p>0.7497154857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01955433612" calcext:value-type="float">
            <text:p>0.0601955434</text:p>
          </table:table-cell>
          <table:table-cell office:value-type="float" office:value="0.0194718661329" calcext:value-type="float">
            <text:p>0.0194718661</text:p>
          </table:table-cell>
          <table:table-cell office:value-type="float" office:value="0.000925578031875" calcext:value-type="float">
            <text:p>0.000925578</text:p>
          </table:table-cell>
          <table:table-cell office:value-type="float" office:value="0.00594302651334" calcext:value-type="float">
            <text:p>0.00594302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0]/SUM([.$C10:.$J10])" office:value-type="float" office:value="0.69561261897101" calcext:value-type="float">
            <text:p>0.695612619</text:p>
          </table:table-cell>
          <table:table-cell table:formula="of:=[.D10]/SUM([.$C10:.$J10])" office:value-type="float" office:value="0.22501459477962" calcext:value-type="float">
            <text:p>0.2250145948</text:p>
          </table:table-cell>
          <table:table-cell table:formula="of:=[.E10]/SUM([.$C10:.$J10])" office:value-type="float" office:value="0.0106958708712247" calcext:value-type="float">
            <text:p>0.0106958709</text:p>
          </table:table-cell>
          <table:table-cell table:formula="of:=[.F10]/SUM([.$C10:.$J10])" office:value-type="float" office:value="0.068676915378145" calcext:value-type="float">
            <text:p>0.0686769154</text:p>
          </table:table-cell>
          <table:table-cell table:formula="of:=[.G10]/SUM([.$C10:.$J10])" office:value-type="float" office:value="0" calcext:value-type="float">
            <text:p>0</text:p>
          </table:table-cell>
          <table:table-cell table:formula="of:=[.H10]/SUM([.$C10:.$J10])" office:value-type="float" office:value="0" calcext:value-type="float">
            <text:p>0</text:p>
          </table:table-cell>
          <table:table-cell table:formula="of:=[.I10]/SUM([.$C10:.$J10])" office:value-type="float" office:value="0" calcext:value-type="float">
            <text:p>0</text:p>
          </table:table-cell>
          <table:table-cell table:formula="of:=[.J10]/SUM([.$C10:.$J10])" office:value-type="float" office:value="0" calcext:value-type="float">
            <text:p>0</text:p>
          </table:table-cell>
          <table:table-cell office:value-type="float" office:value="996.892652834" calcext:value-type="float">
            <text:p>996.892652834</text:p>
          </table:table-cell>
          <table:table-cell office:value-type="float" office:value="996.892651815" calcext:value-type="float">
            <text:p>996.892651815</text:p>
          </table:table-cell>
          <table:table-cell office:value-type="float" office:value="4.08915978499" calcext:value-type="float">
            <text:p>4.089159785</text:p>
          </table:table-cell>
          <table:table-cell office:value-type="float" office:value="0.749727089408" calcext:value-type="float">
            <text:p>0.749727089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27089408" calcext:value-type="float">
            <text:p>0.749727089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667049061695" calcext:value-type="float">
            <text:p>0.0667049062</text:p>
          </table:table-cell>
          <table:table-cell office:value-type="float" office:value="0.0202254437484" calcext:value-type="float">
            <text:p>0.0202254437</text:p>
          </table:table-cell>
          <table:table-cell office:value-type="float" office:value="0.00113787785026" calcext:value-type="float">
            <text:p>0.0011378779</text:p>
          </table:table-cell>
          <table:table-cell office:value-type="float" office:value="0.000680323307124" calcext:value-type="float">
            <text:p>0.00068032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1]/SUM([.$C11:.$J11])" office:value-type="float" office:value="0.751616847388475" calcext:value-type="float">
            <text:p>0.7516168474</text:p>
          </table:table-cell>
          <table:table-cell table:formula="of:=[.D11]/SUM([.$C11:.$J11])" office:value-type="float" office:value="0.227896044536469" calcext:value-type="float">
            <text:p>0.2278960445</text:p>
          </table:table-cell>
          <table:table-cell table:formula="of:=[.E11]/SUM([.$C11:.$J11])" office:value-type="float" office:value="0.0128213681967017" calcext:value-type="float">
            <text:p>0.0128213682</text:p>
          </table:table-cell>
          <table:table-cell table:formula="of:=[.F11]/SUM([.$C11:.$J11])" office:value-type="float" office:value="0.00766573987835466" calcext:value-type="float">
            <text:p>0.0076657399</text:p>
          </table:table-cell>
          <table:table-cell table:formula="of:=[.G11]/SUM([.$C11:.$J11])" office:value-type="float" office:value="0" calcext:value-type="float">
            <text:p>0</text:p>
          </table:table-cell>
          <table:table-cell table:formula="of:=[.H11]/SUM([.$C11:.$J11])" office:value-type="float" office:value="0" calcext:value-type="float">
            <text:p>0</text:p>
          </table:table-cell>
          <table:table-cell table:formula="of:=[.I11]/SUM([.$C11:.$J11])" office:value-type="float" office:value="0" calcext:value-type="float">
            <text:p>0</text:p>
          </table:table-cell>
          <table:table-cell table:formula="of:=[.J11]/SUM([.$C11:.$J11])" office:value-type="float" office:value="0" calcext:value-type="float">
            <text:p>0</text:p>
          </table:table-cell>
          <table:table-cell office:value-type="float" office:value="996.844484727" calcext:value-type="float">
            <text:p>996.844484727</text:p>
          </table:table-cell>
          <table:table-cell office:value-type="float" office:value="996.844483592" calcext:value-type="float">
            <text:p>996.844483592</text:p>
          </table:table-cell>
          <table:table-cell office:value-type="float" office:value="4.04567213755" calcext:value-type="float">
            <text:p>4.0456721376</text:p>
          </table:table-cell>
          <table:table-cell office:value-type="float" office:value="0.749734822506" calcext:value-type="float">
            <text:p>0.749734822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34822506" calcext:value-type="float">
            <text:p>0.7497348225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772283602222" calcext:value-type="float">
            <text:p>0.0772283602</text:p>
          </table:table-cell>
          <table:table-cell office:value-type="float" office:value="0.0443223104412" calcext:value-type="float">
            <text:p>0.0443223104</text:p>
          </table:table-cell>
          <table:table-cell office:value-type="float" office:value="0.00225044117224" calcext:value-type="float">
            <text:p>0.0022504412</text:p>
          </table:table-cell>
          <table:table-cell office:value-type="float" office:value="0.00251339936707" calcext:value-type="float">
            <text:p>0.0025133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2]/SUM([.$C12:.$J12])" office:value-type="float" office:value="0.611397372216907" calcext:value-type="float">
            <text:p>0.6113973722</text:p>
          </table:table-cell>
          <table:table-cell table:formula="of:=[.D12]/SUM([.$C12:.$J12])" office:value-type="float" office:value="0.350888508526715" calcext:value-type="float">
            <text:p>0.3508885085</text:p>
          </table:table-cell>
          <table:table-cell table:formula="of:=[.E12]/SUM([.$C12:.$J12])" office:value-type="float" office:value="0.0178161729069155" calcext:value-type="float">
            <text:p>0.0178161729</text:p>
          </table:table-cell>
          <table:table-cell table:formula="of:=[.F12]/SUM([.$C12:.$J12])" office:value-type="float" office:value="0.0198979463494617" calcext:value-type="float">
            <text:p>0.0198979463</text:p>
          </table:table-cell>
          <table:table-cell table:formula="of:=[.G12]/SUM([.$C12:.$J12])" office:value-type="float" office:value="0" calcext:value-type="float">
            <text:p>0</text:p>
          </table:table-cell>
          <table:table-cell table:formula="of:=[.H12]/SUM([.$C12:.$J12])" office:value-type="float" office:value="0" calcext:value-type="float">
            <text:p>0</text:p>
          </table:table-cell>
          <table:table-cell table:formula="of:=[.I12]/SUM([.$C12:.$J12])" office:value-type="float" office:value="0" calcext:value-type="float">
            <text:p>0</text:p>
          </table:table-cell>
          <table:table-cell table:formula="of:=[.J12]/SUM([.$C12:.$J12])" office:value-type="float" office:value="0" calcext:value-type="float">
            <text:p>0</text:p>
          </table:table-cell>
          <table:table-cell office:value-type="float" office:value="996.78159064" calcext:value-type="float">
            <text:p>996.78159064</text:p>
          </table:table-cell>
          <table:table-cell office:value-type="float" office:value="996.78158941" calcext:value-type="float">
            <text:p>996.78158941</text:p>
          </table:table-cell>
          <table:table-cell office:value-type="float" office:value="4.01623603106" calcext:value-type="float">
            <text:p>4.0162360311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27817989865" calcext:value-type="float">
            <text:p>0.052781799</text:p>
          </table:table-cell>
          <table:table-cell office:value-type="float" office:value="0.0494843044149" calcext:value-type="float">
            <text:p>0.0494843044</text:p>
          </table:table-cell>
          <table:table-cell office:value-type="float" office:value="0.0075803807662" calcext:value-type="float">
            <text:p>0.0075803808</text:p>
          </table:table-cell>
          <table:table-cell office:value-type="float" office:value="0.000164392188213" calcext:value-type="float">
            <text:p>0.00016439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3]/SUM([.$C13:.$J13])" office:value-type="float" office:value="0.479787096830185" calcext:value-type="float">
            <text:p>0.4797870968</text:p>
          </table:table-cell>
          <table:table-cell table:formula="of:=[.D13]/SUM([.$C13:.$J13])" office:value-type="float" office:value="0.449812837185759" calcext:value-type="float">
            <text:p>0.4498128372</text:p>
          </table:table-cell>
          <table:table-cell table:formula="of:=[.E13]/SUM([.$C13:.$J13])" office:value-type="float" office:value="0.0689057392987439" calcext:value-type="float">
            <text:p>0.0689057393</text:p>
          </table:table-cell>
          <table:table-cell table:formula="of:=[.F13]/SUM([.$C13:.$J13])" office:value-type="float" office:value="0.00149432668531154" calcext:value-type="float">
            <text:p>0.0014943267</text:p>
          </table:table-cell>
          <table:table-cell table:formula="of:=[.G13]/SUM([.$C13:.$J13])" office:value-type="float" office:value="0" calcext:value-type="float">
            <text:p>0</text:p>
          </table:table-cell>
          <table:table-cell table:formula="of:=[.H13]/SUM([.$C13:.$J13])" office:value-type="float" office:value="0" calcext:value-type="float">
            <text:p>0</text:p>
          </table:table-cell>
          <table:table-cell table:formula="of:=[.I13]/SUM([.$C13:.$J13])" office:value-type="float" office:value="0" calcext:value-type="float">
            <text:p>0</text:p>
          </table:table-cell>
          <table:table-cell table:formula="of:=[.J13]/SUM([.$C13:.$J13])" office:value-type="float" office:value="0" calcext:value-type="float">
            <text:p>0</text:p>
          </table:table-cell>
          <table:table-cell office:value-type="float" office:value="996.741453473" calcext:value-type="float">
            <text:p>996.741453473</text:p>
          </table:table-cell>
          <table:table-cell office:value-type="float" office:value="996.741452102" calcext:value-type="float">
            <text:p>996.741452102</text:p>
          </table:table-cell>
          <table:table-cell office:value-type="float" office:value="3.96667790544" calcext:value-type="float">
            <text:p>3.9666779054</text:p>
          </table:table-cell>
          <table:table-cell office:value-type="float" office:value="0.749745309522" calcext:value-type="float">
            <text:p>0.749745309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782423162695" calcext:value-type="float">
            <text:p>0.0782423163</text:p>
          </table:table-cell>
          <table:table-cell office:value-type="float" office:value="0.0773195142942" calcext:value-type="float">
            <text:p>0.0773195143</text:p>
          </table:table-cell>
          <table:table-cell office:value-type="float" office:value="0.0041173912215" calcext:value-type="float">
            <text:p>0.0041173912</text:p>
          </table:table-cell>
          <table:table-cell office:value-type="float" office:value="0.00772565045568" calcext:value-type="float">
            <text:p>0.00772565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4]/SUM([.$C14:.$J14])" office:value-type="float" office:value="0.467383745897889" calcext:value-type="float">
            <text:p>0.4673837459</text:p>
          </table:table-cell>
          <table:table-cell table:formula="of:=[.D14]/SUM([.$C14:.$J14])" office:value-type="float" office:value="0.461871349735535" calcext:value-type="float">
            <text:p>0.4618713497</text:p>
          </table:table-cell>
          <table:table-cell table:formula="of:=[.E14]/SUM([.$C14:.$J14])" office:value-type="float" office:value="0.0245954085229697" calcext:value-type="float">
            <text:p>0.0245954085</text:p>
          </table:table-cell>
          <table:table-cell table:formula="of:=[.F14]/SUM([.$C14:.$J14])" office:value-type="float" office:value="0.0461494958436067" calcext:value-type="float">
            <text:p>0.0461494958</text:p>
          </table:table-cell>
          <table:table-cell table:formula="of:=[.G14]/SUM([.$C14:.$J14])" office:value-type="float" office:value="0" calcext:value-type="float">
            <text:p>0</text:p>
          </table:table-cell>
          <table:table-cell table:formula="of:=[.H14]/SUM([.$C14:.$J14])" office:value-type="float" office:value="0" calcext:value-type="float">
            <text:p>0</text:p>
          </table:table-cell>
          <table:table-cell table:formula="of:=[.I14]/SUM([.$C14:.$J14])" office:value-type="float" office:value="0" calcext:value-type="float">
            <text:p>0</text:p>
          </table:table-cell>
          <table:table-cell table:formula="of:=[.J14]/SUM([.$C14:.$J14])" office:value-type="float" office:value="0" calcext:value-type="float">
            <text:p>0</text:p>
          </table:table-cell>
          <table:table-cell office:value-type="float" office:value="996.678524857" calcext:value-type="float">
            <text:p>996.678524857</text:p>
          </table:table-cell>
          <table:table-cell office:value-type="float" office:value="996.678523407" calcext:value-type="float">
            <text:p>996.678523407</text:p>
          </table:table-cell>
          <table:table-cell office:value-type="float" office:value="3.93751770501" calcext:value-type="float">
            <text:p>3.937517705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585559560253" calcext:value-type="float">
            <text:p>0.0058555956</text:p>
          </table:table-cell>
          <table:table-cell office:value-type="float" office:value="0.00894981691774" calcext:value-type="float">
            <text:p>0.0089498169</text:p>
          </table:table-cell>
          <table:table-cell office:value-type="float" office:value="0.00969166940109" calcext:value-type="float">
            <text:p>0.0096916694</text:p>
          </table:table-cell>
          <table:table-cell office:value-type="float" office:value="0.0129819389724" calcext:value-type="float">
            <text:p>0.0129819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5]/SUM([.$C15:.$J15])" office:value-type="float" office:value="0.156236621525642" calcext:value-type="float">
            <text:p>0.1562366215</text:p>
          </table:table-cell>
          <table:table-cell table:formula="of:=[.D15]/SUM([.$C15:.$J15])" office:value-type="float" office:value="0.238795376835207" calcext:value-type="float">
            <text:p>0.2387953768</text:p>
          </table:table-cell>
          <table:table-cell table:formula="of:=[.E15]/SUM([.$C15:.$J15])" office:value-type="float" office:value="0.258589183227665" calcext:value-type="float">
            <text:p>0.2585891832</text:p>
          </table:table-cell>
          <table:table-cell table:formula="of:=[.F15]/SUM([.$C15:.$J15])" office:value-type="float" office:value="0.346378818411486" calcext:value-type="float">
            <text:p>0.3463788184</text:p>
          </table:table-cell>
          <table:table-cell table:formula="of:=[.G15]/SUM([.$C15:.$J15])" office:value-type="float" office:value="0" calcext:value-type="float">
            <text:p>0</text:p>
          </table:table-cell>
          <table:table-cell table:formula="of:=[.H15]/SUM([.$C15:.$J15])" office:value-type="float" office:value="0" calcext:value-type="float">
            <text:p>0</text:p>
          </table:table-cell>
          <table:table-cell table:formula="of:=[.I15]/SUM([.$C15:.$J15])" office:value-type="float" office:value="0" calcext:value-type="float">
            <text:p>0</text:p>
          </table:table-cell>
          <table:table-cell table:formula="of:=[.J15]/SUM([.$C15:.$J15])" office:value-type="float" office:value="0" calcext:value-type="float">
            <text:p>0</text:p>
          </table:table-cell>
          <table:table-cell office:value-type="float" office:value="996.600999689" calcext:value-type="float">
            <text:p>996.600999689</text:p>
          </table:table-cell>
          <table:table-cell office:value-type="float" office:value="996.600998037" calcext:value-type="float">
            <text:p>996.600998037</text:p>
          </table:table-cell>
          <table:table-cell office:value-type="float" office:value="3.92745312937" calcext:value-type="float">
            <text:p>3.9274531294</text:p>
          </table:table-cell>
          <table:table-cell office:value-type="float" office:value="0.749744110122" calcext:value-type="float">
            <text:p>0.749744110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96938340346" calcext:value-type="float">
            <text:p>0.079693834</text:p>
          </table:table-cell>
          <table:table-cell office:value-type="float" office:value="0.00631275823741" calcext:value-type="float">
            <text:p>0.0063127582</text:p>
          </table:table-cell>
          <table:table-cell office:value-type="float" office:value="0.000204052444143" calcext:value-type="float">
            <text:p>0.0002040524</text:p>
          </table:table-cell>
          <table:table-cell office:value-type="float" office:value="0.0000514086280723" calcext:value-type="float">
            <text:p>5.14086280723E-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6]/SUM([.$C16:.$J16])" office:value-type="float" office:value="0.923857373491736" calcext:value-type="float">
            <text:p>0.9238573735</text:p>
          </table:table-cell>
          <table:table-cell table:formula="of:=[.D16]/SUM([.$C16:.$J16])" office:value-type="float" office:value="0.0731811728642627" calcext:value-type="float">
            <text:p>0.0731811729</text:p>
          </table:table-cell>
          <table:table-cell table:formula="of:=[.E16]/SUM([.$C16:.$J16])" office:value-type="float" office:value="0.00236549486399004" calcext:value-type="float">
            <text:p>0.0023654949</text:p>
          </table:table-cell>
          <table:table-cell table:formula="of:=[.F16]/SUM([.$C16:.$J16])" office:value-type="float" office:value="0.000595958780011367" calcext:value-type="float">
            <text:p>0.0005959588</text:p>
          </table:table-cell>
          <table:table-cell table:formula="of:=[.G16]/SUM([.$C16:.$J16])" office:value-type="float" office:value="0" calcext:value-type="float">
            <text:p>0</text:p>
          </table:table-cell>
          <table:table-cell table:formula="of:=[.H16]/SUM([.$C16:.$J16])" office:value-type="float" office:value="0" calcext:value-type="float">
            <text:p>0</text:p>
          </table:table-cell>
          <table:table-cell table:formula="of:=[.I16]/SUM([.$C16:.$J16])" office:value-type="float" office:value="0" calcext:value-type="float">
            <text:p>0</text:p>
          </table:table-cell>
          <table:table-cell table:formula="of:=[.J16]/SUM([.$C16:.$J16])" office:value-type="float" office:value="0" calcext:value-type="float">
            <text:p>0</text:p>
          </table:table-cell>
          <table:table-cell office:value-type="float" office:value="996.552599799" calcext:value-type="float">
            <text:p>996.552599799</text:p>
          </table:table-cell>
          <table:table-cell office:value-type="float" office:value="996.552597963" calcext:value-type="float">
            <text:p>996.552597963</text:p>
          </table:table-cell>
          <table:table-cell office:value-type="float" office:value="3.88762980186" calcext:value-type="float">
            <text:p>3.8876298019</text:p>
          </table:table-cell>
          <table:table-cell office:value-type="float" office:value="0.749736275372" calcext:value-type="float">
            <text:p>0.74973627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9997023279" calcext:value-type="float">
            <text:p>0.0799970233</text:p>
          </table:table-cell>
          <table:table-cell office:value-type="float" office:value="0.0109264445473" calcext:value-type="float">
            <text:p>0.0109264445</text:p>
          </table:table-cell>
          <table:table-cell office:value-type="float" office:value="0.0000743892673278" calcext:value-type="float">
            <text:p>7.43892673278E-05</text:p>
          </table:table-cell>
          <table:table-cell office:value-type="float" office:value="0.000104751774446" calcext:value-type="float">
            <text:p>0.00010475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7]/SUM([.$C17:.$J17])" office:value-type="float" office:value="0.878098050900432" calcext:value-type="float">
            <text:p>0.8780980509</text:p>
          </table:table-cell>
          <table:table-cell table:formula="of:=[.D17]/SUM([.$C17:.$J17])" office:value-type="float" office:value="0.119935583437821" calcext:value-type="float">
            <text:p>0.1199355834</text:p>
          </table:table-cell>
          <table:table-cell table:formula="of:=[.E17]/SUM([.$C17:.$J17])" office:value-type="float" office:value="0.000816543765892846" calcext:value-type="float">
            <text:p>0.0008165438</text:p>
          </table:table-cell>
          <table:table-cell table:formula="of:=[.F17]/SUM([.$C17:.$J17])" office:value-type="float" office:value="0.00114982189585472" calcext:value-type="float">
            <text:p>0.0011498219</text:p>
          </table:table-cell>
          <table:table-cell table:formula="of:=[.G17]/SUM([.$C17:.$J17])" office:value-type="float" office:value="0" calcext:value-type="float">
            <text:p>0</text:p>
          </table:table-cell>
          <table:table-cell table:formula="of:=[.H17]/SUM([.$C17:.$J17])" office:value-type="float" office:value="0" calcext:value-type="float">
            <text:p>0</text:p>
          </table:table-cell>
          <table:table-cell table:formula="of:=[.I17]/SUM([.$C17:.$J17])" office:value-type="float" office:value="0" calcext:value-type="float">
            <text:p>0</text:p>
          </table:table-cell>
          <table:table-cell table:formula="of:=[.J17]/SUM([.$C17:.$J17])" office:value-type="float" office:value="0" calcext:value-type="float">
            <text:p>0</text:p>
          </table:table-cell>
          <table:table-cell office:value-type="float" office:value="996.500924274" calcext:value-type="float">
            <text:p>996.500924274</text:p>
          </table:table-cell>
          <table:table-cell office:value-type="float" office:value="996.500922239" calcext:value-type="float">
            <text:p>996.500922239</text:p>
          </table:table-cell>
          <table:table-cell office:value-type="float" office:value="3.8515622033" calcext:value-type="float">
            <text:p>3.8515622033</text:p>
          </table:table-cell>
          <table:table-cell office:value-type="float" office:value="0.749727251752" calcext:value-type="float">
            <text:p>0.74972725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779871220016" calcext:value-type="float">
            <text:p>0.077987122</text:p>
          </table:table-cell>
          <table:table-cell office:value-type="float" office:value="0.000364834071718" calcext:value-type="float">
            <text:p>0.0003648341</text:p>
          </table:table-cell>
          <table:table-cell office:value-type="float" office:value="0" calcext:value-type="float">
            <text:p>0</text:p>
          </table:table-cell>
          <table:table-cell office:value-type="float" office:value="0.000277687908172" calcext:value-type="float">
            <text:p>0.000277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8]/SUM([.$C18:.$J18])" office:value-type="float" office:value="0.991828501982773" calcext:value-type="float">
            <text:p>0.991828502</text:p>
          </table:table-cell>
          <table:table-cell table:formula="of:=[.D18]/SUM([.$C18:.$J18])" office:value-type="float" office:value="0.00463990491682609" calcext:value-type="float">
            <text:p>0.0046399049</text:p>
          </table:table-cell>
          <table:table-cell table:formula="of:=[.E18]/SUM([.$C18:.$J18])" office:value-type="float" office:value="0" calcext:value-type="float">
            <text:p>0</text:p>
          </table:table-cell>
          <table:table-cell table:formula="of:=[.F18]/SUM([.$C18:.$J18])" office:value-type="float" office:value="0.00353159310040078" calcext:value-type="float">
            <text:p>0.0035315931</text:p>
          </table:table-cell>
          <table:table-cell table:formula="of:=[.G18]/SUM([.$C18:.$J18])" office:value-type="float" office:value="0" calcext:value-type="float">
            <text:p>0</text:p>
          </table:table-cell>
          <table:table-cell table:formula="of:=[.H18]/SUM([.$C18:.$J18])" office:value-type="float" office:value="0" calcext:value-type="float">
            <text:p>0</text:p>
          </table:table-cell>
          <table:table-cell table:formula="of:=[.I18]/SUM([.$C18:.$J18])" office:value-type="float" office:value="0" calcext:value-type="float">
            <text:p>0</text:p>
          </table:table-cell>
          <table:table-cell table:formula="of:=[.J18]/SUM([.$C18:.$J18])" office:value-type="float" office:value="0" calcext:value-type="float">
            <text:p>0</text:p>
          </table:table-cell>
          <table:table-cell office:value-type="float" office:value="996.455839385" calcext:value-type="float">
            <text:p>996.455839385</text:p>
          </table:table-cell>
          <table:table-cell office:value-type="float" office:value="996.455837162" calcext:value-type="float">
            <text:p>996.455837162</text:p>
          </table:table-cell>
          <table:table-cell office:value-type="float" office:value="3.80842241805" calcext:value-type="float">
            <text:p>3.8084224181</text:p>
          </table:table-cell>
          <table:table-cell office:value-type="float" office:value="0.749721014824" calcext:value-type="float">
            <text:p>0.74972101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787105571229" calcext:value-type="float">
            <text:p>0.0787105571</text:p>
          </table:table-cell>
          <table:table-cell office:value-type="float" office:value="0.00492293442616" calcext:value-type="float">
            <text:p>0.0049229344</text:p>
          </table:table-cell>
          <table:table-cell office:value-type="float" office:value="0" calcext:value-type="float">
            <text:p>0</text:p>
          </table:table-cell>
          <table:table-cell office:value-type="float" office:value="0.000102443722398" calcext:value-type="float">
            <text:p>0.00010244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9]/SUM([.$C19:.$J19])" office:value-type="float" office:value="0.939985406119051" calcext:value-type="float">
            <text:p>0.9399854061</text:p>
          </table:table-cell>
          <table:table-cell table:formula="of:=[.D19]/SUM([.$C19:.$J19])" office:value-type="float" office:value="0.0587911797987407" calcext:value-type="float">
            <text:p>0.0587911798</text:p>
          </table:table-cell>
          <table:table-cell table:formula="of:=[.E19]/SUM([.$C19:.$J19])" office:value-type="float" office:value="0" calcext:value-type="float">
            <text:p>0</text:p>
          </table:table-cell>
          <table:table-cell table:formula="of:=[.F19]/SUM([.$C19:.$J19])" office:value-type="float" office:value="0.00122341408220849" calcext:value-type="float">
            <text:p>0.0012234141</text:p>
          </table:table-cell>
          <table:table-cell table:formula="of:=[.G19]/SUM([.$C19:.$J19])" office:value-type="float" office:value="0" calcext:value-type="float">
            <text:p>0</text:p>
          </table:table-cell>
          <table:table-cell table:formula="of:=[.H19]/SUM([.$C19:.$J19])" office:value-type="float" office:value="0" calcext:value-type="float">
            <text:p>0</text:p>
          </table:table-cell>
          <table:table-cell table:formula="of:=[.I19]/SUM([.$C19:.$J19])" office:value-type="float" office:value="0" calcext:value-type="float">
            <text:p>0</text:p>
          </table:table-cell>
          <table:table-cell table:formula="of:=[.J19]/SUM([.$C19:.$J19])" office:value-type="float" office:value="0" calcext:value-type="float">
            <text:p>0</text:p>
          </table:table-cell>
          <table:table-cell office:value-type="float" office:value="996.411330473" calcext:value-type="float">
            <text:p>996.411330473</text:p>
          </table:table-cell>
          <table:table-cell office:value-type="float" office:value="996.411328059" calcext:value-type="float">
            <text:p>996.411328059</text:p>
          </table:table-cell>
          <table:table-cell office:value-type="float" office:value="3.76475374756" calcext:value-type="float">
            <text:p>3.7647537476</text:p>
          </table:table-cell>
          <table:table-cell office:value-type="float" office:value="0.749715118588" calcext:value-type="float">
            <text:p>0.74971511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76592684762" calcext:value-type="float">
            <text:p>0.0765926848</text:p>
          </table:table-cell>
          <table:table-cell office:value-type="float" office:value="0.0022519375863" calcext:value-type="float">
            <text:p>0.0022519376</text:p>
          </table:table-cell>
          <table:table-cell office:value-type="float" office:value="0" calcext:value-type="float">
            <text:p>0</text:p>
          </table:table-cell>
          <table:table-cell office:value-type="float" office:value="0.0002505618067" calcext:value-type="float">
            <text:p>0.00025056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0]/SUM([.$C20:.$J20])" office:value-type="float" office:value="0.968360913249839" calcext:value-type="float">
            <text:p>0.9683609132</text:p>
          </table:table-cell>
          <table:table-cell table:formula="of:=[.D20]/SUM([.$C20:.$J20])" office:value-type="float" office:value="0.0284712351372362" calcext:value-type="float">
            <text:p>0.0284712351</text:p>
          </table:table-cell>
          <table:table-cell table:formula="of:=[.E20]/SUM([.$C20:.$J20])" office:value-type="float" office:value="0" calcext:value-type="float">
            <text:p>0</text:p>
          </table:table-cell>
          <table:table-cell table:formula="of:=[.F20]/SUM([.$C20:.$J20])" office:value-type="float" office:value="0.00316785161292479" calcext:value-type="float">
            <text:p>0.0031678516</text:p>
          </table:table-cell>
          <table:table-cell table:formula="of:=[.G20]/SUM([.$C20:.$J20])" office:value-type="float" office:value="0" calcext:value-type="float">
            <text:p>0</text:p>
          </table:table-cell>
          <table:table-cell table:formula="of:=[.H20]/SUM([.$C20:.$J20])" office:value-type="float" office:value="0" calcext:value-type="float">
            <text:p>0</text:p>
          </table:table-cell>
          <table:table-cell table:formula="of:=[.I20]/SUM([.$C20:.$J20])" office:value-type="float" office:value="0" calcext:value-type="float">
            <text:p>0</text:p>
          </table:table-cell>
          <table:table-cell table:formula="of:=[.J20]/SUM([.$C20:.$J20])" office:value-type="float" office:value="0" calcext:value-type="float">
            <text:p>0</text:p>
          </table:table-cell>
          <table:table-cell office:value-type="float" office:value="996.368794962" calcext:value-type="float">
            <text:p>996.368794962</text:p>
          </table:table-cell>
          <table:table-cell office:value-type="float" office:value="996.368792361" calcext:value-type="float">
            <text:p>996.368792361</text:p>
          </table:table-cell>
          <table:table-cell office:value-type="float" office:value="3.71882426044" calcext:value-type="float">
            <text:p>3.7188242604</text:p>
          </table:table-cell>
          <table:table-cell office:value-type="float" office:value="0.749710638574" calcext:value-type="float">
            <text:p>0.74971063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664212507917" calcext:value-type="float">
            <text:p>0.0664212508</text:p>
          </table:table-cell>
          <table:table-cell office:value-type="float" office:value="0.0028598177701" calcext:value-type="float">
            <text:p>0.0028598178</text:p>
          </table:table-cell>
          <table:table-cell office:value-type="float" office:value="0" calcext:value-type="float">
            <text:p>0</text:p>
          </table:table-cell>
          <table:table-cell office:value-type="float" office:value="0.000376765952673" calcext:value-type="float">
            <text:p>0.0003767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1]/SUM([.$C21:.$J21])" office:value-type="float" office:value="0.95353596985418" calcext:value-type="float">
            <text:p>0.9535359699</text:p>
          </table:table-cell>
          <table:table-cell table:formula="of:=[.D21]/SUM([.$C21:.$J21])" office:value-type="float" office:value="0.0410552207089614" calcext:value-type="float">
            <text:p>0.0410552207</text:p>
          </table:table-cell>
          <table:table-cell table:formula="of:=[.E21]/SUM([.$C21:.$J21])" office:value-type="float" office:value="0" calcext:value-type="float">
            <text:p>0</text:p>
          </table:table-cell>
          <table:table-cell table:formula="of:=[.F21]/SUM([.$C21:.$J21])" office:value-type="float" office:value="0.00540880943685837" calcext:value-type="float">
            <text:p>0.0054088094</text:p>
          </table:table-cell>
          <table:table-cell table:formula="of:=[.G21]/SUM([.$C21:.$J21])" office:value-type="float" office:value="0" calcext:value-type="float">
            <text:p>0</text:p>
          </table:table-cell>
          <table:table-cell table:formula="of:=[.H21]/SUM([.$C21:.$J21])" office:value-type="float" office:value="0" calcext:value-type="float">
            <text:p>0</text:p>
          </table:table-cell>
          <table:table-cell table:formula="of:=[.I21]/SUM([.$C21:.$J21])" office:value-type="float" office:value="0" calcext:value-type="float">
            <text:p>0</text:p>
          </table:table-cell>
          <table:table-cell table:formula="of:=[.J21]/SUM([.$C21:.$J21])" office:value-type="float" office:value="0" calcext:value-type="float">
            <text:p>0</text:p>
          </table:table-cell>
          <table:table-cell office:value-type="float" office:value="996.32686969" calcext:value-type="float">
            <text:p>996.32686969</text:p>
          </table:table-cell>
          <table:table-cell office:value-type="float" office:value="996.326866903" calcext:value-type="float">
            <text:p>996.326866903</text:p>
          </table:table-cell>
          <table:table-cell office:value-type="float" office:value="3.67220194121" calcext:value-type="float">
            <text:p>3.6722019412</text:p>
          </table:table-cell>
          <table:table-cell office:value-type="float" office:value="0.749706718695" calcext:value-type="float">
            <text:p>0.74970671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705069325209" calcext:value-type="float">
            <text:p>0.0705069325</text:p>
          </table:table-cell>
          <table:table-cell office:value-type="float" office:value="0.000933570074671" calcext:value-type="float">
            <text:p>0.0009335701</text:p>
          </table:table-cell>
          <table:table-cell office:value-type="float" office:value="0" calcext:value-type="float">
            <text:p>0</text:p>
          </table:table-cell>
          <table:table-cell office:value-type="float" office:value="0.000319709409273" calcext:value-type="float">
            <text:p>0.00031970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2]/SUM([.$C22:.$J22])" office:value-type="float" office:value="0.982535175845643" calcext:value-type="float">
            <text:p>0.9825351758</text:p>
          </table:table-cell>
          <table:table-cell table:formula="of:=[.D22]/SUM([.$C22:.$J22])" office:value-type="float" office:value="0.0130095779902097" calcext:value-type="float">
            <text:p>0.013009578</text:p>
          </table:table-cell>
          <table:table-cell table:formula="of:=[.E22]/SUM([.$C22:.$J22])" office:value-type="float" office:value="0" calcext:value-type="float">
            <text:p>0</text:p>
          </table:table-cell>
          <table:table-cell table:formula="of:=[.F22]/SUM([.$C22:.$J22])" office:value-type="float" office:value="0.0044552461641476" calcext:value-type="float">
            <text:p>0.0044552462</text:p>
          </table:table-cell>
          <table:table-cell table:formula="of:=[.G22]/SUM([.$C22:.$J22])" office:value-type="float" office:value="0" calcext:value-type="float">
            <text:p>0</text:p>
          </table:table-cell>
          <table:table-cell table:formula="of:=[.H22]/SUM([.$C22:.$J22])" office:value-type="float" office:value="0" calcext:value-type="float">
            <text:p>0</text:p>
          </table:table-cell>
          <table:table-cell table:formula="of:=[.I22]/SUM([.$C22:.$J22])" office:value-type="float" office:value="0" calcext:value-type="float">
            <text:p>0</text:p>
          </table:table-cell>
          <table:table-cell table:formula="of:=[.J22]/SUM([.$C22:.$J22])" office:value-type="float" office:value="0" calcext:value-type="float">
            <text:p>0</text:p>
          </table:table-cell>
          <table:table-cell office:value-type="float" office:value="996.285538989" calcext:value-type="float">
            <text:p>996.285538989</text:p>
          </table:table-cell>
          <table:table-cell office:value-type="float" office:value="996.285536019" calcext:value-type="float">
            <text:p>996.285536019</text:p>
          </table:table-cell>
          <table:table-cell office:value-type="float" office:value="3.62485307178" calcext:value-type="float">
            <text:p>3.6248530718</text:p>
          </table:table-cell>
          <table:table-cell office:value-type="float" office:value="0.749703446616" calcext:value-type="float">
            <text:p>0.749703446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700274325994" calcext:value-type="float">
            <text:p>0.0700274326</text:p>
          </table:table-cell>
          <table:table-cell office:value-type="float" office:value="0.00183305717578" calcext:value-type="float">
            <text:p>0.0018330572</text:p>
          </table:table-cell>
          <table:table-cell office:value-type="float" office:value="0" calcext:value-type="float">
            <text:p>0</text:p>
          </table:table-cell>
          <table:table-cell office:value-type="float" office:value="0.000312220692596" calcext:value-type="float">
            <text:p>0.00031222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3]/SUM([.$C23:.$J23])" office:value-type="float" office:value="0.970275775227621" calcext:value-type="float">
            <text:p>0.9702757752</text:p>
          </table:table-cell>
          <table:table-cell table:formula="of:=[.D23]/SUM([.$C23:.$J23])" office:value-type="float" office:value="0.0253982033361271" calcext:value-type="float">
            <text:p>0.0253982033</text:p>
          </table:table-cell>
          <table:table-cell table:formula="of:=[.E23]/SUM([.$C23:.$J23])" office:value-type="float" office:value="0" calcext:value-type="float">
            <text:p>0</text:p>
          </table:table-cell>
          <table:table-cell table:formula="of:=[.F23]/SUM([.$C23:.$J23])" office:value-type="float" office:value="0.00432602143625189" calcext:value-type="float">
            <text:p>0.0043260214</text:p>
          </table:table-cell>
          <table:table-cell table:formula="of:=[.G23]/SUM([.$C23:.$J23])" office:value-type="float" office:value="0" calcext:value-type="float">
            <text:p>0</text:p>
          </table:table-cell>
          <table:table-cell table:formula="of:=[.H23]/SUM([.$C23:.$J23])" office:value-type="float" office:value="0" calcext:value-type="float">
            <text:p>0</text:p>
          </table:table-cell>
          <table:table-cell table:formula="of:=[.I23]/SUM([.$C23:.$J23])" office:value-type="float" office:value="0" calcext:value-type="float">
            <text:p>0</text:p>
          </table:table-cell>
          <table:table-cell table:formula="of:=[.J23]/SUM([.$C23:.$J23])" office:value-type="float" office:value="0" calcext:value-type="float">
            <text:p>0</text:p>
          </table:table-cell>
          <table:table-cell office:value-type="float" office:value="1.88490042685" calcext:value-type="float">
            <text:p>1.8849004269</text:p>
          </table:table-cell>
          <table:table-cell office:value-type="float" office:value="1.68505157954" calcext:value-type="float">
            <text:p>1.6850515795</text:p>
          </table:table-cell>
          <table:table-cell office:value-type="float" office:value="1.31484083088" calcext:value-type="float">
            <text:p>1.3148408309</text:p>
          </table:table-cell>
          <table:table-cell office:value-type="float" office:value="0.316419282337" calcext:value-type="float">
            <text:p>0.316419282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689022856758" calcext:value-type="float">
            <text:p>0.0689022857</text:p>
          </table:table-cell>
          <table:table-cell office:value-type="float" office:value="0.00156266334179" calcext:value-type="float">
            <text:p>0.0015626633</text:p>
          </table:table-cell>
          <table:table-cell office:value-type="float" office:value="0" calcext:value-type="float">
            <text:p>0</text:p>
          </table:table-cell>
          <table:table-cell office:value-type="float" office:value="0.000351002657627" calcext:value-type="float">
            <text:p>0.000351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4]/SUM([.$C24:.$J24])" office:value-type="float" office:value="0.972976907686087" calcext:value-type="float">
            <text:p>0.9729769077</text:p>
          </table:table-cell>
          <table:table-cell table:formula="of:=[.D24]/SUM([.$C24:.$J24])" office:value-type="float" office:value="0.0220665443988783" calcext:value-type="float">
            <text:p>0.0220665444</text:p>
          </table:table-cell>
          <table:table-cell table:formula="of:=[.E24]/SUM([.$C24:.$J24])" office:value-type="float" office:value="0" calcext:value-type="float">
            <text:p>0</text:p>
          </table:table-cell>
          <table:table-cell table:formula="of:=[.F24]/SUM([.$C24:.$J24])" office:value-type="float" office:value="0.00495654791503477" calcext:value-type="float">
            <text:p>0.0049565479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J24]/SUM([.$C24:.$J24])" office:value-type="float" office:value="0" calcext:value-type="float">
            <text:p>0</text:p>
          </table:table-cell>
          <table:table-cell office:value-type="float" office:value="1.93177615309" calcext:value-type="float">
            <text:p>1.9317761531</text:p>
          </table:table-cell>
          <table:table-cell office:value-type="float" office:value="1.56572527121" calcext:value-type="float">
            <text:p>1.5657252712</text:p>
          </table:table-cell>
          <table:table-cell office:value-type="float" office:value="1.27016051463" calcext:value-type="float">
            <text:p>1.2701605146</text:p>
          </table:table-cell>
          <table:table-cell office:value-type="float" office:value="0.314952261335" calcext:value-type="float">
            <text:p>0.314952261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676946586903" calcext:value-type="float">
            <text:p>0.0676946587</text:p>
          </table:table-cell>
          <table:table-cell office:value-type="float" office:value="0.000852598783237" calcext:value-type="float">
            <text:p>0.0008525988</text:p>
          </table:table-cell>
          <table:table-cell office:value-type="float" office:value="0" calcext:value-type="float">
            <text:p>0</text:p>
          </table:table-cell>
          <table:table-cell office:value-type="float" office:value="0.000368852558581" calcext:value-type="float">
            <text:p>0.00036885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5]/SUM([.$C25:.$J25])" office:value-type="float" office:value="0.982276258174631" calcext:value-type="float">
            <text:p>0.9822762582</text:p>
          </table:table-cell>
          <table:table-cell table:formula="of:=[.D25]/SUM([.$C25:.$J25])" office:value-type="float" office:value="0.0123715453881487" calcext:value-type="float">
            <text:p>0.0123715454</text:p>
          </table:table-cell>
          <table:table-cell table:formula="of:=[.E25]/SUM([.$C25:.$J25])" office:value-type="float" office:value="0" calcext:value-type="float">
            <text:p>0</text:p>
          </table:table-cell>
          <table:table-cell table:formula="of:=[.F25]/SUM([.$C25:.$J25])" office:value-type="float" office:value="0.00535219643722053" calcext:value-type="float">
            <text:p>0.0053521964</text:p>
          </table:table-cell>
          <table:table-cell table:formula="of:=[.G25]/SUM([.$C25:.$J25])" office:value-type="float" office:value="0" calcext:value-type="float">
            <text:p>0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J25]/SUM([.$C25:.$J25])" office:value-type="float" office:value="0" calcext:value-type="float">
            <text:p>0</text:p>
          </table:table-cell>
          <table:table-cell office:value-type="float" office:value="1.98035638344" calcext:value-type="float">
            <text:p>1.9803563834</text:p>
          </table:table-cell>
          <table:table-cell office:value-type="float" office:value="1.44657002741" calcext:value-type="float">
            <text:p>1.4465700274</text:p>
          </table:table-cell>
          <table:table-cell office:value-type="float" office:value="1.22492368808" calcext:value-type="float">
            <text:p>1.2249236881</text:p>
          </table:table-cell>
          <table:table-cell office:value-type="float" office:value="0.313562107112" calcext:value-type="float">
            <text:p>0.31356210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341577836912" calcext:value-type="float">
            <text:p>0.0341577837</text:p>
          </table:table-cell>
          <table:table-cell office:value-type="float" office:value="0.00054679207028" calcext:value-type="float">
            <text:p>0.0005467921</text:p>
          </table:table-cell>
          <table:table-cell office:value-type="float" office:value="0" calcext:value-type="float">
            <text:p>0</text:p>
          </table:table-cell>
          <table:table-cell office:value-type="float" office:value="0.000501811767066" calcext:value-type="float">
            <text:p>0.00050181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6]/SUM([.$C26:.$J26])" office:value-type="float" office:value="0.970215523063939" calcext:value-type="float">
            <text:p>0.9702155231</text:p>
          </table:table-cell>
          <table:table-cell table:formula="of:=[.D26]/SUM([.$C26:.$J26])" office:value-type="float" office:value="0.0155310473088626" calcext:value-type="float">
            <text:p>0.0155310473</text:p>
          </table:table-cell>
          <table:table-cell table:formula="of:=[.E26]/SUM([.$C26:.$J26])" office:value-type="float" office:value="0" calcext:value-type="float">
            <text:p>0</text:p>
          </table:table-cell>
          <table:table-cell table:formula="of:=[.F26]/SUM([.$C26:.$J26])" office:value-type="float" office:value="0.0142534296271982" calcext:value-type="float">
            <text:p>0.0142534296</text:p>
          </table:table-cell>
          <table:table-cell table:formula="of:=[.G26]/SUM([.$C26:.$J26])" office:value-type="float" office:value="0" calcext:value-type="float">
            <text:p>0</text:p>
          </table:table-cell>
          <table:table-cell table:formula="of:=[.H26]/SUM([.$C26:.$J26])" office:value-type="float" office:value="0" calcext:value-type="float">
            <text:p>0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J26]/SUM([.$C26:.$J26])" office:value-type="float" office:value="0" calcext:value-type="float">
            <text:p>0</text:p>
          </table:table-cell>
          <table:table-cell office:value-type="float" office:value="2.03067875882" calcext:value-type="float">
            <text:p>2.0306787588</text:p>
          </table:table-cell>
          <table:table-cell office:value-type="float" office:value="1.32767783274" calcext:value-type="float">
            <text:p>1.3276778327</text:p>
          </table:table-cell>
          <table:table-cell office:value-type="float" office:value="1.17933510334" calcext:value-type="float">
            <text:p>1.1793351033</text:p>
          </table:table-cell>
          <table:table-cell office:value-type="float" office:value="0.312136330573" calcext:value-type="float">
            <text:p>0.31213633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674905322401" calcext:value-type="float">
            <text:p>0.0674905322</text:p>
          </table:table-cell>
          <table:table-cell office:value-type="float" office:value="0.000733004643204" calcext:value-type="float">
            <text:p>0.0007330046</text:p>
          </table:table-cell>
          <table:table-cell office:value-type="float" office:value="0" calcext:value-type="float">
            <text:p>0</text:p>
          </table:table-cell>
          <table:table-cell office:value-type="float" office:value="0.000345977334292" calcext:value-type="float">
            <text:p>0.00034597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7]/SUM([.$C27:.$J27])" office:value-type="float" office:value="0.984264406860577" calcext:value-type="float">
            <text:p>0.9842644069</text:p>
          </table:table-cell>
          <table:table-cell table:formula="of:=[.D27]/SUM([.$C27:.$J27])" office:value-type="float" office:value="0.0106899494851008" calcext:value-type="float">
            <text:p>0.0106899495</text:p>
          </table:table-cell>
          <table:table-cell table:formula="of:=[.E27]/SUM([.$C27:.$J27])" office:value-type="float" office:value="0" calcext:value-type="float">
            <text:p>0</text:p>
          </table:table-cell>
          <table:table-cell table:formula="of:=[.F27]/SUM([.$C27:.$J27])" office:value-type="float" office:value="0.00504564365432265" calcext:value-type="float">
            <text:p>0.0050456437</text:p>
          </table:table-cell>
          <table:table-cell table:formula="of:=[.G27]/SUM([.$C27:.$J27])" office:value-type="float" office:value="0" calcext:value-type="float">
            <text:p>0</text:p>
          </table:table-cell>
          <table:table-cell table:formula="of:=[.H27]/SUM([.$C27:.$J27])" office:value-type="float" office:value="0" calcext:value-type="float">
            <text:p>0</text:p>
          </table:table-cell>
          <table:table-cell table:formula="of:=[.I27]/SUM([.$C27:.$J27])" office:value-type="float" office:value="0" calcext:value-type="float">
            <text:p>0</text:p>
          </table:table-cell>
          <table:table-cell table:formula="of:=[.J27]/SUM([.$C27:.$J27])" office:value-type="float" office:value="0" calcext:value-type="float">
            <text:p>0</text:p>
          </table:table-cell>
          <table:table-cell office:value-type="float" office:value="2.08517671652" calcext:value-type="float">
            <text:p>2.0851767165</text:p>
          </table:table-cell>
          <table:table-cell office:value-type="float" office:value="1.20893468582" calcext:value-type="float">
            <text:p>1.2089346858</text:p>
          </table:table-cell>
          <table:table-cell office:value-type="float" office:value="1.13474277747" calcext:value-type="float">
            <text:p>1.1347427775</text:p>
          </table:table-cell>
          <table:table-cell office:value-type="float" office:value="0.309929554021" calcext:value-type="float">
            <text:p>0.3099295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38320359773" calcext:value-type="float">
            <text:p>0.033832036</text:p>
          </table:table-cell>
          <table:table-cell office:value-type="float" office:value="0.000813292114949" calcext:value-type="float">
            <text:p>0.0008132921</text:p>
          </table:table-cell>
          <table:table-cell office:value-type="float" office:value="0" calcext:value-type="float">
            <text:p>0</text:p>
          </table:table-cell>
          <table:table-cell office:value-type="float" office:value="0.000472256369676" calcext:value-type="float">
            <text:p>0.00047225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8]/SUM([.$C28:.$J28])" office:value-type="float" office:value="0.963393026475986" calcext:value-type="float">
            <text:p>0.9633930265</text:p>
          </table:table-cell>
          <table:table-cell table:formula="of:=[.D28]/SUM([.$C28:.$J28])" office:value-type="float" office:value="0.0231591132308882" calcext:value-type="float">
            <text:p>0.0231591132</text:p>
          </table:table-cell>
          <table:table-cell table:formula="of:=[.E28]/SUM([.$C28:.$J28])" office:value-type="float" office:value="0" calcext:value-type="float">
            <text:p>0</text:p>
          </table:table-cell>
          <table:table-cell table:formula="of:=[.F28]/SUM([.$C28:.$J28])" office:value-type="float" office:value="0.0134478602931254" calcext:value-type="float">
            <text:p>0.0134478603</text:p>
          </table:table-cell>
          <table:table-cell table:formula="of:=[.G28]/SUM([.$C28:.$J28])" office:value-type="float" office:value="0" calcext:value-type="float">
            <text:p>0</text:p>
          </table:table-cell>
          <table:table-cell table:formula="of:=[.H28]/SUM([.$C28:.$J28])" office:value-type="float" office:value="0" calcext:value-type="float">
            <text:p>0</text:p>
          </table:table-cell>
          <table:table-cell table:formula="of:=[.I28]/SUM([.$C28:.$J28])" office:value-type="float" office:value="0" calcext:value-type="float">
            <text:p>0</text:p>
          </table:table-cell>
          <table:table-cell table:formula="of:=[.J28]/SUM([.$C28:.$J28])" office:value-type="float" office:value="0" calcext:value-type="float">
            <text:p>0</text:p>
          </table:table-cell>
          <table:table-cell office:value-type="float" office:value="2.14090899148" calcext:value-type="float">
            <text:p>2.1409089915</text:p>
          </table:table-cell>
          <table:table-cell office:value-type="float" office:value="1.09058389286" calcext:value-type="float">
            <text:p>1.0905838929</text:p>
          </table:table-cell>
          <table:table-cell office:value-type="float" office:value="1.08983821991" calcext:value-type="float">
            <text:p>1.0898382199</text:p>
          </table:table-cell>
          <table:table-cell office:value-type="float" office:value="0.30744799889" calcext:value-type="float">
            <text:p>0.30744799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335515419382" calcext:value-type="float">
            <text:p>0.0335515419</text:p>
          </table:table-cell>
          <table:table-cell office:value-type="float" office:value="0.000611189593331" calcext:value-type="float">
            <text:p>0.0006111896</text:p>
          </table:table-cell>
          <table:table-cell office:value-type="float" office:value="0" calcext:value-type="float">
            <text:p>0</text:p>
          </table:table-cell>
          <table:table-cell office:value-type="float" office:value="0.000445679917142" calcext:value-type="float">
            <text:p>0.00044567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9]/SUM([.$C29:.$J29])" office:value-type="float" office:value="0.969462062364797" calcext:value-type="float">
            <text:p>0.9694620624</text:p>
          </table:table-cell>
          <table:table-cell table:formula="of:=[.D29]/SUM([.$C29:.$J29])" office:value-type="float" office:value="0.0176601458358597" calcext:value-type="float">
            <text:p>0.0176601458</text:p>
          </table:table-cell>
          <table:table-cell table:formula="of:=[.E29]/SUM([.$C29:.$J29])" office:value-type="float" office:value="0" calcext:value-type="float">
            <text:p>0</text:p>
          </table:table-cell>
          <table:table-cell table:formula="of:=[.F29]/SUM([.$C29:.$J29])" office:value-type="float" office:value="0.0128777917993427" calcext:value-type="float">
            <text:p>0.0128777918</text:p>
          </table:table-cell>
          <table:table-cell table:formula="of:=[.G29]/SUM([.$C29:.$J29])" office:value-type="float" office:value="0" calcext:value-type="float">
            <text:p>0</text:p>
          </table:table-cell>
          <table:table-cell table:formula="of:=[.H29]/SUM([.$C29:.$J29])" office:value-type="float" office:value="0" calcext:value-type="float">
            <text:p>0</text:p>
          </table:table-cell>
          <table:table-cell table:formula="of:=[.I29]/SUM([.$C29:.$J29])" office:value-type="float" office:value="0" calcext:value-type="float">
            <text:p>0</text:p>
          </table:table-cell>
          <table:table-cell table:formula="of:=[.J29]/SUM([.$C29:.$J29])" office:value-type="float" office:value="0" calcext:value-type="float">
            <text:p>0</text:p>
          </table:table-cell>
          <table:table-cell office:value-type="float" office:value="2.19902941579" calcext:value-type="float">
            <text:p>2.1990294158</text:p>
          </table:table-cell>
          <table:table-cell office:value-type="float" office:value="0.972662278555" calcext:value-type="float">
            <text:p>0.9726622786</text:p>
          </table:table-cell>
          <table:table-cell office:value-type="float" office:value="1.04533895407" calcext:value-type="float">
            <text:p>1.0453389541</text:p>
          </table:table-cell>
          <table:table-cell office:value-type="float" office:value="0.304109171864" calcext:value-type="float">
            <text:p>0.30410917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321814994918" calcext:value-type="float">
            <text:p>0.0321814995</text:p>
          </table:table-cell>
          <table:table-cell office:value-type="float" office:value="0.000375563221187" calcext:value-type="float">
            <text:p>0.0003755632</text:p>
          </table:table-cell>
          <table:table-cell office:value-type="float" office:value="0" calcext:value-type="float">
            <text:p>0</text:p>
          </table:table-cell>
          <table:table-cell office:value-type="float" office:value="0.000466001817072" calcext:value-type="float">
            <text:p>0.000466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0]/SUM([.$C30:.$J30])" office:value-type="float" office:value="0.974515840663637" calcext:value-type="float">
            <text:p>0.9745158407</text:p>
          </table:table-cell>
          <table:table-cell table:formula="of:=[.D30]/SUM([.$C30:.$J30])" office:value-type="float" office:value="0.011372754967824" calcext:value-type="float">
            <text:p>0.011372755</text:p>
          </table:table-cell>
          <table:table-cell table:formula="of:=[.E30]/SUM([.$C30:.$J30])" office:value-type="float" office:value="0" calcext:value-type="float">
            <text:p>0</text:p>
          </table:table-cell>
          <table:table-cell table:formula="of:=[.F30]/SUM([.$C30:.$J30])" office:value-type="float" office:value="0.0141114043685384" calcext:value-type="float">
            <text:p>0.0141114044</text:p>
          </table:table-cell>
          <table:table-cell table:formula="of:=[.G30]/SUM([.$C30:.$J30])" office:value-type="float" office:value="0" calcext:value-type="float">
            <text:p>0</text:p>
          </table:table-cell>
          <table:table-cell table:formula="of:=[.H30]/SUM([.$C30:.$J30])" office:value-type="float" office:value="0" calcext:value-type="float">
            <text:p>0</text:p>
          </table:table-cell>
          <table:table-cell table:formula="of:=[.I30]/SUM([.$C30:.$J30])" office:value-type="float" office:value="0" calcext:value-type="float">
            <text:p>0</text:p>
          </table:table-cell>
          <table:table-cell table:formula="of:=[.J30]/SUM([.$C30:.$J30])" office:value-type="float" office:value="0" calcext:value-type="float">
            <text:p>0</text:p>
          </table:table-cell>
          <table:table-cell office:value-type="float" office:value="2.25934698302" calcext:value-type="float">
            <text:p>2.259346983</text:p>
          </table:table-cell>
          <table:table-cell office:value-type="float" office:value="0.855396939731" calcext:value-type="float">
            <text:p>0.8553969397</text:p>
          </table:table-cell>
          <table:table-cell office:value-type="float" office:value="1.0013022739" calcext:value-type="float">
            <text:p>1.0013022739</text:p>
          </table:table-cell>
          <table:table-cell office:value-type="float" office:value="0.299477260132" calcext:value-type="float">
            <text:p>0.299477260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576573523178" calcext:value-type="float">
            <text:p>0.0576573523</text:p>
          </table:table-cell>
          <table:table-cell office:value-type="float" office:value="0.00744410193881" calcext:value-type="float">
            <text:p>0.0074441019</text:p>
          </table:table-cell>
          <table:table-cell office:value-type="float" office:value="0" calcext:value-type="float">
            <text:p>0</text:p>
          </table:table-cell>
          <table:table-cell office:value-type="float" office:value="0.00031730113108" calcext:value-type="float">
            <text:p>0.0003173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1]/SUM([.$C31:.$J31])" office:value-type="float" office:value="0.881358136150807" calcext:value-type="float">
            <text:p>0.8813581362</text:p>
          </table:table-cell>
          <table:table-cell table:formula="of:=[.D31]/SUM([.$C31:.$J31])" office:value-type="float" office:value="0.113791555566812" calcext:value-type="float">
            <text:p>0.1137915556</text:p>
          </table:table-cell>
          <table:table-cell table:formula="of:=[.E31]/SUM([.$C31:.$J31])" office:value-type="float" office:value="0" calcext:value-type="float">
            <text:p>0</text:p>
          </table:table-cell>
          <table:table-cell table:formula="of:=[.F31]/SUM([.$C31:.$J31])" office:value-type="float" office:value="0.00485030828238147" calcext:value-type="float">
            <text:p>0.0048503083</text:p>
          </table:table-cell>
          <table:table-cell table:formula="of:=[.G31]/SUM([.$C31:.$J31])" office:value-type="float" office:value="0" calcext:value-type="float">
            <text:p>0</text:p>
          </table:table-cell>
          <table:table-cell table:formula="of:=[.H31]/SUM([.$C31:.$J31])" office:value-type="float" office:value="0" calcext:value-type="float">
            <text:p>0</text:p>
          </table:table-cell>
          <table:table-cell table:formula="of:=[.I31]/SUM([.$C31:.$J31])" office:value-type="float" office:value="0" calcext:value-type="float">
            <text:p>0</text:p>
          </table:table-cell>
          <table:table-cell table:formula="of:=[.J31]/SUM([.$C31:.$J31])" office:value-type="float" office:value="0" calcext:value-type="float">
            <text:p>0</text:p>
          </table:table-cell>
          <table:table-cell office:value-type="float" office:value="2.24615883213" calcext:value-type="float">
            <text:p>2.2461588321</text:p>
          </table:table-cell>
          <table:table-cell office:value-type="float" office:value="0.815453386781" calcext:value-type="float">
            <text:p>0.8154533868</text:p>
          </table:table-cell>
          <table:table-cell office:value-type="float" office:value="0.966183689304" calcext:value-type="float">
            <text:p>0.9661836893</text:p>
          </table:table-cell>
          <table:table-cell office:value-type="float" office:value="0.293361043833" calcext:value-type="float">
            <text:p>0.293361043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660454153549" calcext:value-type="float">
            <text:p>0.0660454154</text:p>
          </table:table-cell>
          <table:table-cell office:value-type="float" office:value="0.00445351305636" calcext:value-type="float">
            <text:p>0.0044535131</text:p>
          </table:table-cell>
          <table:table-cell office:value-type="float" office:value="0" calcext:value-type="float">
            <text:p>0</text:p>
          </table:table-cell>
          <table:table-cell office:value-type="float" office:value="0.000306566366692" calcext:value-type="float">
            <text:p>0.00030656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2]/SUM([.$C32:.$J32])" office:value-type="float" office:value="0.932772457307448" calcext:value-type="float">
            <text:p>0.9327724573</text:p>
          </table:table-cell>
          <table:table-cell table:formula="of:=[.D32]/SUM([.$C32:.$J32])" office:value-type="float" office:value="0.0628978452918992" calcext:value-type="float">
            <text:p>0.0628978453</text:p>
          </table:table-cell>
          <table:table-cell table:formula="of:=[.E32]/SUM([.$C32:.$J32])" office:value-type="float" office:value="0" calcext:value-type="float">
            <text:p>0</text:p>
          </table:table-cell>
          <table:table-cell table:formula="of:=[.F32]/SUM([.$C32:.$J32])" office:value-type="float" office:value="0.00432969740065232" calcext:value-type="float">
            <text:p>0.0043296974</text:p>
          </table:table-cell>
          <table:table-cell table:formula="of:=[.G32]/SUM([.$C32:.$J32])" office:value-type="float" office:value="0" calcext:value-type="float">
            <text:p>0</text:p>
          </table:table-cell>
          <table:table-cell table:formula="of:=[.H32]/SUM([.$C32:.$J32])" office:value-type="float" office:value="0" calcext:value-type="float">
            <text:p>0</text:p>
          </table:table-cell>
          <table:table-cell table:formula="of:=[.I32]/SUM([.$C32:.$J32])" office:value-type="float" office:value="0" calcext:value-type="float">
            <text:p>0</text:p>
          </table:table-cell>
          <table:table-cell table:formula="of:=[.J32]/SUM([.$C32:.$J32])" office:value-type="float" office:value="0" calcext:value-type="float">
            <text:p>0</text:p>
          </table:table-cell>
          <table:table-cell office:value-type="float" office:value="2.17214345908" calcext:value-type="float">
            <text:p>2.1721434591</text:p>
          </table:table-cell>
          <table:table-cell office:value-type="float" office:value="0.739136088124" calcext:value-type="float">
            <text:p>0.7391360881</text:p>
          </table:table-cell>
          <table:table-cell office:value-type="float" office:value="0.957207531818" calcext:value-type="float">
            <text:p>0.9572075318</text:p>
          </table:table-cell>
          <table:table-cell office:value-type="float" office:value="0.286796256711" calcext:value-type="float">
            <text:p>0.28679625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634968932342" calcext:value-type="float">
            <text:p>0.0634968932</text:p>
          </table:table-cell>
          <table:table-cell office:value-type="float" office:value="0.00213263805755" calcext:value-type="float">
            <text:p>0.0021326381</text:p>
          </table:table-cell>
          <table:table-cell office:value-type="float" office:value="0" calcext:value-type="float">
            <text:p>0</text:p>
          </table:table-cell>
          <table:table-cell office:value-type="float" office:value="0.000357185302926" calcext:value-type="float">
            <text:p>0.00035718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3]/SUM([.$C33:.$J33])" office:value-type="float" office:value="0.962267809508241" calcext:value-type="float">
            <text:p>0.9622678095</text:p>
          </table:table-cell>
          <table:table-cell table:formula="of:=[.D33]/SUM([.$C33:.$J33])" office:value-type="float" office:value="0.0323192025244982" calcext:value-type="float">
            <text:p>0.0323192025</text:p>
          </table:table-cell>
          <table:table-cell table:formula="of:=[.E33]/SUM([.$C33:.$J33])" office:value-type="float" office:value="0" calcext:value-type="float">
            <text:p>0</text:p>
          </table:table-cell>
          <table:table-cell table:formula="of:=[.F33]/SUM([.$C33:.$J33])" office:value-type="float" office:value="0.00541298796726035" calcext:value-type="float">
            <text:p>0.005412988</text:p>
          </table:table-cell>
          <table:table-cell table:formula="of:=[.G33]/SUM([.$C33:.$J33])" office:value-type="float" office:value="0" calcext:value-type="float">
            <text:p>0</text:p>
          </table:table-cell>
          <table:table-cell table:formula="of:=[.H33]/SUM([.$C33:.$J33])" office:value-type="float" office:value="0" calcext:value-type="float">
            <text:p>0</text:p>
          </table:table-cell>
          <table:table-cell table:formula="of:=[.I33]/SUM([.$C33:.$J33])" office:value-type="float" office:value="0" calcext:value-type="float">
            <text:p>0</text:p>
          </table:table-cell>
          <table:table-cell table:formula="of:=[.J33]/SUM([.$C33:.$J33])" office:value-type="float" office:value="0" calcext:value-type="float">
            <text:p>0</text:p>
          </table:table-cell>
          <table:table-cell office:value-type="float" office:value="2.15241447941" calcext:value-type="float">
            <text:p>2.1524144794</text:p>
          </table:table-cell>
          <table:table-cell office:value-type="float" office:value="0.700029566426" calcext:value-type="float">
            <text:p>0.7000295664</text:p>
          </table:table-cell>
          <table:table-cell office:value-type="float" office:value="0.919472440574" calcext:value-type="float">
            <text:p>0.9194724406</text:p>
          </table:table-cell>
          <table:table-cell office:value-type="float" office:value="0.277144827148" calcext:value-type="float">
            <text:p>0.27714482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777438206902" calcext:value-type="float">
            <text:p>0.0777438207</text:p>
          </table:table-cell>
          <table:table-cell office:value-type="float" office:value="0.00204299893483" calcext:value-type="float">
            <text:p>0.0020429989</text:p>
          </table:table-cell>
          <table:table-cell office:value-type="float" office:value="0" calcext:value-type="float">
            <text:p>0</text:p>
          </table:table-cell>
          <table:table-cell office:value-type="float" office:value="0.000231510140398" calcext:value-type="float">
            <text:p>0.0002315101</text:p>
          </table:table-cell>
          <table:table-cell office:value-type="float" office:value="0" calcext:value-type="float">
            <text:p>0</text:p>
          </table:table-cell>
          <table:table-cell office:value-type="float" office:value="0.000474185076422" calcext:value-type="float">
            <text:p>0.00047418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]/SUM([.$C34:.$J34])" office:value-type="float" office:value="0.965851555799312" calcext:value-type="float">
            <text:p>0.9658515558</text:p>
          </table:table-cell>
          <table:table-cell table:formula="of:=[.D34]/SUM([.$C34:.$J34])" office:value-type="float" office:value="0.0253812287868511" calcext:value-type="float">
            <text:p>0.0253812288</text:p>
          </table:table-cell>
          <table:table-cell table:formula="of:=[.E34]/SUM([.$C34:.$J34])" office:value-type="float" office:value="0" calcext:value-type="float">
            <text:p>0</text:p>
          </table:table-cell>
          <table:table-cell table:formula="of:=[.F34]/SUM([.$C34:.$J34])" office:value-type="float" office:value="0.00287616980104133" calcext:value-type="float">
            <text:p>0.0028761698</text:p>
          </table:table-cell>
          <table:table-cell table:formula="of:=[.G34]/SUM([.$C34:.$J34])" office:value-type="float" office:value="0" calcext:value-type="float">
            <text:p>0</text:p>
          </table:table-cell>
          <table:table-cell table:formula="of:=[.H34]/SUM([.$C34:.$J34])" office:value-type="float" office:value="0.00589104561279603" calcext:value-type="float">
            <text:p>0.0058910456</text:p>
          </table:table-cell>
          <table:table-cell table:formula="of:=[.I34]/SUM([.$C34:.$J34])" office:value-type="float" office:value="0" calcext:value-type="float">
            <text:p>0</text:p>
          </table:table-cell>
          <table:table-cell table:formula="of:=[.J34]/SUM([.$C34:.$J34])" office:value-type="float" office:value="0" calcext:value-type="float">
            <text:p>0</text:p>
          </table:table-cell>
          <table:table-cell office:value-type="float" office:value="2.22690272122" calcext:value-type="float">
            <text:p>2.2269027212</text:p>
          </table:table-cell>
          <table:table-cell office:value-type="float" office:value="0.625690138873" calcext:value-type="float">
            <text:p>0.6256901389</text:p>
          </table:table-cell>
          <table:table-cell office:value-type="float" office:value="0.91058135218" calcext:value-type="float">
            <text:p>0.9105813522</text:p>
          </table:table-cell>
          <table:table-cell office:value-type="float" office:value="0.260300085494" calcext:value-type="float">
            <text:p>0.260300085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120275510152" calcext:value-type="float">
            <text:p>0.012027551</text:p>
          </table:table-cell>
          <table:table-cell office:value-type="float" office:value="0.00673395388431" calcext:value-type="float">
            <text:p>0.0067339539</text:p>
          </table:table-cell>
          <table:table-cell office:value-type="float" office:value="0" calcext:value-type="float">
            <text:p>0</text:p>
          </table:table-cell>
          <table:table-cell office:value-type="float" office:value="0.000100517160278" calcext:value-type="float">
            <text:p>0.0001005172</text:p>
          </table:table-cell>
          <table:table-cell office:value-type="float" office:value="0" calcext:value-type="float">
            <text:p>0</text:p>
          </table:table-cell>
          <table:table-cell office:value-type="float" office:value="0.0775317034896" calcext:value-type="float">
            <text:p>0.07753170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]/SUM([.$C35:.$J35])" office:value-type="float" office:value="0.124775248042857" calcext:value-type="float">
            <text:p>0.124775248</text:p>
          </table:table-cell>
          <table:table-cell table:formula="of:=[.D35]/SUM([.$C35:.$J35])" office:value-type="float" office:value="0.0698588403542906" calcext:value-type="float">
            <text:p>0.0698588404</text:p>
          </table:table-cell>
          <table:table-cell table:formula="of:=[.E35]/SUM([.$C35:.$J35])" office:value-type="float" office:value="0" calcext:value-type="float">
            <text:p>0</text:p>
          </table:table-cell>
          <table:table-cell table:formula="of:=[.F35]/SUM([.$C35:.$J35])" office:value-type="float" office:value="0.00104277700343161" calcext:value-type="float">
            <text:p>0.001042777</text:p>
          </table:table-cell>
          <table:table-cell table:formula="of:=[.G35]/SUM([.$C35:.$J35])" office:value-type="float" office:value="0" calcext:value-type="float">
            <text:p>0</text:p>
          </table:table-cell>
          <table:table-cell table:formula="of:=[.H35]/SUM([.$C35:.$J35])" office:value-type="float" office:value="0.80432313459942" calcext:value-type="float">
            <text:p>0.8043231346</text:p>
          </table:table-cell>
          <table:table-cell table:formula="of:=[.I35]/SUM([.$C35:.$J35])" office:value-type="float" office:value="0" calcext:value-type="float">
            <text:p>0</text:p>
          </table:table-cell>
          <table:table-cell table:formula="of:=[.J35]/SUM([.$C35:.$J35])" office:value-type="float" office:value="0" calcext:value-type="float">
            <text:p>0</text:p>
          </table:table-cell>
          <table:table-cell office:value-type="float" office:value="2.20480859604" calcext:value-type="float">
            <text:p>2.204808596</text:p>
          </table:table-cell>
          <table:table-cell office:value-type="float" office:value="0.587251118399" calcext:value-type="float">
            <text:p>0.5872511184</text:p>
          </table:table-cell>
          <table:table-cell office:value-type="float" office:value="0.871901589993" calcext:value-type="float">
            <text:p>0.87190159</text:p>
          </table:table-cell>
          <table:table-cell office:value-type="float" office:value="0.229826404211" calcext:value-type="float">
            <text:p>0.229826404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540025847656" calcext:value-type="float">
            <text:p>0.0054002585</text:p>
          </table:table-cell>
          <table:table-cell office:value-type="float" office:value="0.0108024171456" calcext:value-type="float">
            <text:p>0.0108024171</text:p>
          </table:table-cell>
          <table:table-cell office:value-type="float" office:value="0" calcext:value-type="float">
            <text:p>0</text:p>
          </table:table-cell>
          <table:table-cell office:value-type="float" office:value="0.00766505901746" calcext:value-type="float">
            <text:p>0.007665059</text:p>
          </table:table-cell>
          <table:table-cell office:value-type="float" office:value="0" calcext:value-type="float">
            <text:p>0</text:p>
          </table:table-cell>
          <table:table-cell office:value-type="float" office:value="0.0794212436984" calcext:value-type="float">
            <text:p>0.07942124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]/SUM([.$C36:.$J36])" office:value-type="float" office:value="0.0522830079593517" calcext:value-type="float">
            <text:p>0.052283008</text:p>
          </table:table-cell>
          <table:table-cell table:formula="of:=[.D36]/SUM([.$C36:.$J36])" office:value-type="float" office:value="0.104584412774889" calcext:value-type="float">
            <text:p>0.1045844128</text:p>
          </table:table-cell>
          <table:table-cell table:formula="of:=[.E36]/SUM([.$C36:.$J36])" office:value-type="float" office:value="0" calcext:value-type="float">
            <text:p>0</text:p>
          </table:table-cell>
          <table:table-cell table:formula="of:=[.F36]/SUM([.$C36:.$J36])" office:value-type="float" office:value="0.0742098444654529" calcext:value-type="float">
            <text:p>0.0742098445</text:p>
          </table:table-cell>
          <table:table-cell table:formula="of:=[.G36]/SUM([.$C36:.$J36])" office:value-type="float" office:value="0" calcext:value-type="float">
            <text:p>0</text:p>
          </table:table-cell>
          <table:table-cell table:formula="of:=[.H36]/SUM([.$C36:.$J36])" office:value-type="float" office:value="0.768922734800307" calcext:value-type="float">
            <text:p>0.7689227348</text:p>
          </table:table-cell>
          <table:table-cell table:formula="of:=[.I36]/SUM([.$C36:.$J36])" office:value-type="float" office:value="0" calcext:value-type="float">
            <text:p>0</text:p>
          </table:table-cell>
          <table:table-cell table:formula="of:=[.J36]/SUM([.$C36:.$J36])" office:value-type="float" office:value="0" calcext:value-type="float">
            <text:p>0</text:p>
          </table:table-cell>
          <table:table-cell office:value-type="float" office:value="2.12988426123" calcext:value-type="float">
            <text:p>2.1298842612</text:p>
          </table:table-cell>
          <table:table-cell office:value-type="float" office:value="0.516184013325" calcext:value-type="float">
            <text:p>0.5161840133</text:p>
          </table:table-cell>
          <table:table-cell office:value-type="float" office:value="0.863087992152" calcext:value-type="float">
            <text:p>0.8630879922</text:p>
          </table:table-cell>
          <table:table-cell office:value-type="float" office:value="0.19139420371" calcext:value-type="float">
            <text:p>0.191394203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40046905817" calcext:value-type="float">
            <text:p>0.0400469058</text:p>
          </table:table-cell>
          <table:table-cell office:value-type="float" office:value="0.0160593652733" calcext:value-type="float">
            <text:p>0.0160593653</text:p>
          </table:table-cell>
          <table:table-cell office:value-type="float" office:value="0" calcext:value-type="float">
            <text:p>0</text:p>
          </table:table-cell>
          <table:table-cell office:value-type="float" office:value="0.0115371582684" calcext:value-type="float">
            <text:p>0.0115371583</text:p>
          </table:table-cell>
          <table:table-cell office:value-type="float" office:value="0" calcext:value-type="float">
            <text:p>0</text:p>
          </table:table-cell>
          <table:table-cell office:value-type="float" office:value="0.0613103846196" calcext:value-type="float">
            <text:p>0.06131038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]/SUM([.$C37:.$J37])" office:value-type="float" office:value="0.310552317775874" calcext:value-type="float">
            <text:p>0.3105523178</text:p>
          </table:table-cell>
          <table:table-cell table:formula="of:=[.D37]/SUM([.$C37:.$J37])" office:value-type="float" office:value="0.124535791364825" calcext:value-type="float">
            <text:p>0.1245357914</text:p>
          </table:table-cell>
          <table:table-cell table:formula="of:=[.E37]/SUM([.$C37:.$J37])" office:value-type="float" office:value="0" calcext:value-type="float">
            <text:p>0</text:p>
          </table:table-cell>
          <table:table-cell table:formula="of:=[.F37]/SUM([.$C37:.$J37])" office:value-type="float" office:value="0.0894673675207578" calcext:value-type="float">
            <text:p>0.0894673675</text:p>
          </table:table-cell>
          <table:table-cell table:formula="of:=[.G37]/SUM([.$C37:.$J37])" office:value-type="float" office:value="0" calcext:value-type="float">
            <text:p>0</text:p>
          </table:table-cell>
          <table:table-cell table:formula="of:=[.H37]/SUM([.$C37:.$J37])" office:value-type="float" office:value="0.475444523338543" calcext:value-type="float">
            <text:p>0.4754445233</text:p>
          </table:table-cell>
          <table:table-cell table:formula="of:=[.I37]/SUM([.$C37:.$J37])" office:value-type="float" office:value="0" calcext:value-type="float">
            <text:p>0</text:p>
          </table:table-cell>
          <table:table-cell table:formula="of:=[.J37]/SUM([.$C37:.$J37])" office:value-type="float" office:value="0" calcext:value-type="float">
            <text:p>0</text:p>
          </table:table-cell>
          <table:table-cell office:value-type="float" office:value="2.10620346561" calcext:value-type="float">
            <text:p>2.1062034656</text:p>
          </table:table-cell>
          <table:table-cell office:value-type="float" office:value="0.4777917259" calcext:value-type="float">
            <text:p>0.4777917259</text:p>
          </table:table-cell>
          <table:table-cell office:value-type="float" office:value="0.824082818705" calcext:value-type="float">
            <text:p>0.8240828187</text:p>
          </table:table-cell>
          <table:table-cell office:value-type="float" office:value="0.132049486757" calcext:value-type="float">
            <text:p>0.132049486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504104297336" calcext:value-type="float">
            <text:p>0.0504104297</text:p>
          </table:table-cell>
          <table:table-cell office:value-type="float" office:value="0.00505442223515" calcext:value-type="float">
            <text:p>0.0050544222</text:p>
          </table:table-cell>
          <table:table-cell office:value-type="float" office:value="0" calcext:value-type="float">
            <text:p>0</text:p>
          </table:table-cell>
          <table:table-cell office:value-type="float" office:value="0.000104165267686" calcext:value-type="float">
            <text:p>0.0001041653</text:p>
          </table:table-cell>
          <table:table-cell office:value-type="float" office:value="0" calcext:value-type="float">
            <text:p>0</text:p>
          </table:table-cell>
          <table:table-cell office:value-type="float" office:value="0.0464023492783" calcext:value-type="float">
            <text:p>0.04640234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/SUM([.$C38:.$J38])" office:value-type="float" office:value="0.494358675935907" calcext:value-type="float">
            <text:p>0.4943586759</text:p>
          </table:table-cell>
          <table:table-cell table:formula="of:=[.D38]/SUM([.$C38:.$J38])" office:value-type="float" office:value="0.0495670736590509" calcext:value-type="float">
            <text:p>0.0495670737</text:p>
          </table:table-cell>
          <table:table-cell table:formula="of:=[.E38]/SUM([.$C38:.$J38])" office:value-type="float" office:value="0" calcext:value-type="float">
            <text:p>0</text:p>
          </table:table-cell>
          <table:table-cell table:formula="of:=[.F38]/SUM([.$C38:.$J38])" office:value-type="float" office:value="0.00102151487467756" calcext:value-type="float">
            <text:p>0.0010215149</text:p>
          </table:table-cell>
          <table:table-cell table:formula="of:=[.G38]/SUM([.$C38:.$J38])" office:value-type="float" office:value="0" calcext:value-type="float">
            <text:p>0</text:p>
          </table:table-cell>
          <table:table-cell table:formula="of:=[.H38]/SUM([.$C38:.$J38])" office:value-type="float" office:value="0.455052735530364" calcext:value-type="float">
            <text:p>0.4550527355</text:p>
          </table:table-cell>
          <table:table-cell table:formula="of:=[.I38]/SUM([.$C38:.$J38])" office:value-type="float" office:value="0" calcext:value-type="float">
            <text:p>0</text:p>
          </table:table-cell>
          <table:table-cell table:formula="of:=[.J38]/SUM([.$C38:.$J38])" office:value-type="float" office:value="0" calcext:value-type="float">
            <text:p>0</text:p>
          </table:table-cell>
          <table:table-cell office:value-type="float" office:value="2.1815407174" calcext:value-type="float">
            <text:p>2.1815407174</text:p>
          </table:table-cell>
          <table:table-cell office:value-type="float" office:value="0.412640901053" calcext:value-type="float">
            <text:p>0.4126409011</text:p>
          </table:table-cell>
          <table:table-cell office:value-type="float" office:value="0.815346923623" calcext:value-type="float">
            <text:p>0.8153469236</text:p>
          </table:table-cell>
          <table:table-cell office:value-type="float" office:value="0.0193991724778" calcext:value-type="float">
            <text:p>0.019399172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693494815328" calcext:value-type="float">
            <text:p>0.0693494815</text:p>
          </table:table-cell>
          <table:table-cell office:value-type="float" office:value="0.000232340088005" calcext:value-type="float">
            <text:p>0.000232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1191322541" calcext:value-type="float">
            <text:p>0.0085119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/SUM([.$C39:.$J39])" office:value-type="float" office:value="0.888028747368345" calcext:value-type="float">
            <text:p>0.8880287474</text:p>
          </table:table-cell>
          <table:table-cell table:formula="of:=[.D39]/SUM([.$C39:.$J39])" office:value-type="float" office:value="0.00297514376105244" calcext:value-type="float">
            <text:p>0.0029751438</text:p>
          </table:table-cell>
          <table:table-cell table:formula="of:=[.E39]/SUM([.$C39:.$J39])" office:value-type="float" office:value="0" calcext:value-type="float">
            <text:p>0</text:p>
          </table:table-cell>
          <table:table-cell table:formula="of:=[.F39]/SUM([.$C39:.$J39])" office:value-type="float" office:value="0" calcext:value-type="float">
            <text:p>0</text:p>
          </table:table-cell>
          <table:table-cell table:formula="of:=[.G39]/SUM([.$C39:.$J39])" office:value-type="float" office:value="0" calcext:value-type="float">
            <text:p>0</text:p>
          </table:table-cell>
          <table:table-cell table:formula="of:=[.H39]/SUM([.$C39:.$J39])" office:value-type="float" office:value="0.108996108870602" calcext:value-type="float">
            <text:p>0.1089961089</text:p>
          </table:table-cell>
          <table:table-cell table:formula="of:=[.I39]/SUM([.$C39:.$J39])" office:value-type="float" office:value="0" calcext:value-type="float">
            <text:p>0</text:p>
          </table:table-cell>
          <table:table-cell table:formula="of:=[.J39]/SUM([.$C39:.$J39])" office:value-type="float" office:value="0" calcext:value-type="float">
            <text:p>0</text:p>
          </table:table-cell>
          <table:table-cell office:value-type="float" office:value="2.15677432778" calcext:value-type="float">
            <text:p>2.1567743278</text:p>
          </table:table-cell>
          <table:table-cell office:value-type="float" office:value="0.374047347846" calcext:value-type="float">
            <text:p>0.3740473478</text:p>
          </table:table-cell>
          <table:table-cell office:value-type="float" office:value="0.775976229213" calcext:value-type="float">
            <text:p>0.7759762292</text:p>
          </table:table-cell>
          <table:table-cell office:value-type="float" office:value="0.0884337640703" calcext:value-type="float">
            <text:p>0.08843376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684289735067" calcext:value-type="float">
            <text:p>0.0684289735</text:p>
          </table:table-cell>
          <table:table-cell office:value-type="float" office:value="0.000450691857644" calcext:value-type="float">
            <text:p>0.0004506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1739359239" calcext:value-type="float">
            <text:p>0.01417393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/SUM([.$C40:.$J40])" office:value-type="float" office:value="0.823913381783553" calcext:value-type="float">
            <text:p>0.8239133818</text:p>
          </table:table-cell>
          <table:table-cell table:formula="of:=[.D40]/SUM([.$C40:.$J40])" office:value-type="float" office:value="0.00542651794327183" calcext:value-type="float">
            <text:p>0.0054265179</text:p>
          </table:table-cell>
          <table:table-cell table:formula="of:=[.E40]/SUM([.$C40:.$J40])" office:value-type="float" office:value="0" calcext:value-type="float">
            <text:p>0</text:p>
          </table:table-cell>
          <table:table-cell table:formula="of:=[.F40]/SUM([.$C40:.$J40])" office:value-type="float" office:value="0" calcext:value-type="float">
            <text:p>0</text:p>
          </table:table-cell>
          <table:table-cell table:formula="of:=[.G40]/SUM([.$C40:.$J40])" office:value-type="float" office:value="0" calcext:value-type="float">
            <text:p>0</text:p>
          </table:table-cell>
          <table:table-cell table:formula="of:=[.H40]/SUM([.$C40:.$J40])" office:value-type="float" office:value="0.170660100273175" calcext:value-type="float">
            <text:p>0.1706601003</text:p>
          </table:table-cell>
          <table:table-cell table:formula="of:=[.I40]/SUM([.$C40:.$J40])" office:value-type="float" office:value="0" calcext:value-type="float">
            <text:p>0</text:p>
          </table:table-cell>
          <table:table-cell table:formula="of:=[.J40]/SUM([.$C40:.$J40])" office:value-type="float" office:value="0" calcext:value-type="float">
            <text:p>0</text:p>
          </table:table-cell>
          <table:table-cell office:value-type="float" office:value="2.08105044613" calcext:value-type="float">
            <text:p>2.0810504461</text:p>
          </table:table-cell>
          <table:table-cell office:value-type="float" office:value="0.3203284745" calcext:value-type="float">
            <text:p>0.3203284745</text:p>
          </table:table-cell>
          <table:table-cell office:value-type="float" office:value="0.767314768893" calcext:value-type="float">
            <text:p>0.7673147689</text:p>
          </table:table-cell>
          <table:table-cell office:value-type="float" office:value="0.044553331874" calcext:value-type="float">
            <text:p>0.04455333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715398381993" calcext:value-type="float">
            <text:p>0.0715398382</text:p>
          </table:table-cell>
          <table:table-cell office:value-type="float" office:value="0.000869395681494" calcext:value-type="float">
            <text:p>0.0008693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7357495203" calcext:value-type="float">
            <text:p>0.0024735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/SUM([.$C41:.$J41])" office:value-type="float" office:value="0.95535730182094" calcext:value-type="float">
            <text:p>0.9553573018</text:p>
          </table:table-cell>
          <table:table-cell table:formula="of:=[.D41]/SUM([.$C41:.$J41])" office:value-type="float" office:value="0.0116100837434521" calcext:value-type="float">
            <text:p>0.0116100837</text:p>
          </table:table-cell>
          <table:table-cell table:formula="of:=[.E41]/SUM([.$C41:.$J41])" office:value-type="float" office:value="0" calcext:value-type="float">
            <text:p>0</text:p>
          </table:table-cell>
          <table:table-cell table:formula="of:=[.F41]/SUM([.$C41:.$J41])" office:value-type="float" office:value="0" calcext:value-type="float">
            <text:p>0</text:p>
          </table:table-cell>
          <table:table-cell table:formula="of:=[.G41]/SUM([.$C41:.$J41])" office:value-type="float" office:value="0" calcext:value-type="float">
            <text:p>0</text:p>
          </table:table-cell>
          <table:table-cell table:formula="of:=[.H41]/SUM([.$C41:.$J41])" office:value-type="float" office:value="0.0330326144356078" calcext:value-type="float">
            <text:p>0.0330326144</text:p>
          </table:table-cell>
          <table:table-cell table:formula="of:=[.I41]/SUM([.$C41:.$J41])" office:value-type="float" office:value="0" calcext:value-type="float">
            <text:p>0</text:p>
          </table:table-cell>
          <table:table-cell table:formula="of:=[.J41]/SUM([.$C41:.$J41])" office:value-type="float" office:value="0" calcext:value-type="float">
            <text:p>0</text:p>
          </table:table-cell>
          <table:table-cell office:value-type="float" office:value="2.08170264985" calcext:value-type="float">
            <text:p>2.0817026499</text:p>
          </table:table-cell>
          <table:table-cell office:value-type="float" office:value="0.354899608585" calcext:value-type="float">
            <text:p>0.3548996086</text:p>
          </table:table-cell>
          <table:table-cell office:value-type="float" office:value="0.794152257777" calcext:value-type="float">
            <text:p>0.7941522578</text:p>
          </table:table-cell>
          <table:table-cell office:value-type="float" office:value="0.128000409382" calcext:value-type="float">
            <text:p>0.128000409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670914747421" calcext:value-type="float">
            <text:p>0.0670914747</text:p>
          </table:table-cell>
          <table:table-cell office:value-type="float" office:value="0.000545989171131" calcext:value-type="float">
            <text:p>0.0005459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022060308" calcext:value-type="float">
            <text:p>0.01102206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/SUM([.$C42:.$J42])" office:value-type="float" office:value="0.852935170996004" calcext:value-type="float">
            <text:p>0.852935171</text:p>
          </table:table-cell>
          <table:table-cell table:formula="of:=[.D42]/SUM([.$C42:.$J42])" office:value-type="float" office:value="0.00694117052622131" calcext:value-type="float">
            <text:p>0.0069411705</text:p>
          </table:table-cell>
          <table:table-cell table:formula="of:=[.E42]/SUM([.$C42:.$J42])" office:value-type="float" office:value="0" calcext:value-type="float">
            <text:p>0</text:p>
          </table:table-cell>
          <table:table-cell table:formula="of:=[.F42]/SUM([.$C42:.$J42])" office:value-type="float" office:value="0" calcext:value-type="float">
            <text:p>0</text:p>
          </table:table-cell>
          <table:table-cell table:formula="of:=[.G42]/SUM([.$C42:.$J42])" office:value-type="float" office:value="0" calcext:value-type="float">
            <text:p>0</text:p>
          </table:table-cell>
          <table:table-cell table:formula="of:=[.H42]/SUM([.$C42:.$J42])" office:value-type="float" office:value="0.140123658477774" calcext:value-type="float">
            <text:p>0.1401236585</text:p>
          </table:table-cell>
          <table:table-cell table:formula="of:=[.I42]/SUM([.$C42:.$J42])" office:value-type="float" office:value="0" calcext:value-type="float">
            <text:p>0</text:p>
          </table:table-cell>
          <table:table-cell table:formula="of:=[.J42]/SUM([.$C42:.$J42])" office:value-type="float" office:value="0" calcext:value-type="float">
            <text:p>0</text:p>
          </table:table-cell>
          <table:table-cell office:value-type="float" office:value="2.15692591859" calcext:value-type="float">
            <text:p>2.1569259186</text:p>
          </table:table-cell>
          <table:table-cell office:value-type="float" office:value="0.311419823643" calcext:value-type="float">
            <text:p>0.3114198236</text:p>
          </table:table-cell>
          <table:table-cell office:value-type="float" office:value="0.785336407856" calcext:value-type="float">
            <text:p>0.7853364079</text:p>
          </table:table-cell>
          <table:table-cell office:value-type="float" office:value="0.0821497832841" calcext:value-type="float">
            <text:p>0.082149783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797886140585" calcext:value-type="float">
            <text:p>0.0797886141</text:p>
          </table:table-cell>
          <table:table-cell office:value-type="float" office:value="0.000619742545107" calcext:value-type="float">
            <text:p>0.000619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33852200435" calcext:value-type="float">
            <text:p>0.00053385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/SUM([.$C43:.$J43])" office:value-type="float" office:value="0.985747921108321" calcext:value-type="float">
            <text:p>0.9857479211</text:p>
          </table:table-cell>
          <table:table-cell table:formula="of:=[.D43]/SUM([.$C43:.$J43])" office:value-type="float" office:value="0.00765660530227651" calcext:value-type="float">
            <text:p>0.0076566053</text:p>
          </table:table-cell>
          <table:table-cell table:formula="of:=[.E43]/SUM([.$C43:.$J43])" office:value-type="float" office:value="0" calcext:value-type="float">
            <text:p>0</text:p>
          </table:table-cell>
          <table:table-cell table:formula="of:=[.F43]/SUM([.$C43:.$J43])" office:value-type="float" office:value="0" calcext:value-type="float">
            <text:p>0</text:p>
          </table:table-cell>
          <table:table-cell table:formula="of:=[.G43]/SUM([.$C43:.$J43])" office:value-type="float" office:value="0" calcext:value-type="float">
            <text:p>0</text:p>
          </table:table-cell>
          <table:table-cell table:formula="of:=[.H43]/SUM([.$C43:.$J43])" office:value-type="float" office:value="0.00659547358940298" calcext:value-type="float">
            <text:p>0.0065954736</text:p>
          </table:table-cell>
          <table:table-cell table:formula="of:=[.I43]/SUM([.$C43:.$J43])" office:value-type="float" office:value="0" calcext:value-type="float">
            <text:p>0</text:p>
          </table:table-cell>
          <table:table-cell table:formula="of:=[.J43]/SUM([.$C43:.$J43])" office:value-type="float" office:value="0" calcext:value-type="float">
            <text:p>0</text:p>
          </table:table-cell>
          <table:table-cell office:value-type="float" office:value="2.17765557828" calcext:value-type="float">
            <text:p>2.1776555783</text:p>
          </table:table-cell>
          <table:table-cell office:value-type="float" office:value="0.350868543295" calcext:value-type="float">
            <text:p>0.3508685433</text:p>
          </table:table-cell>
          <table:table-cell office:value-type="float" office:value="0.82364992999" calcext:value-type="float">
            <text:p>0.82364993</text:p>
          </table:table-cell>
          <table:table-cell office:value-type="float" office:value="0.121038150564" calcext:value-type="float">
            <text:p>0.12103815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633840520946" calcext:value-type="float">
            <text:p>0.0633840521</text:p>
          </table:table-cell>
          <table:table-cell office:value-type="float" office:value="0.000761306686762" calcext:value-type="float">
            <text:p>0.0007613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389395784" calcext:value-type="float">
            <text:p>0.01543893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/SUM([.$C44:.$J44])" office:value-type="float" office:value="0.796439164520512" calcext:value-type="float">
            <text:p>0.7964391645</text:p>
          </table:table-cell>
          <table:table-cell table:formula="of:=[.D44]/SUM([.$C44:.$J44])" office:value-type="float" office:value="0.00956604132288133" calcext:value-type="float">
            <text:p>0.0095660413</text:p>
          </table:table-cell>
          <table:table-cell table:formula="of:=[.E44]/SUM([.$C44:.$J44])" office:value-type="float" office:value="0" calcext:value-type="float">
            <text:p>0</text:p>
          </table:table-cell>
          <table:table-cell table:formula="of:=[.F44]/SUM([.$C44:.$J44])" office:value-type="float" office:value="0" calcext:value-type="float">
            <text:p>0</text:p>
          </table:table-cell>
          <table:table-cell table:formula="of:=[.G44]/SUM([.$C44:.$J44])" office:value-type="float" office:value="0" calcext:value-type="float">
            <text:p>0</text:p>
          </table:table-cell>
          <table:table-cell table:formula="of:=[.H44]/SUM([.$C44:.$J44])" office:value-type="float" office:value="0.193994794156607" calcext:value-type="float">
            <text:p>0.1939947942</text:p>
          </table:table-cell>
          <table:table-cell table:formula="of:=[.I44]/SUM([.$C44:.$J44])" office:value-type="float" office:value="0" calcext:value-type="float">
            <text:p>0</text:p>
          </table:table-cell>
          <table:table-cell table:formula="of:=[.J44]/SUM([.$C44:.$J44])" office:value-type="float" office:value="0" calcext:value-type="float">
            <text:p>0</text:p>
          </table:table-cell>
          <table:table-cell office:value-type="float" office:value="2.10287763009" calcext:value-type="float">
            <text:p>2.1028776301</text:p>
          </table:table-cell>
          <table:table-cell office:value-type="float" office:value="0.320673644868" calcext:value-type="float">
            <text:p>0.3206736449</text:p>
          </table:table-cell>
          <table:table-cell office:value-type="float" office:value="0.814794440184" calcext:value-type="float">
            <text:p>0.8147944402</text:p>
          </table:table-cell>
          <table:table-cell office:value-type="float" office:value="0.0827154164912" calcext:value-type="float">
            <text:p>0.082715416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788620132298" calcext:value-type="float">
            <text:p>0.0788620132</text:p>
          </table:table-cell>
          <table:table-cell office:value-type="float" office:value="0.00141783113245" calcext:value-type="float">
            <text:p>0.0014178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19427565382" calcext:value-type="float">
            <text:p>0.00061942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/SUM([.$C45:.$J45])" office:value-type="float" office:value="0.974817341994692" calcext:value-type="float">
            <text:p>0.974817342</text:p>
          </table:table-cell>
          <table:table-cell table:formula="of:=[.D45]/SUM([.$C45:.$J45])" office:value-type="float" office:value="0.0175258824791194" calcext:value-type="float">
            <text:p>0.0175258825</text:p>
          </table:table-cell>
          <table:table-cell table:formula="of:=[.E45]/SUM([.$C45:.$J45])" office:value-type="float" office:value="0" calcext:value-type="float">
            <text:p>0</text:p>
          </table:table-cell>
          <table:table-cell table:formula="of:=[.F45]/SUM([.$C45:.$J45])" office:value-type="float" office:value="0" calcext:value-type="float">
            <text:p>0</text:p>
          </table:table-cell>
          <table:table-cell table:formula="of:=[.G45]/SUM([.$C45:.$J45])" office:value-type="float" office:value="0" calcext:value-type="float">
            <text:p>0</text:p>
          </table:table-cell>
          <table:table-cell table:formula="of:=[.H45]/SUM([.$C45:.$J45])" office:value-type="float" office:value="0.00765677552618898" calcext:value-type="float">
            <text:p>0.0076567755</text:p>
          </table:table-cell>
          <table:table-cell table:formula="of:=[.I45]/SUM([.$C45:.$J45])" office:value-type="float" office:value="0" calcext:value-type="float">
            <text:p>0</text:p>
          </table:table-cell>
          <table:table-cell table:formula="of:=[.J45]/SUM([.$C45:.$J45])" office:value-type="float" office:value="0" calcext:value-type="float">
            <text:p>0</text:p>
          </table:table-cell>
          <table:table-cell office:value-type="float" office:value="2.12925487437" calcext:value-type="float">
            <text:p>2.1292548744</text:p>
          </table:table-cell>
          <table:table-cell office:value-type="float" office:value="0.326546515928" calcext:value-type="float">
            <text:p>0.3265465159</text:p>
          </table:table-cell>
          <table:table-cell office:value-type="float" office:value="0.815700464913" calcext:value-type="float">
            <text:p>0.8157004649</text:p>
          </table:table-cell>
          <table:table-cell office:value-type="float" office:value="0.131932784633" calcext:value-type="float">
            <text:p>0.13193278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698253757241" calcext:value-type="float">
            <text:p>0.0698253757</text:p>
          </table:table-cell>
          <table:table-cell office:value-type="float" office:value="0.000850338137408" calcext:value-type="float">
            <text:p>0.0008503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4180688176" calcext:value-type="float">
            <text:p>0.00384180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/SUM([.$C46:.$J46])" office:value-type="float" office:value="0.93703299610123" calcext:value-type="float">
            <text:p>0.9370329961</text:p>
          </table:table-cell>
          <table:table-cell table:formula="of:=[.D46]/SUM([.$C46:.$J46])" office:value-type="float" office:value="0.0114112510578235" calcext:value-type="float">
            <text:p>0.0114112511</text:p>
          </table:table-cell>
          <table:table-cell table:formula="of:=[.E46]/SUM([.$C46:.$J46])" office:value-type="float" office:value="0" calcext:value-type="float">
            <text:p>0</text:p>
          </table:table-cell>
          <table:table-cell table:formula="of:=[.F46]/SUM([.$C46:.$J46])" office:value-type="float" office:value="0" calcext:value-type="float">
            <text:p>0</text:p>
          </table:table-cell>
          <table:table-cell table:formula="of:=[.G46]/SUM([.$C46:.$J46])" office:value-type="float" office:value="0" calcext:value-type="float">
            <text:p>0</text:p>
          </table:table-cell>
          <table:table-cell table:formula="of:=[.H46]/SUM([.$C46:.$J46])" office:value-type="float" office:value="0.0515557528409461" calcext:value-type="float">
            <text:p>0.0515557528</text:p>
          </table:table-cell>
          <table:table-cell table:formula="of:=[.I46]/SUM([.$C46:.$J46])" office:value-type="float" office:value="0" calcext:value-type="float">
            <text:p>0</text:p>
          </table:table-cell>
          <table:table-cell table:formula="of:=[.J46]/SUM([.$C46:.$J46])" office:value-type="float" office:value="0" calcext:value-type="float">
            <text:p>0</text:p>
          </table:table-cell>
          <table:table-cell office:value-type="float" office:value="2.20442037969" calcext:value-type="float">
            <text:p>2.2044203797</text:p>
          </table:table-cell>
          <table:table-cell office:value-type="float" office:value="0.328980501255" calcext:value-type="float">
            <text:p>0.3289805013</text:p>
          </table:table-cell>
          <table:table-cell office:value-type="float" office:value="0.807113995463" calcext:value-type="float">
            <text:p>0.8071139955</text:p>
          </table:table-cell>
          <table:table-cell office:value-type="float" office:value="0.0889670480725" calcext:value-type="float">
            <text:p>0.088967048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789136380426" calcext:value-type="float">
            <text:p>0.078913638</text:p>
          </table:table-cell>
          <table:table-cell office:value-type="float" office:value="0.00100913796714" calcext:value-type="float">
            <text:p>0.00100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5055521976" calcext:value-type="float">
            <text:p>0.00025505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7]/SUM([.$C47:.$J47])" office:value-type="float" office:value="0.98423263057924" calcext:value-type="float">
            <text:p>0.9842326306</text:p>
          </table:table-cell>
          <table:table-cell table:formula="of:=[.D47]/SUM([.$C47:.$J47])" office:value-type="float" office:value="0.0125862466951456" calcext:value-type="float">
            <text:p>0.0125862467</text:p>
          </table:table-cell>
          <table:table-cell table:formula="of:=[.E47]/SUM([.$C47:.$J47])" office:value-type="float" office:value="0" calcext:value-type="float">
            <text:p>0</text:p>
          </table:table-cell>
          <table:table-cell table:formula="of:=[.F47]/SUM([.$C47:.$J47])" office:value-type="float" office:value="0" calcext:value-type="float">
            <text:p>0</text:p>
          </table:table-cell>
          <table:table-cell table:formula="of:=[.G47]/SUM([.$C47:.$J47])" office:value-type="float" office:value="0.00318112272561409" calcext:value-type="float">
            <text:p>0.0031811227</text:p>
          </table:table-cell>
          <table:table-cell table:formula="of:=[.H47]/SUM([.$C47:.$J47])" office:value-type="float" office:value="0" calcext:value-type="float">
            <text:p>0</text:p>
          </table:table-cell>
          <table:table-cell table:formula="of:=[.I47]/SUM([.$C47:.$J47])" office:value-type="float" office:value="0" calcext:value-type="float">
            <text:p>0</text:p>
          </table:table-cell>
          <table:table-cell table:formula="of:=[.J47]/SUM([.$C47:.$J47])" office:value-type="float" office:value="0" calcext:value-type="float">
            <text:p>0</text:p>
          </table:table-cell>
          <table:table-cell office:value-type="float" office:value="2.2187339337" calcext:value-type="float">
            <text:p>2.2187339337</text:p>
          </table:table-cell>
          <table:table-cell office:value-type="float" office:value="0.334190021457" calcext:value-type="float">
            <text:p>0.3341900215</text:p>
          </table:table-cell>
          <table:table-cell office:value-type="float" office:value="0.795099399051" calcext:value-type="float">
            <text:p>0.7950993991</text:p>
          </table:table-cell>
          <table:table-cell office:value-type="float" office:value="0.142567218718" calcext:value-type="float">
            <text:p>0.14256721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662680669529" calcext:value-type="float">
            <text:p>0.066268067</text:p>
          </table:table-cell>
          <table:table-cell office:value-type="float" office:value="0.00109358870623" calcext:value-type="float">
            <text:p>0.001093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2086087786" calcext:value-type="float">
            <text:p>1.12086087786E-05</text:p>
          </table:table-cell>
          <table:table-cell office:value-type="float" office:value="0.00405869647222" calcext:value-type="float">
            <text:p>0.0040586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/SUM([.$C48:.$J48])" office:value-type="float" office:value="0.927714112169358" calcext:value-type="float">
            <text:p>0.9277141122</text:p>
          </table:table-cell>
          <table:table-cell table:formula="of:=[.D48]/SUM([.$C48:.$J48])" office:value-type="float" office:value="0.0153096011748718" calcext:value-type="float">
            <text:p>0.0153096012</text:p>
          </table:table-cell>
          <table:table-cell table:formula="of:=[.E48]/SUM([.$C48:.$J48])" office:value-type="float" office:value="0" calcext:value-type="float">
            <text:p>0</text:p>
          </table:table-cell>
          <table:table-cell table:formula="of:=[.F48]/SUM([.$C48:.$J48])" office:value-type="float" office:value="0" calcext:value-type="float">
            <text:p>0</text:p>
          </table:table-cell>
          <table:table-cell table:formula="of:=[.G48]/SUM([.$C48:.$J48])" office:value-type="float" office:value="0.00015691395599457" calcext:value-type="float">
            <text:p>0.000156914</text:p>
          </table:table-cell>
          <table:table-cell table:formula="of:=[.H48]/SUM([.$C48:.$J48])" office:value-type="float" office:value="0.0568193726997752" calcext:value-type="float">
            <text:p>0.0568193727</text:p>
          </table:table-cell>
          <table:table-cell table:formula="of:=[.I48]/SUM([.$C48:.$J48])" office:value-type="float" office:value="0" calcext:value-type="float">
            <text:p>0</text:p>
          </table:table-cell>
          <table:table-cell table:formula="of:=[.J48]/SUM([.$C48:.$J48])" office:value-type="float" office:value="0" calcext:value-type="float">
            <text:p>0</text:p>
          </table:table-cell>
          <table:table-cell office:value-type="float" office:value="2.1431078313" calcext:value-type="float">
            <text:p>2.1431078313</text:p>
          </table:table-cell>
          <table:table-cell office:value-type="float" office:value="0.380865573763" calcext:value-type="float">
            <text:p>0.3808655738</text:p>
          </table:table-cell>
          <table:table-cell office:value-type="float" office:value="0.786803878552" calcext:value-type="float">
            <text:p>0.7868038786</text:p>
          </table:table-cell>
          <table:table-cell office:value-type="float" office:value="0.107349486654" calcext:value-type="float">
            <text:p>0.10734948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689094132766" calcext:value-type="float">
            <text:p>0.0689094133</text:p>
          </table:table-cell>
          <table:table-cell office:value-type="float" office:value="0.000470045756799" calcext:value-type="float">
            <text:p>0.000470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5557867306" calcext:value-type="float">
            <text:p>0.00515557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9]/SUM([.$C49:.$J49])" office:value-type="float" office:value="0.924523759523482" calcext:value-type="float">
            <text:p>0.9245237595</text:p>
          </table:table-cell>
          <table:table-cell table:formula="of:=[.D49]/SUM([.$C49:.$J49])" office:value-type="float" office:value="0.00630637309999331" calcext:value-type="float">
            <text:p>0.0063063731</text:p>
          </table:table-cell>
          <table:table-cell table:formula="of:=[.E49]/SUM([.$C49:.$J49])" office:value-type="float" office:value="0" calcext:value-type="float">
            <text:p>0</text:p>
          </table:table-cell>
          <table:table-cell table:formula="of:=[.F49]/SUM([.$C49:.$J49])" office:value-type="float" office:value="0" calcext:value-type="float">
            <text:p>0</text:p>
          </table:table-cell>
          <table:table-cell table:formula="of:=[.G49]/SUM([.$C49:.$J49])" office:value-type="float" office:value="0.0691698673765242" calcext:value-type="float">
            <text:p>0.0691698674</text:p>
          </table:table-cell>
          <table:table-cell table:formula="of:=[.H49]/SUM([.$C49:.$J49])" office:value-type="float" office:value="0" calcext:value-type="float">
            <text:p>0</text:p>
          </table:table-cell>
          <table:table-cell table:formula="of:=[.I49]/SUM([.$C49:.$J49])" office:value-type="float" office:value="0" calcext:value-type="float">
            <text:p>0</text:p>
          </table:table-cell>
          <table:table-cell table:formula="of:=[.J49]/SUM([.$C49:.$J49])" office:value-type="float" office:value="0" calcext:value-type="float">
            <text:p>0</text:p>
          </table:table-cell>
          <table:table-cell office:value-type="float" office:value="2.1212090661" calcext:value-type="float">
            <text:p>2.1212090661</text:p>
          </table:table-cell>
          <table:table-cell office:value-type="float" office:value="0.360606640785" calcext:value-type="float">
            <text:p>0.3606066408</text:p>
          </table:table-cell>
          <table:table-cell office:value-type="float" office:value="0.749312923789" calcext:value-type="float">
            <text:p>0.7493129238</text:p>
          </table:table-cell>
          <table:table-cell office:value-type="float" office:value="0.104749932668" calcext:value-type="float">
            <text:p>0.104749932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547165575208" calcext:value-type="float">
            <text:p>0.0547165575</text:p>
          </table:table-cell>
          <table:table-cell office:value-type="float" office:value="0.000211773289001" calcext:value-type="float">
            <text:p>0.0002117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9797210471" calcext:value-type="float">
            <text:p>0.0092979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/SUM([.$C50:.$J50])" office:value-type="float" office:value="0.851933787838154" calcext:value-type="float">
            <text:p>0.8519337878</text:p>
          </table:table-cell>
          <table:table-cell table:formula="of:=[.D50]/SUM([.$C50:.$J50])" office:value-type="float" office:value="0.00329729844924879" calcext:value-type="float">
            <text:p>0.0032972984</text:p>
          </table:table-cell>
          <table:table-cell table:formula="of:=[.E50]/SUM([.$C50:.$J50])" office:value-type="float" office:value="0" calcext:value-type="float">
            <text:p>0</text:p>
          </table:table-cell>
          <table:table-cell table:formula="of:=[.F50]/SUM([.$C50:.$J50])" office:value-type="float" office:value="0" calcext:value-type="float">
            <text:p>0</text:p>
          </table:table-cell>
          <table:table-cell table:formula="of:=[.G50]/SUM([.$C50:.$J50])" office:value-type="float" office:value="0" calcext:value-type="float">
            <text:p>0</text:p>
          </table:table-cell>
          <table:table-cell table:formula="of:=[.H50]/SUM([.$C50:.$J50])" office:value-type="float" office:value="0.144768913712598" calcext:value-type="float">
            <text:p>0.1447689137</text:p>
          </table:table-cell>
          <table:table-cell table:formula="of:=[.I50]/SUM([.$C50:.$J50])" office:value-type="float" office:value="0" calcext:value-type="float">
            <text:p>0</text:p>
          </table:table-cell>
          <table:table-cell table:formula="of:=[.J50]/SUM([.$C50:.$J50])" office:value-type="float" office:value="0" calcext:value-type="float">
            <text:p>0</text:p>
          </table:table-cell>
          <table:table-cell office:value-type="float" office:value="2.19723013081" calcext:value-type="float">
            <text:p>2.1972301308</text:p>
          </table:table-cell>
          <table:table-cell office:value-type="float" office:value="0.368080905462" calcext:value-type="float">
            <text:p>0.3680809055</text:p>
          </table:table-cell>
          <table:table-cell office:value-type="float" office:value="0.741162929494" calcext:value-type="float">
            <text:p>0.7411629295</text:p>
          </table:table-cell>
          <table:table-cell office:value-type="float" office:value="0.10399303948" calcext:value-type="float">
            <text:p>0.103993039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597478858843" calcext:value-type="float">
            <text:p>0.0597478859</text:p>
          </table:table-cell>
          <table:table-cell office:value-type="float" office:value="0.0000807553160375" calcext:value-type="float">
            <text:p>8.0755316037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8785841339" calcext:value-type="float">
            <text:p>0.00928785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1]/SUM([.$C51:.$J51])" office:value-type="float" office:value="0.864451848953781" calcext:value-type="float">
            <text:p>0.864451849</text:p>
          </table:table-cell>
          <table:table-cell table:formula="of:=[.D51]/SUM([.$C51:.$J51])" office:value-type="float" office:value="0.00116839418212465" calcext:value-type="float">
            <text:p>0.0011683942</text:p>
          </table:table-cell>
          <table:table-cell table:formula="of:=[.E51]/SUM([.$C51:.$J51])" office:value-type="float" office:value="0" calcext:value-type="float">
            <text:p>0</text:p>
          </table:table-cell>
          <table:table-cell table:formula="of:=[.F51]/SUM([.$C51:.$J51])" office:value-type="float" office:value="0" calcext:value-type="float">
            <text:p>0</text:p>
          </table:table-cell>
          <table:table-cell table:formula="of:=[.G51]/SUM([.$C51:.$J51])" office:value-type="float" office:value="0.134379756864095" calcext:value-type="float">
            <text:p>0.1343797569</text:p>
          </table:table-cell>
          <table:table-cell table:formula="of:=[.H51]/SUM([.$C51:.$J51])" office:value-type="float" office:value="0" calcext:value-type="float">
            <text:p>0</text:p>
          </table:table-cell>
          <table:table-cell table:formula="of:=[.I51]/SUM([.$C51:.$J51])" office:value-type="float" office:value="0" calcext:value-type="float">
            <text:p>0</text:p>
          </table:table-cell>
          <table:table-cell table:formula="of:=[.J51]/SUM([.$C51:.$J51])" office:value-type="float" office:value="0" calcext:value-type="float">
            <text:p>0</text:p>
          </table:table-cell>
          <table:table-cell office:value-type="float" office:value="2.18185588823" calcext:value-type="float">
            <text:p>2.1818558882</text:p>
          </table:table-cell>
          <table:table-cell office:value-type="float" office:value="0.348989412627" calcext:value-type="float">
            <text:p>0.3489894126</text:p>
          </table:table-cell>
          <table:table-cell office:value-type="float" office:value="0.706940646709" calcext:value-type="float">
            <text:p>0.7069406467</text:p>
          </table:table-cell>
          <table:table-cell office:value-type="float" office:value="0.119607625993" calcext:value-type="float">
            <text:p>0.11960762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575782839038" calcext:value-type="float">
            <text:p>0.0575782839</text:p>
          </table:table-cell>
          <table:table-cell office:value-type="float" office:value="0.000358057830985" calcext:value-type="float">
            <text:p>0.000358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6394882544" calcext:value-type="float">
            <text:p>0.0036639488</text:p>
          </table:table-cell>
          <table:table-cell office:value-type="float" office:value="0.00118128170461" calcext:value-type="float">
            <text:p>0.00118128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]/SUM([.$C52:.$J52])" office:value-type="float" office:value="0.917120770102958" calcext:value-type="float">
            <text:p>0.9171207701</text:p>
          </table:table-cell>
          <table:table-cell table:formula="of:=[.D52]/SUM([.$C52:.$J52])" office:value-type="float" office:value="0.00570323134748179" calcext:value-type="float">
            <text:p>0.0057032313</text:p>
          </table:table-cell>
          <table:table-cell table:formula="of:=[.E52]/SUM([.$C52:.$J52])" office:value-type="float" office:value="0" calcext:value-type="float">
            <text:p>0</text:p>
          </table:table-cell>
          <table:table-cell table:formula="of:=[.F52]/SUM([.$C52:.$J52])" office:value-type="float" office:value="0" calcext:value-type="float">
            <text:p>0</text:p>
          </table:table-cell>
          <table:table-cell table:formula="of:=[.G52]/SUM([.$C52:.$J52])" office:value-type="float" office:value="0.0583602591216442" calcext:value-type="float">
            <text:p>0.0583602591</text:p>
          </table:table-cell>
          <table:table-cell table:formula="of:=[.H52]/SUM([.$C52:.$J52])" office:value-type="float" office:value="0.0188157394279158" calcext:value-type="float">
            <text:p>0.0188157394</text:p>
          </table:table-cell>
          <table:table-cell table:formula="of:=[.I52]/SUM([.$C52:.$J52])" office:value-type="float" office:value="0" calcext:value-type="float">
            <text:p>0</text:p>
          </table:table-cell>
          <table:table-cell table:formula="of:=[.J52]/SUM([.$C52:.$J52])" office:value-type="float" office:value="0" calcext:value-type="float">
            <text:p>0</text:p>
          </table:table-cell>
          <table:table-cell office:value-type="float" office:value="2.10541927112" calcext:value-type="float">
            <text:p>2.1054192711</text:p>
          </table:table-cell>
          <table:table-cell office:value-type="float" office:value="0.411625967949" calcext:value-type="float">
            <text:p>0.4116259679</text:p>
          </table:table-cell>
          <table:table-cell office:value-type="float" office:value="0.699009535027" calcext:value-type="float">
            <text:p>0.699009535</text:p>
          </table:table-cell>
          <table:table-cell office:value-type="float" office:value="0.0820534241815" calcext:value-type="float">
            <text:p>0.082053424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64137015438" calcext:value-type="float">
            <text:p>0.0564137015</text:p>
          </table:table-cell>
          <table:table-cell office:value-type="float" office:value="0.000092149277521" calcext:value-type="float">
            <text:p>9.214927752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617974102" calcext:value-type="float">
            <text:p>0.00866179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3]/SUM([.$C53:.$J53])" office:value-type="float" office:value="0.865670360596398" calcext:value-type="float">
            <text:p>0.8656703606</text:p>
          </table:table-cell>
          <table:table-cell table:formula="of:=[.D53]/SUM([.$C53:.$J53])" office:value-type="float" office:value="0.00141403411081556" calcext:value-type="float">
            <text:p>0.0014140341</text:p>
          </table:table-cell>
          <table:table-cell table:formula="of:=[.E53]/SUM([.$C53:.$J53])" office:value-type="float" office:value="0" calcext:value-type="float">
            <text:p>0</text:p>
          </table:table-cell>
          <table:table-cell table:formula="of:=[.F53]/SUM([.$C53:.$J53])" office:value-type="float" office:value="0" calcext:value-type="float">
            <text:p>0</text:p>
          </table:table-cell>
          <table:table-cell table:formula="of:=[.G53]/SUM([.$C53:.$J53])" office:value-type="float" office:value="0.132915605292786" calcext:value-type="float">
            <text:p>0.1329156053</text:p>
          </table:table-cell>
          <table:table-cell table:formula="of:=[.H53]/SUM([.$C53:.$J53])" office:value-type="float" office:value="0" calcext:value-type="float">
            <text:p>0</text:p>
          </table:table-cell>
          <table:table-cell table:formula="of:=[.I53]/SUM([.$C53:.$J53])" office:value-type="float" office:value="0" calcext:value-type="float">
            <text:p>0</text:p>
          </table:table-cell>
          <table:table-cell table:formula="of:=[.J53]/SUM([.$C53:.$J53])" office:value-type="float" office:value="0" calcext:value-type="float">
            <text:p>0</text:p>
          </table:table-cell>
          <table:table-cell office:value-type="float" office:value="2.08126484866" calcext:value-type="float">
            <text:p>2.0812648487</text:p>
          </table:table-cell>
          <table:table-cell office:value-type="float" office:value="0.39130407348" calcext:value-type="float">
            <text:p>0.3913040735</text:p>
          </table:table-cell>
          <table:table-cell office:value-type="float" office:value="0.661008976274" calcext:value-type="float">
            <text:p>0.6610089763</text:p>
          </table:table-cell>
          <table:table-cell office:value-type="float" office:value="0.144396145714" calcext:value-type="float">
            <text:p>0.14439614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574505480915" calcext:value-type="float">
            <text:p>0.0574505481</text:p>
          </table:table-cell>
          <table:table-cell office:value-type="float" office:value="0.000686288614828" calcext:value-type="float">
            <text:p>0.0006862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3720627495" calcext:value-type="float">
            <text:p>0.0031372063</text:p>
          </table:table-cell>
          <table:table-cell office:value-type="float" office:value="0.000994318256169" calcext:value-type="float">
            <text:p>0.0009943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]/SUM([.$C54:.$J54])" office:value-type="float" office:value="0.922628232858493" calcext:value-type="float">
            <text:p>0.9226282329</text:p>
          </table:table-cell>
          <table:table-cell table:formula="of:=[.D54]/SUM([.$C54:.$J54])" office:value-type="float" office:value="0.0110214658165001" calcext:value-type="float">
            <text:p>0.0110214658</text:p>
          </table:table-cell>
          <table:table-cell table:formula="of:=[.E54]/SUM([.$C54:.$J54])" office:value-type="float" office:value="0" calcext:value-type="float">
            <text:p>0</text:p>
          </table:table-cell>
          <table:table-cell table:formula="of:=[.F54]/SUM([.$C54:.$J54])" office:value-type="float" office:value="0" calcext:value-type="float">
            <text:p>0</text:p>
          </table:table-cell>
          <table:table-cell table:formula="of:=[.G54]/SUM([.$C54:.$J54])" office:value-type="float" office:value="0.0503820272864889" calcext:value-type="float">
            <text:p>0.0503820273</text:p>
          </table:table-cell>
          <table:table-cell table:formula="of:=[.H54]/SUM([.$C54:.$J54])" office:value-type="float" office:value="0.0159682740385182" calcext:value-type="float">
            <text:p>0.015968274</text:p>
          </table:table-cell>
          <table:table-cell table:formula="of:=[.I54]/SUM([.$C54:.$J54])" office:value-type="float" office:value="0" calcext:value-type="float">
            <text:p>0</text:p>
          </table:table-cell>
          <table:table-cell table:formula="of:=[.J54]/SUM([.$C54:.$J54])" office:value-type="float" office:value="0" calcext:value-type="float">
            <text:p>0</text:p>
          </table:table-cell>
          <table:table-cell office:value-type="float" office:value="2.15804748072" calcext:value-type="float">
            <text:p>2.1580474807</text:p>
          </table:table-cell>
          <table:table-cell office:value-type="float" office:value="0.372108338547" calcext:value-type="float">
            <text:p>0.3721083385</text:p>
          </table:table-cell>
          <table:table-cell office:value-type="float" office:value="0.653248346364" calcext:value-type="float">
            <text:p>0.6532483464</text:p>
          </table:table-cell>
          <table:table-cell office:value-type="float" office:value="0.118707980681" calcext:value-type="float">
            <text:p>0.118707980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568523601905" calcext:value-type="float">
            <text:p>0.0568523602</text:p>
          </table:table-cell>
          <table:table-cell office:value-type="float" office:value="0.00021119500474" calcext:value-type="float">
            <text:p>0.00021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9816465141" calcext:value-type="float">
            <text:p>0.0036981647</text:p>
          </table:table-cell>
          <table:table-cell office:value-type="float" office:value="0.00118358226177" calcext:value-type="float">
            <text:p>0.00118358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/SUM([.$C55:.$J55])" office:value-type="float" office:value="0.917783241915488" calcext:value-type="float">
            <text:p>0.9177832419</text:p>
          </table:table-cell>
          <table:table-cell table:formula="of:=[.D55]/SUM([.$C55:.$J55])" office:value-type="float" office:value="0.00340937888026367" calcext:value-type="float">
            <text:p>0.0034093789</text:p>
          </table:table-cell>
          <table:table-cell table:formula="of:=[.E55]/SUM([.$C55:.$J55])" office:value-type="float" office:value="0" calcext:value-type="float">
            <text:p>0</text:p>
          </table:table-cell>
          <table:table-cell table:formula="of:=[.F55]/SUM([.$C55:.$J55])" office:value-type="float" office:value="0" calcext:value-type="float">
            <text:p>0</text:p>
          </table:table-cell>
          <table:table-cell table:formula="of:=[.G55]/SUM([.$C55:.$J55])" office:value-type="float" office:value="0.059700486163378" calcext:value-type="float">
            <text:p>0.0597004862</text:p>
          </table:table-cell>
          <table:table-cell table:formula="of:=[.H55]/SUM([.$C55:.$J55])" office:value-type="float" office:value="0.0191068930408706" calcext:value-type="float">
            <text:p>0.019106893</text:p>
          </table:table-cell>
          <table:table-cell table:formula="of:=[.I55]/SUM([.$C55:.$J55])" office:value-type="float" office:value="0" calcext:value-type="float">
            <text:p>0</text:p>
          </table:table-cell>
          <table:table-cell table:formula="of:=[.J55]/SUM([.$C55:.$J55])" office:value-type="float" office:value="0" calcext:value-type="float">
            <text:p>0</text:p>
          </table:table-cell>
          <table:table-cell office:value-type="float" office:value="2.14247710783" calcext:value-type="float">
            <text:p>2.1424771078</text:p>
          </table:table-cell>
          <table:table-cell office:value-type="float" office:value="0.355725267904" calcext:value-type="float">
            <text:p>0.3557252679</text:p>
          </table:table-cell>
          <table:table-cell office:value-type="float" office:value="0.619681075736" calcext:value-type="float">
            <text:p>0.6196810757</text:p>
          </table:table-cell>
          <table:table-cell office:value-type="float" office:value="0.0893464799112" calcext:value-type="float">
            <text:p>0.089346479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556036811293" calcext:value-type="float">
            <text:p>0.0556036811</text:p>
          </table:table-cell>
          <table:table-cell office:value-type="float" office:value="0.000490289592656" calcext:value-type="float">
            <text:p>0.000490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67440424675" calcext:value-type="float">
            <text:p>0.0002674404</text:p>
          </table:table-cell>
          <table:table-cell office:value-type="float" office:value="0.00531955712652" calcext:value-type="float">
            <text:p>0.00531955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/SUM([.$C56:.$J56])" office:value-type="float" office:value="0.901472248020847" calcext:value-type="float">
            <text:p>0.901472248</text:p>
          </table:table-cell>
          <table:table-cell table:formula="of:=[.D56]/SUM([.$C56:.$J56])" office:value-type="float" office:value="0.00794879857405574" calcext:value-type="float">
            <text:p>0.0079487986</text:p>
          </table:table-cell>
          <table:table-cell table:formula="of:=[.E56]/SUM([.$C56:.$J56])" office:value-type="float" office:value="0" calcext:value-type="float">
            <text:p>0</text:p>
          </table:table-cell>
          <table:table-cell table:formula="of:=[.F56]/SUM([.$C56:.$J56])" office:value-type="float" office:value="0" calcext:value-type="float">
            <text:p>0</text:p>
          </table:table-cell>
          <table:table-cell table:formula="of:=[.G56]/SUM([.$C56:.$J56])" office:value-type="float" office:value="0.00433586618631948" calcext:value-type="float">
            <text:p>0.0043358662</text:p>
          </table:table-cell>
          <table:table-cell table:formula="of:=[.H56]/SUM([.$C56:.$J56])" office:value-type="float" office:value="0.0862430872187773" calcext:value-type="float">
            <text:p>0.0862430872</text:p>
          </table:table-cell>
          <table:table-cell table:formula="of:=[.I56]/SUM([.$C56:.$J56])" office:value-type="float" office:value="0" calcext:value-type="float">
            <text:p>0</text:p>
          </table:table-cell>
          <table:table-cell table:formula="of:=[.J56]/SUM([.$C56:.$J56])" office:value-type="float" office:value="0" calcext:value-type="float">
            <text:p>0</text:p>
          </table:table-cell>
          <table:table-cell office:value-type="float" office:value="2.06531506172" calcext:value-type="float">
            <text:p>2.0653150617</text:p>
          </table:table-cell>
          <table:table-cell office:value-type="float" office:value="0.435593960534" calcext:value-type="float">
            <text:p>0.4355939605</text:p>
          </table:table-cell>
          <table:table-cell office:value-type="float" office:value="0.612207903726" calcext:value-type="float">
            <text:p>0.6122079037</text:p>
          </table:table-cell>
          <table:table-cell office:value-type="float" office:value="0.188842171438" calcext:value-type="float">
            <text:p>0.188842171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584774510203" calcext:value-type="float">
            <text:p>0.058477451</text:p>
          </table:table-cell>
          <table:table-cell office:value-type="float" office:value="0.0000252816673303" calcext:value-type="float">
            <text:p>2.5281667330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17059671782" calcext:value-type="float">
            <text:p>0.000091706</text:p>
          </table:table-cell>
          <table:table-cell office:value-type="float" office:value="0.00656090030968" calcext:value-type="float">
            <text:p>0.0065609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7]/SUM([.$C57:.$J57])" office:value-type="float" office:value="0.89750820039739" calcext:value-type="float">
            <text:p>0.8975082004</text:p>
          </table:table-cell>
          <table:table-cell table:formula="of:=[.D57]/SUM([.$C57:.$J57])" office:value-type="float" office:value="0.000388021422835038" calcext:value-type="float">
            <text:p>0.0003880214</text:p>
          </table:table-cell>
          <table:table-cell table:formula="of:=[.E57]/SUM([.$C57:.$J57])" office:value-type="float" office:value="0" calcext:value-type="float">
            <text:p>0</text:p>
          </table:table-cell>
          <table:table-cell table:formula="of:=[.F57]/SUM([.$C57:.$J57])" office:value-type="float" office:value="0" calcext:value-type="float">
            <text:p>0</text:p>
          </table:table-cell>
          <table:table-cell table:formula="of:=[.G57]/SUM([.$C57:.$J57])" office:value-type="float" office:value="0.00140749735379602" calcext:value-type="float">
            <text:p>0.0014074974</text:p>
          </table:table-cell>
          <table:table-cell table:formula="of:=[.H57]/SUM([.$C57:.$J57])" office:value-type="float" office:value="0.100696280825979" calcext:value-type="float">
            <text:p>0.1006962808</text:p>
          </table:table-cell>
          <table:table-cell table:formula="of:=[.I57]/SUM([.$C57:.$J57])" office:value-type="float" office:value="0" calcext:value-type="float">
            <text:p>0</text:p>
          </table:table-cell>
          <table:table-cell table:formula="of:=[.J57]/SUM([.$C57:.$J57])" office:value-type="float" office:value="0" calcext:value-type="float">
            <text:p>0</text:p>
          </table:table-cell>
          <table:table-cell office:value-type="float" office:value="2.04171629363" calcext:value-type="float">
            <text:p>2.0417162936</text:p>
          </table:table-cell>
          <table:table-cell office:value-type="float" office:value="0.413619468166" calcext:value-type="float">
            <text:p>0.4136194682</text:p>
          </table:table-cell>
          <table:table-cell office:value-type="float" office:value="0.575028629109" calcext:value-type="float">
            <text:p>0.5750286291</text:p>
          </table:table-cell>
          <table:table-cell office:value-type="float" office:value="0.151572991977" calcext:value-type="float">
            <text:p>0.15157299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607250135989" calcext:value-type="float">
            <text:p>0.0607250136</text:p>
          </table:table-cell>
          <table:table-cell office:value-type="float" office:value="0.000457225221037" calcext:value-type="float">
            <text:p>0.000457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917586894" calcext:value-type="float">
            <text:p>1.2917586894E-06</text:p>
          </table:table-cell>
          <table:table-cell office:value-type="float" office:value="0.00854899730589" calcext:value-type="float">
            <text:p>0.00854899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/SUM([.$C58:.$J58])" office:value-type="float" office:value="0.870827653049755" calcext:value-type="float">
            <text:p>0.870827653</text:p>
          </table:table-cell>
          <table:table-cell table:formula="of:=[.D58]/SUM([.$C58:.$J58])" office:value-type="float" office:value="0.00655684276632288" calcext:value-type="float">
            <text:p>0.0065568428</text:p>
          </table:table-cell>
          <table:table-cell table:formula="of:=[.E58]/SUM([.$C58:.$J58])" office:value-type="float" office:value="0" calcext:value-type="float">
            <text:p>0</text:p>
          </table:table-cell>
          <table:table-cell table:formula="of:=[.F58]/SUM([.$C58:.$J58])" office:value-type="float" office:value="0" calcext:value-type="float">
            <text:p>0</text:p>
          </table:table-cell>
          <table:table-cell table:formula="of:=[.G58]/SUM([.$C58:.$J58])" office:value-type="float" office:value="0.0000185244781537143" calcext:value-type="float">
            <text:p>1.85244781537143E-05</text:p>
          </table:table-cell>
          <table:table-cell table:formula="of:=[.H58]/SUM([.$C58:.$J58])" office:value-type="float" office:value="0.122596979705769" calcext:value-type="float">
            <text:p>0.1225969797</text:p>
          </table:table-cell>
          <table:table-cell table:formula="of:=[.I58]/SUM([.$C58:.$J58])" office:value-type="float" office:value="0" calcext:value-type="float">
            <text:p>0</text:p>
          </table:table-cell>
          <table:table-cell table:formula="of:=[.J58]/SUM([.$C58:.$J58])" office:value-type="float" office:value="0" calcext:value-type="float">
            <text:p>0</text:p>
          </table:table-cell>
          <table:table-cell office:value-type="float" office:value="2.1191963097" calcext:value-type="float">
            <text:p>2.1191963097</text:p>
          </table:table-cell>
          <table:table-cell office:value-type="float" office:value="0.363776236192" calcext:value-type="float">
            <text:p>0.3637762362</text:p>
          </table:table-cell>
          <table:table-cell office:value-type="float" office:value="0.567801581268" calcext:value-type="float">
            <text:p>0.5678015813</text:p>
          </table:table-cell>
          <table:table-cell office:value-type="float" office:value="0.115387513486" calcext:value-type="float">
            <text:p>0.115387513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652840392004" calcext:value-type="float">
            <text:p>0.0652840392</text:p>
          </table:table-cell>
          <table:table-cell office:value-type="float" office:value="0.000174058824197" calcext:value-type="float">
            <text:p>0.0001740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5669577411" calcext:value-type="float">
            <text:p>0.00485669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/SUM([.$C59:.$J59])" office:value-type="float" office:value="0.928453824202219" calcext:value-type="float">
            <text:p>0.9284538242</text:p>
          </table:table-cell>
          <table:table-cell table:formula="of:=[.D59]/SUM([.$C59:.$J59])" office:value-type="float" office:value="0.00247542252197006" calcext:value-type="float">
            <text:p>0.0024754225</text:p>
          </table:table-cell>
          <table:table-cell table:formula="of:=[.E59]/SUM([.$C59:.$J59])" office:value-type="float" office:value="0" calcext:value-type="float">
            <text:p>0</text:p>
          </table:table-cell>
          <table:table-cell table:formula="of:=[.F59]/SUM([.$C59:.$J59])" office:value-type="float" office:value="0" calcext:value-type="float">
            <text:p>0</text:p>
          </table:table-cell>
          <table:table-cell table:formula="of:=[.G59]/SUM([.$C59:.$J59])" office:value-type="float" office:value="0" calcext:value-type="float">
            <text:p>0</text:p>
          </table:table-cell>
          <table:table-cell table:formula="of:=[.H59]/SUM([.$C59:.$J59])" office:value-type="float" office:value="0.0690707532758108" calcext:value-type="float">
            <text:p>0.0690707533</text:p>
          </table:table-cell>
          <table:table-cell table:formula="of:=[.I59]/SUM([.$C59:.$J59])" office:value-type="float" office:value="0" calcext:value-type="float">
            <text:p>0</text:p>
          </table:table-cell>
          <table:table-cell table:formula="of:=[.J59]/SUM([.$C59:.$J59])" office:value-type="float" office:value="0" calcext:value-type="float">
            <text:p>0</text:p>
          </table:table-cell>
          <table:table-cell office:value-type="float" office:value="2.10902560191" calcext:value-type="float">
            <text:p>2.1090256019</text:p>
          </table:table-cell>
          <table:table-cell office:value-type="float" office:value="0.35184321682" calcext:value-type="float">
            <text:p>0.3518432168</text:p>
          </table:table-cell>
          <table:table-cell office:value-type="float" office:value="0.539219310324" calcext:value-type="float">
            <text:p>0.5392193103</text:p>
          </table:table-cell>
          <table:table-cell office:value-type="float" office:value="0.0832189737323" calcext:value-type="float">
            <text:p>0.083218973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662631512158" calcext:value-type="float">
            <text:p>0.0662631512</text:p>
          </table:table-cell>
          <table:table-cell office:value-type="float" office:value="0.0003987009693" calcext:value-type="float">
            <text:p>0.000398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6695648683" calcext:value-type="float">
            <text:p>0.00156695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/SUM([.$C60:.$J60])" office:value-type="float" office:value="0.971190212838368" calcext:value-type="float">
            <text:p>0.9711902128</text:p>
          </table:table-cell>
          <table:table-cell table:formula="of:=[.D60]/SUM([.$C60:.$J60])" office:value-type="float" office:value="0.00584358685225043" calcext:value-type="float">
            <text:p>0.0058435869</text:p>
          </table:table-cell>
          <table:table-cell table:formula="of:=[.E60]/SUM([.$C60:.$J60])" office:value-type="float" office:value="0" calcext:value-type="float">
            <text:p>0</text:p>
          </table:table-cell>
          <table:table-cell table:formula="of:=[.F60]/SUM([.$C60:.$J60])" office:value-type="float" office:value="0" calcext:value-type="float">
            <text:p>0</text:p>
          </table:table-cell>
          <table:table-cell table:formula="of:=[.G60]/SUM([.$C60:.$J60])" office:value-type="float" office:value="0" calcext:value-type="float">
            <text:p>0</text:p>
          </table:table-cell>
          <table:table-cell table:formula="of:=[.H60]/SUM([.$C60:.$J60])" office:value-type="float" office:value="0.0229662003093813" calcext:value-type="float">
            <text:p>0.0229662003</text:p>
          </table:table-cell>
          <table:table-cell table:formula="of:=[.I60]/SUM([.$C60:.$J60])" office:value-type="float" office:value="0" calcext:value-type="float">
            <text:p>0</text:p>
          </table:table-cell>
          <table:table-cell table:formula="of:=[.J60]/SUM([.$C60:.$J60])" office:value-type="float" office:value="0" calcext:value-type="float">
            <text:p>0</text:p>
          </table:table-cell>
          <table:table-cell office:value-type="float" office:value="2.03118807684" calcext:value-type="float">
            <text:p>2.0311880768</text:p>
          </table:table-cell>
          <table:table-cell office:value-type="float" office:value="0.431760149221" calcext:value-type="float">
            <text:p>0.4317601492</text:p>
          </table:table-cell>
          <table:table-cell office:value-type="float" office:value="0.532445327563" calcext:value-type="float">
            <text:p>0.5324453276</text:p>
          </table:table-cell>
          <table:table-cell office:value-type="float" office:value="0.180635607353" calcext:value-type="float">
            <text:p>0.180635607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616203961011" calcext:value-type="float">
            <text:p>0.0616203961</text:p>
          </table:table-cell>
          <table:table-cell office:value-type="float" office:value="0.0000903832328057" calcext:value-type="float">
            <text:p>9.0383232805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22455045625" calcext:value-type="float">
            <text:p>0.00522455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/SUM([.$C61:.$J61])" office:value-type="float" office:value="0.920595988609929" calcext:value-type="float">
            <text:p>0.9205959886</text:p>
          </table:table-cell>
          <table:table-cell table:formula="of:=[.D61]/SUM([.$C61:.$J61])" office:value-type="float" office:value="0.00135030682733699" calcext:value-type="float">
            <text:p>0.0013503068</text:p>
          </table:table-cell>
          <table:table-cell table:formula="of:=[.E61]/SUM([.$C61:.$J61])" office:value-type="float" office:value="0" calcext:value-type="float">
            <text:p>0</text:p>
          </table:table-cell>
          <table:table-cell table:formula="of:=[.F61]/SUM([.$C61:.$J61])" office:value-type="float" office:value="0" calcext:value-type="float">
            <text:p>0</text:p>
          </table:table-cell>
          <table:table-cell table:formula="of:=[.G61]/SUM([.$C61:.$J61])" office:value-type="float" office:value="0" calcext:value-type="float">
            <text:p>0</text:p>
          </table:table-cell>
          <table:table-cell table:formula="of:=[.H61]/SUM([.$C61:.$J61])" office:value-type="float" office:value="0.0780537045627343" calcext:value-type="float">
            <text:p>0.0780537046</text:p>
          </table:table-cell>
          <table:table-cell table:formula="of:=[.I61]/SUM([.$C61:.$J61])" office:value-type="float" office:value="0" calcext:value-type="float">
            <text:p>0</text:p>
          </table:table-cell>
          <table:table-cell table:formula="of:=[.J61]/SUM([.$C61:.$J61])" office:value-type="float" office:value="0" calcext:value-type="float">
            <text:p>0</text:p>
          </table:table-cell>
          <table:table-cell office:value-type="float" office:value="2.00938645544" calcext:value-type="float">
            <text:p>2.0093864554</text:p>
          </table:table-cell>
          <table:table-cell office:value-type="float" office:value="0.411639212845" calcext:value-type="float">
            <text:p>0.4116392128</text:p>
          </table:table-cell>
          <table:table-cell office:value-type="float" office:value="0.497433833144" calcext:value-type="float">
            <text:p>0.4974338331</text:p>
          </table:table-cell>
          <table:table-cell office:value-type="float" office:value="0.143276457871" calcext:value-type="float">
            <text:p>0.14327645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613154030827" calcext:value-type="float">
            <text:p>0.0613154031</text:p>
          </table:table-cell>
          <table:table-cell office:value-type="float" office:value="0.000428526878708" calcext:value-type="float">
            <text:p>0.0004285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5876450817" calcext:value-type="float">
            <text:p>0.00785876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]/SUM([.$C62:.$J62])" office:value-type="float" office:value="0.880934330918752" calcext:value-type="float">
            <text:p>0.8809343309</text:p>
          </table:table-cell>
          <table:table-cell table:formula="of:=[.D62]/SUM([.$C62:.$J62])" office:value-type="float" office:value="0.00615675703323958" calcext:value-type="float">
            <text:p>0.006156757</text:p>
          </table:table-cell>
          <table:table-cell table:formula="of:=[.E62]/SUM([.$C62:.$J62])" office:value-type="float" office:value="0" calcext:value-type="float">
            <text:p>0</text:p>
          </table:table-cell>
          <table:table-cell table:formula="of:=[.F62]/SUM([.$C62:.$J62])" office:value-type="float" office:value="0" calcext:value-type="float">
            <text:p>0</text:p>
          </table:table-cell>
          <table:table-cell table:formula="of:=[.G62]/SUM([.$C62:.$J62])" office:value-type="float" office:value="0" calcext:value-type="float">
            <text:p>0</text:p>
          </table:table-cell>
          <table:table-cell table:formula="of:=[.H62]/SUM([.$C62:.$J62])" office:value-type="float" office:value="0.112908912048009" calcext:value-type="float">
            <text:p>0.112908912</text:p>
          </table:table-cell>
          <table:table-cell table:formula="of:=[.I62]/SUM([.$C62:.$J62])" office:value-type="float" office:value="0" calcext:value-type="float">
            <text:p>0</text:p>
          </table:table-cell>
          <table:table-cell table:formula="of:=[.J62]/SUM([.$C62:.$J62])" office:value-type="float" office:value="0" calcext:value-type="float">
            <text:p>0</text:p>
          </table:table-cell>
          <table:table-cell office:value-type="float" office:value="2.08751536126" calcext:value-type="float">
            <text:p>2.0875153613</text:p>
          </table:table-cell>
          <table:table-cell office:value-type="float" office:value="0.393626634478" calcext:value-type="float">
            <text:p>0.3936266345</text:p>
          </table:table-cell>
          <table:table-cell office:value-type="float" office:value="0.491053206649" calcext:value-type="float">
            <text:p>0.4910532066</text:p>
          </table:table-cell>
          <table:table-cell office:value-type="float" office:value="0.104677395712" calcext:value-type="float">
            <text:p>0.10467739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654167872603" calcext:value-type="float">
            <text:p>0.0654167873</text:p>
          </table:table-cell>
          <table:table-cell office:value-type="float" office:value="0.000389804284785" calcext:value-type="float">
            <text:p>0.0003898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9050133747" calcext:value-type="float">
            <text:p>0.00419050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]/SUM([.$C63:.$J63])" office:value-type="float" office:value="0.934564344980154" calcext:value-type="float">
            <text:p>0.934564345</text:p>
          </table:table-cell>
          <table:table-cell table:formula="of:=[.D63]/SUM([.$C63:.$J63])" office:value-type="float" office:value="0.00556886391609199" calcext:value-type="float">
            <text:p>0.0055688639</text:p>
          </table:table-cell>
          <table:table-cell table:formula="of:=[.E63]/SUM([.$C63:.$J63])" office:value-type="float" office:value="0" calcext:value-type="float">
            <text:p>0</text:p>
          </table:table-cell>
          <table:table-cell table:formula="of:=[.F63]/SUM([.$C63:.$J63])" office:value-type="float" office:value="0" calcext:value-type="float">
            <text:p>0</text:p>
          </table:table-cell>
          <table:table-cell table:formula="of:=[.G63]/SUM([.$C63:.$J63])" office:value-type="float" office:value="0" calcext:value-type="float">
            <text:p>0</text:p>
          </table:table-cell>
          <table:table-cell table:formula="of:=[.H63]/SUM([.$C63:.$J63])" office:value-type="float" office:value="0.0598667911037542" calcext:value-type="float">
            <text:p>0.0598667911</text:p>
          </table:table-cell>
          <table:table-cell table:formula="of:=[.I63]/SUM([.$C63:.$J63])" office:value-type="float" office:value="0" calcext:value-type="float">
            <text:p>0</text:p>
          </table:table-cell>
          <table:table-cell table:formula="of:=[.J63]/SUM([.$C63:.$J63])" office:value-type="float" office:value="0" calcext:value-type="float">
            <text:p>0</text:p>
          </table:table-cell>
          <table:table-cell office:value-type="float" office:value="2.07011165765" calcext:value-type="float">
            <text:p>2.0701116577</text:p>
          </table:table-cell>
          <table:table-cell office:value-type="float" office:value="0.373257823169" calcext:value-type="float">
            <text:p>0.3732578232</text:p>
          </table:table-cell>
          <table:table-cell office:value-type="float" office:value="0.459600585374" calcext:value-type="float">
            <text:p>0.4596005854</text:p>
          </table:table-cell>
          <table:table-cell office:value-type="float" office:value="0.0771742905768" calcext:value-type="float">
            <text:p>0.07717429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577326214101" calcext:value-type="float">
            <text:p>0.0577326214</text:p>
          </table:table-cell>
          <table:table-cell office:value-type="float" office:value="0.000411165291789" calcext:value-type="float">
            <text:p>0.000411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3659744533" calcext:value-type="float">
            <text:p>0.0076365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]/SUM([.$C64:.$J64])" office:value-type="float" office:value="0.877657103383468" calcext:value-type="float">
            <text:p>0.8776571034</text:p>
          </table:table-cell>
          <table:table-cell table:formula="of:=[.D64]/SUM([.$C64:.$J64])" office:value-type="float" office:value="0.00625057602079058" calcext:value-type="float">
            <text:p>0.006250576</text:p>
          </table:table-cell>
          <table:table-cell table:formula="of:=[.E64]/SUM([.$C64:.$J64])" office:value-type="float" office:value="0" calcext:value-type="float">
            <text:p>0</text:p>
          </table:table-cell>
          <table:table-cell table:formula="of:=[.F64]/SUM([.$C64:.$J64])" office:value-type="float" office:value="0" calcext:value-type="float">
            <text:p>0</text:p>
          </table:table-cell>
          <table:table-cell table:formula="of:=[.G64]/SUM([.$C64:.$J64])" office:value-type="float" office:value="0" calcext:value-type="float">
            <text:p>0</text:p>
          </table:table-cell>
          <table:table-cell table:formula="of:=[.H64]/SUM([.$C64:.$J64])" office:value-type="float" office:value="0.116092320595742" calcext:value-type="float">
            <text:p>0.1160923206</text:p>
          </table:table-cell>
          <table:table-cell table:formula="of:=[.I64]/SUM([.$C64:.$J64])" office:value-type="float" office:value="0" calcext:value-type="float">
            <text:p>0</text:p>
          </table:table-cell>
          <table:table-cell table:formula="of:=[.J64]/SUM([.$C64:.$J64])" office:value-type="float" office:value="0" calcext:value-type="float">
            <text:p>0</text:p>
          </table:table-cell>
          <table:table-cell office:value-type="float" office:value="1.99169171305" calcext:value-type="float">
            <text:p>1.9916917131</text:p>
          </table:table-cell>
          <table:table-cell office:value-type="float" office:value="0.450916767979" calcext:value-type="float">
            <text:p>0.450916768</text:p>
          </table:table-cell>
          <table:table-cell office:value-type="float" office:value="0.453763594889" calcext:value-type="float">
            <text:p>0.4537635949</text:p>
          </table:table-cell>
          <table:table-cell office:value-type="float" office:value="0.179280027275" calcext:value-type="float">
            <text:p>0.179280027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597571021317" calcext:value-type="float">
            <text:p>0.0597571021</text:p>
          </table:table-cell>
          <table:table-cell office:value-type="float" office:value="0.0000759038987498" calcext:value-type="float">
            <text:p>7.59038987498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6213679882" calcext:value-type="float">
            <text:p>0.00686213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/SUM([.$C65:.$J65])" office:value-type="float" office:value="0.895973823531195" calcext:value-type="float">
            <text:p>0.8959738235</text:p>
          </table:table-cell>
          <table:table-cell table:formula="of:=[.D65]/SUM([.$C65:.$J65])" office:value-type="float" office:value="0.00113807236224238" calcext:value-type="float">
            <text:p>0.0011380724</text:p>
          </table:table-cell>
          <table:table-cell table:formula="of:=[.E65]/SUM([.$C65:.$J65])" office:value-type="float" office:value="0" calcext:value-type="float">
            <text:p>0</text:p>
          </table:table-cell>
          <table:table-cell table:formula="of:=[.F65]/SUM([.$C65:.$J65])" office:value-type="float" office:value="0" calcext:value-type="float">
            <text:p>0</text:p>
          </table:table-cell>
          <table:table-cell table:formula="of:=[.G65]/SUM([.$C65:.$J65])" office:value-type="float" office:value="0" calcext:value-type="float">
            <text:p>0</text:p>
          </table:table-cell>
          <table:table-cell table:formula="of:=[.H65]/SUM([.$C65:.$J65])" office:value-type="float" office:value="0.102888104106563" calcext:value-type="float">
            <text:p>0.1028881041</text:p>
          </table:table-cell>
          <table:table-cell table:formula="of:=[.I65]/SUM([.$C65:.$J65])" office:value-type="float" office:value="0" calcext:value-type="float">
            <text:p>0</text:p>
          </table:table-cell>
          <table:table-cell table:formula="of:=[.J65]/SUM([.$C65:.$J65])" office:value-type="float" office:value="0" calcext:value-type="float">
            <text:p>0</text:p>
          </table:table-cell>
          <table:table-cell office:value-type="float" office:value="1.97233697927" calcext:value-type="float">
            <text:p>1.9723369793</text:p>
          </table:table-cell>
          <table:table-cell office:value-type="float" office:value="0.432925298238" calcext:value-type="float">
            <text:p>0.4329252982</text:p>
          </table:table-cell>
          <table:table-cell office:value-type="float" office:value="0.422499308498" calcext:value-type="float">
            <text:p>0.4224993085</text:p>
          </table:table-cell>
          <table:table-cell office:value-type="float" office:value="0.141134636899" calcext:value-type="float">
            <text:p>0.141134636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610392750812" calcext:value-type="float">
            <text:p>0.0610392751</text:p>
          </table:table-cell>
          <table:table-cell office:value-type="float" office:value="0.000376544134019" calcext:value-type="float">
            <text:p>0.0003765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228442893" calcext:value-type="float">
            <text:p>0.00740228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]/SUM([.$C66:.$J66])" office:value-type="float" office:value="0.886965374646583" calcext:value-type="float">
            <text:p>0.8869653746</text:p>
          </table:table-cell>
          <table:table-cell table:formula="of:=[.D66]/SUM([.$C66:.$J66])" office:value-type="float" office:value="0.00547158544161678" calcext:value-type="float">
            <text:p>0.0054715854</text:p>
          </table:table-cell>
          <table:table-cell table:formula="of:=[.E66]/SUM([.$C66:.$J66])" office:value-type="float" office:value="0" calcext:value-type="float">
            <text:p>0</text:p>
          </table:table-cell>
          <table:table-cell table:formula="of:=[.F66]/SUM([.$C66:.$J66])" office:value-type="float" office:value="0" calcext:value-type="float">
            <text:p>0</text:p>
          </table:table-cell>
          <table:table-cell table:formula="of:=[.G66]/SUM([.$C66:.$J66])" office:value-type="float" office:value="0" calcext:value-type="float">
            <text:p>0</text:p>
          </table:table-cell>
          <table:table-cell table:formula="of:=[.H66]/SUM([.$C66:.$J66])" office:value-type="float" office:value="0.1075630399118" calcext:value-type="float">
            <text:p>0.1075630399</text:p>
          </table:table-cell>
          <table:table-cell table:formula="of:=[.I66]/SUM([.$C66:.$J66])" office:value-type="float" office:value="0" calcext:value-type="float">
            <text:p>0</text:p>
          </table:table-cell>
          <table:table-cell table:formula="of:=[.J66]/SUM([.$C66:.$J66])" office:value-type="float" office:value="0" calcext:value-type="float">
            <text:p>0</text:p>
          </table:table-cell>
          <table:table-cell office:value-type="float" office:value="2.0510197204" calcext:value-type="float">
            <text:p>2.0510197204</text:p>
          </table:table-cell>
          <table:table-cell office:value-type="float" office:value="0.386858317844" calcext:value-type="float">
            <text:p>0.3868583178</text:p>
          </table:table-cell>
          <table:table-cell office:value-type="float" office:value="0.417296084956" calcext:value-type="float">
            <text:p>0.417296085</text:p>
          </table:table-cell>
          <table:table-cell office:value-type="float" office:value="0.105011649817" calcext:value-type="float">
            <text:p>0.105011649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641546026412" calcext:value-type="float">
            <text:p>0.0641546026</text:p>
          </table:table-cell>
          <table:table-cell office:value-type="float" office:value="0.0000185028143535" calcext:value-type="float">
            <text:p>1.85028143535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43086330635" calcext:value-type="float">
            <text:p>0.00543086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]/SUM([.$C67:.$J67])" office:value-type="float" office:value="0.921708974105423" calcext:value-type="float">
            <text:p>0.9217089741</text:p>
          </table:table-cell>
          <table:table-cell table:formula="of:=[.D67]/SUM([.$C67:.$J67])" office:value-type="float" office:value="0.000265829875546223" calcext:value-type="float">
            <text:p>0.0002658299</text:p>
          </table:table-cell>
          <table:table-cell table:formula="of:=[.E67]/SUM([.$C67:.$J67])" office:value-type="float" office:value="0" calcext:value-type="float">
            <text:p>0</text:p>
          </table:table-cell>
          <table:table-cell table:formula="of:=[.F67]/SUM([.$C67:.$J67])" office:value-type="float" office:value="0" calcext:value-type="float">
            <text:p>0</text:p>
          </table:table-cell>
          <table:table-cell table:formula="of:=[.G67]/SUM([.$C67:.$J67])" office:value-type="float" office:value="0" calcext:value-type="float">
            <text:p>0</text:p>
          </table:table-cell>
          <table:table-cell table:formula="of:=[.H67]/SUM([.$C67:.$J67])" office:value-type="float" office:value="0.0780251960190306" calcext:value-type="float">
            <text:p>0.078025196</text:p>
          </table:table-cell>
          <table:table-cell table:formula="of:=[.I67]/SUM([.$C67:.$J67])" office:value-type="float" office:value="0" calcext:value-type="float">
            <text:p>0</text:p>
          </table:table-cell>
          <table:table-cell table:formula="of:=[.J67]/SUM([.$C67:.$J67])" office:value-type="float" office:value="0" calcext:value-type="float">
            <text:p>0</text:p>
          </table:table-cell>
          <table:table-cell office:value-type="float" office:value="2.03986276707" calcext:value-type="float">
            <text:p>2.0398627671</text:p>
          </table:table-cell>
          <table:table-cell office:value-type="float" office:value="0.37353800462" calcext:value-type="float">
            <text:p>0.3735380046</text:p>
          </table:table-cell>
          <table:table-cell office:value-type="float" office:value="0.394345418408" calcext:value-type="float">
            <text:p>0.3943454184</text:p>
          </table:table-cell>
          <table:table-cell office:value-type="float" office:value="0.0765215057383" calcext:value-type="float">
            <text:p>0.07652150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571072393065" calcext:value-type="float">
            <text:p>0.0571072393</text:p>
          </table:table-cell>
          <table:table-cell office:value-type="float" office:value="0.000123412689746" calcext:value-type="float">
            <text:p>0.0001234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379975454" calcext:value-type="float">
            <text:p>0.00720379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8]/SUM([.$C68:.$J68])" office:value-type="float" office:value="0.8862842432085" calcext:value-type="float">
            <text:p>0.8862842432</text:p>
          </table:table-cell>
          <table:table-cell table:formula="of:=[.D68]/SUM([.$C68:.$J68])" office:value-type="float" office:value="0.00191532148396831" calcext:value-type="float">
            <text:p>0.0019153215</text:p>
          </table:table-cell>
          <table:table-cell table:formula="of:=[.E68]/SUM([.$C68:.$J68])" office:value-type="float" office:value="0" calcext:value-type="float">
            <text:p>0</text:p>
          </table:table-cell>
          <table:table-cell table:formula="of:=[.F68]/SUM([.$C68:.$J68])" office:value-type="float" office:value="0" calcext:value-type="float">
            <text:p>0</text:p>
          </table:table-cell>
          <table:table-cell table:formula="of:=[.G68]/SUM([.$C68:.$J68])" office:value-type="float" office:value="0" calcext:value-type="float">
            <text:p>0</text:p>
          </table:table-cell>
          <table:table-cell table:formula="of:=[.H68]/SUM([.$C68:.$J68])" office:value-type="float" office:value="0.111800435307531" calcext:value-type="float">
            <text:p>0.1118004353</text:p>
          </table:table-cell>
          <table:table-cell table:formula="of:=[.I68]/SUM([.$C68:.$J68])" office:value-type="float" office:value="0" calcext:value-type="float">
            <text:p>0</text:p>
          </table:table-cell>
          <table:table-cell table:formula="of:=[.J68]/SUM([.$C68:.$J68])" office:value-type="float" office:value="0" calcext:value-type="float">
            <text:p>0</text:p>
          </table:table-cell>
          <table:table-cell office:value-type="float" office:value="1.96091781854" calcext:value-type="float">
            <text:p>1.9609178185</text:p>
          </table:table-cell>
          <table:table-cell office:value-type="float" office:value="0.435225859348" calcext:value-type="float">
            <text:p>0.4352258593</text:p>
          </table:table-cell>
          <table:table-cell office:value-type="float" office:value="0.39004292477" calcext:value-type="float">
            <text:p>0.3900429248</text:p>
          </table:table-cell>
          <table:table-cell office:value-type="float" office:value="0.180044130504" calcext:value-type="float">
            <text:p>0.180044130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579230471631" calcext:value-type="float">
            <text:p>0.0579230472</text:p>
          </table:table-cell>
          <table:table-cell office:value-type="float" office:value="0.000243824738979" calcext:value-type="float">
            <text:p>0.0002438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6408847153" calcext:value-type="float">
            <text:p>0.00856408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/SUM([.$C69:.$J69])" office:value-type="float" office:value="0.868008595092955" calcext:value-type="float">
            <text:p>0.8680085951</text:p>
          </table:table-cell>
          <table:table-cell table:formula="of:=[.D69]/SUM([.$C69:.$J69])" office:value-type="float" office:value="0.00365384729387813" calcext:value-type="float">
            <text:p>0.0036538473</text:p>
          </table:table-cell>
          <table:table-cell table:formula="of:=[.E69]/SUM([.$C69:.$J69])" office:value-type="float" office:value="0" calcext:value-type="float">
            <text:p>0</text:p>
          </table:table-cell>
          <table:table-cell table:formula="of:=[.F69]/SUM([.$C69:.$J69])" office:value-type="float" office:value="0" calcext:value-type="float">
            <text:p>0</text:p>
          </table:table-cell>
          <table:table-cell table:formula="of:=[.G69]/SUM([.$C69:.$J69])" office:value-type="float" office:value="0" calcext:value-type="float">
            <text:p>0</text:p>
          </table:table-cell>
          <table:table-cell table:formula="of:=[.H69]/SUM([.$C69:.$J69])" office:value-type="float" office:value="0.128337557613167" calcext:value-type="float">
            <text:p>0.1283375576</text:p>
          </table:table-cell>
          <table:table-cell table:formula="of:=[.I69]/SUM([.$C69:.$J69])" office:value-type="float" office:value="0" calcext:value-type="float">
            <text:p>0</text:p>
          </table:table-cell>
          <table:table-cell table:formula="of:=[.J69]/SUM([.$C69:.$J69])" office:value-type="float" office:value="0" calcext:value-type="float">
            <text:p>0</text:p>
          </table:table-cell>
          <table:table-cell office:value-type="float" office:value="1.94942599822" calcext:value-type="float">
            <text:p>1.9494259982</text:p>
          </table:table-cell>
          <table:table-cell office:value-type="float" office:value="0.419853302916" calcext:value-type="float">
            <text:p>0.4198533029</text:p>
          </table:table-cell>
          <table:table-cell office:value-type="float" office:value="0.370044593168" calcext:value-type="float">
            <text:p>0.3700445932</text:p>
          </table:table-cell>
          <table:table-cell office:value-type="float" office:value="0.142087465811" calcext:value-type="float">
            <text:p>0.142087465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622950875398" calcext:value-type="float">
            <text:p>0.0622950875</text:p>
          </table:table-cell>
          <table:table-cell office:value-type="float" office:value="0.00000903942175204" calcext:value-type="float">
            <text:p>9.03942175204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8398298911" calcext:value-type="float">
            <text:p>0.005183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]/SUM([.$C70:.$J70])" office:value-type="float" office:value="0.92305278048743" calcext:value-type="float">
            <text:p>0.9230527805</text:p>
          </table:table-cell>
          <table:table-cell table:formula="of:=[.D70]/SUM([.$C70:.$J70])" office:value-type="float" office:value="0.000133940952838187" calcext:value-type="float">
            <text:p>0.000133941</text:p>
          </table:table-cell>
          <table:table-cell table:formula="of:=[.E70]/SUM([.$C70:.$J70])" office:value-type="float" office:value="0" calcext:value-type="float">
            <text:p>0</text:p>
          </table:table-cell>
          <table:table-cell table:formula="of:=[.F70]/SUM([.$C70:.$J70])" office:value-type="float" office:value="0" calcext:value-type="float">
            <text:p>0</text:p>
          </table:table-cell>
          <table:table-cell table:formula="of:=[.G70]/SUM([.$C70:.$J70])" office:value-type="float" office:value="0" calcext:value-type="float">
            <text:p>0</text:p>
          </table:table-cell>
          <table:table-cell table:formula="of:=[.H70]/SUM([.$C70:.$J70])" office:value-type="float" office:value="0.0768132785597316" calcext:value-type="float">
            <text:p>0.0768132786</text:p>
          </table:table-cell>
          <table:table-cell table:formula="of:=[.I70]/SUM([.$C70:.$J70])" office:value-type="float" office:value="0" calcext:value-type="float">
            <text:p>0</text:p>
          </table:table-cell>
          <table:table-cell table:formula="of:=[.J70]/SUM([.$C70:.$J70])" office:value-type="float" office:value="0" calcext:value-type="float">
            <text:p>0</text:p>
          </table:table-cell>
          <table:table-cell office:value-type="float" office:value="2.02860535114" calcext:value-type="float">
            <text:p>2.0286053511</text:p>
          </table:table-cell>
          <table:table-cell office:value-type="float" office:value="0.341767434485" calcext:value-type="float">
            <text:p>0.3417674345</text:p>
          </table:table-cell>
          <table:table-cell office:value-type="float" office:value="0.36681175089" calcext:value-type="float">
            <text:p>0.3668117509</text:p>
          </table:table-cell>
          <table:table-cell office:value-type="float" office:value="0.106543173992" calcext:value-type="float">
            <text:p>0.10654317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652958924761" calcext:value-type="float">
            <text:p>0.0652958925</text:p>
          </table:table-cell>
          <table:table-cell office:value-type="float" office:value="0.0000872995816315" calcext:value-type="float">
            <text:p>8.72995816315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1924444693" calcext:value-type="float">
            <text:p>0.00371924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]/SUM([.$C71:.$J71])" office:value-type="float" office:value="0.944914474494619" calcext:value-type="float">
            <text:p>0.9449144745</text:p>
          </table:table-cell>
          <table:table-cell table:formula="of:=[.D71]/SUM([.$C71:.$J71])" office:value-type="float" office:value="0.00126333579606286" calcext:value-type="float">
            <text:p>0.0012633358</text:p>
          </table:table-cell>
          <table:table-cell table:formula="of:=[.E71]/SUM([.$C71:.$J71])" office:value-type="float" office:value="0" calcext:value-type="float">
            <text:p>0</text:p>
          </table:table-cell>
          <table:table-cell table:formula="of:=[.F71]/SUM([.$C71:.$J71])" office:value-type="float" office:value="0" calcext:value-type="float">
            <text:p>0</text:p>
          </table:table-cell>
          <table:table-cell table:formula="of:=[.G71]/SUM([.$C71:.$J71])" office:value-type="float" office:value="0" calcext:value-type="float">
            <text:p>0</text:p>
          </table:table-cell>
          <table:table-cell table:formula="of:=[.H71]/SUM([.$C71:.$J71])" office:value-type="float" office:value="0.0538221897093181" calcext:value-type="float">
            <text:p>0.0538221897</text:p>
          </table:table-cell>
          <table:table-cell table:formula="of:=[.I71]/SUM([.$C71:.$J71])" office:value-type="float" office:value="0" calcext:value-type="float">
            <text:p>0</text:p>
          </table:table-cell>
          <table:table-cell table:formula="of:=[.J71]/SUM([.$C71:.$J71])" office:value-type="float" office:value="0" calcext:value-type="float">
            <text:p>0</text:p>
          </table:table-cell>
          <table:table-cell office:value-type="float" office:value="1.95422736272" calcext:value-type="float">
            <text:p>1.9542273627</text:p>
          </table:table-cell>
          <table:table-cell office:value-type="float" office:value="0.413431756746" calcext:value-type="float">
            <text:p>0.4134317567</text:p>
          </table:table-cell>
          <table:table-cell office:value-type="float" office:value="0.364671367499" calcext:value-type="float">
            <text:p>0.3646713675</text:p>
          </table:table-cell>
          <table:table-cell office:value-type="float" office:value="0.0795911102248" calcext:value-type="float">
            <text:p>0.079591110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75136689991" calcext:value-type="float">
            <text:p>0.057513669</text:p>
          </table:table-cell>
          <table:table-cell office:value-type="float" office:value="0.000349087995618" calcext:value-type="float">
            <text:p>0.000349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8637793534" calcext:value-type="float">
            <text:p>0.00678637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/SUM([.$C72:.$J72])" office:value-type="float" office:value="0.889627820408152" calcext:value-type="float">
            <text:p>0.8896278204</text:p>
          </table:table-cell>
          <table:table-cell table:formula="of:=[.D72]/SUM([.$C72:.$J72])" office:value-type="float" office:value="0.00539973189116402" calcext:value-type="float">
            <text:p>0.0053997319</text:p>
          </table:table-cell>
          <table:table-cell table:formula="of:=[.E72]/SUM([.$C72:.$J72])" office:value-type="float" office:value="0" calcext:value-type="float">
            <text:p>0</text:p>
          </table:table-cell>
          <table:table-cell table:formula="of:=[.F72]/SUM([.$C72:.$J72])" office:value-type="float" office:value="0" calcext:value-type="float">
            <text:p>0</text:p>
          </table:table-cell>
          <table:table-cell table:formula="of:=[.G72]/SUM([.$C72:.$J72])" office:value-type="float" office:value="0" calcext:value-type="float">
            <text:p>0</text:p>
          </table:table-cell>
          <table:table-cell table:formula="of:=[.H72]/SUM([.$C72:.$J72])" office:value-type="float" office:value="0.104972447700684" calcext:value-type="float">
            <text:p>0.1049724477</text:p>
          </table:table-cell>
          <table:table-cell table:formula="of:=[.I72]/SUM([.$C72:.$J72])" office:value-type="float" office:value="0" calcext:value-type="float">
            <text:p>0</text:p>
          </table:table-cell>
          <table:table-cell table:formula="of:=[.J72]/SUM([.$C72:.$J72])" office:value-type="float" office:value="0" calcext:value-type="float">
            <text:p>0</text:p>
          </table:table-cell>
          <table:table-cell office:value-type="float" office:value="1.95040671975" calcext:value-type="float">
            <text:p>1.9504067198</text:p>
          </table:table-cell>
          <table:table-cell office:value-type="float" office:value="0.406192043489" calcext:value-type="float">
            <text:p>0.4061920435</text:p>
          </table:table-cell>
          <table:table-cell office:value-type="float" office:value="0.360456321104" calcext:value-type="float">
            <text:p>0.3604563211</text:p>
          </table:table-cell>
          <table:table-cell office:value-type="float" office:value="0.178546587118" calcext:value-type="float">
            <text:p>0.17854658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595318551786" calcext:value-type="float">
            <text:p>0.0595318552</text:p>
          </table:table-cell>
          <table:table-cell office:value-type="float" office:value="0.0000894911500836" calcext:value-type="float">
            <text:p>8.94911500836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781239857" calcext:value-type="float">
            <text:p>0.0061078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3]/SUM([.$C73:.$J73])" office:value-type="float" office:value="0.905714546349671" calcext:value-type="float">
            <text:p>0.9057145463</text:p>
          </table:table-cell>
          <table:table-cell table:formula="of:=[.D73]/SUM([.$C73:.$J73])" office:value-type="float" office:value="0.00136151369980176" calcext:value-type="float">
            <text:p>0.0013615137</text:p>
          </table:table-cell>
          <table:table-cell table:formula="of:=[.E73]/SUM([.$C73:.$J73])" office:value-type="float" office:value="0" calcext:value-type="float">
            <text:p>0</text:p>
          </table:table-cell>
          <table:table-cell table:formula="of:=[.F73]/SUM([.$C73:.$J73])" office:value-type="float" office:value="0" calcext:value-type="float">
            <text:p>0</text:p>
          </table:table-cell>
          <table:table-cell table:formula="of:=[.G73]/SUM([.$C73:.$J73])" office:value-type="float" office:value="0" calcext:value-type="float">
            <text:p>0</text:p>
          </table:table-cell>
          <table:table-cell table:formula="of:=[.H73]/SUM([.$C73:.$J73])" office:value-type="float" office:value="0.0929239399505274" calcext:value-type="float">
            <text:p>0.09292394</text:p>
          </table:table-cell>
          <table:table-cell table:formula="of:=[.I73]/SUM([.$C73:.$J73])" office:value-type="float" office:value="0" calcext:value-type="float">
            <text:p>0</text:p>
          </table:table-cell>
          <table:table-cell table:formula="of:=[.J73]/SUM([.$C73:.$J73])" office:value-type="float" office:value="0" calcext:value-type="float">
            <text:p>0</text:p>
          </table:table-cell>
          <table:table-cell office:value-type="float" office:value="2.02997925138" calcext:value-type="float">
            <text:p>2.0299792514</text:p>
          </table:table-cell>
          <table:table-cell office:value-type="float" office:value="0.381402007915" calcext:value-type="float">
            <text:p>0.3814020079</text:p>
          </table:table-cell>
          <table:table-cell office:value-type="float" office:value="0.359889294822" calcext:value-type="float">
            <text:p>0.3598892948</text:p>
          </table:table-cell>
          <table:table-cell office:value-type="float" office:value="0.141818361864" calcext:value-type="float">
            <text:p>0.14181836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608730911737" calcext:value-type="float">
            <text:p>0.0608730912</text:p>
          </table:table-cell>
          <table:table-cell office:value-type="float" office:value="0.000107070210908" calcext:value-type="float">
            <text:p>0.0001070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630335136" calcext:value-type="float">
            <text:p>0.00660630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4]/SUM([.$C74:.$J74])" office:value-type="float" office:value="0.900669851744808" calcext:value-type="float">
            <text:p>0.9006698517</text:p>
          </table:table-cell>
          <table:table-cell table:formula="of:=[.D74]/SUM([.$C74:.$J74])" office:value-type="float" office:value="0.00158419605650744" calcext:value-type="float">
            <text:p>0.0015841961</text:p>
          </table:table-cell>
          <table:table-cell table:formula="of:=[.E74]/SUM([.$C74:.$J74])" office:value-type="float" office:value="0" calcext:value-type="float">
            <text:p>0</text:p>
          </table:table-cell>
          <table:table-cell table:formula="of:=[.F74]/SUM([.$C74:.$J74])" office:value-type="float" office:value="0" calcext:value-type="float">
            <text:p>0</text:p>
          </table:table-cell>
          <table:table-cell table:formula="of:=[.G74]/SUM([.$C74:.$J74])" office:value-type="float" office:value="0" calcext:value-type="float">
            <text:p>0</text:p>
          </table:table-cell>
          <table:table-cell table:formula="of:=[.H74]/SUM([.$C74:.$J74])" office:value-type="float" office:value="0.0977459521986844" calcext:value-type="float">
            <text:p>0.0977459522</text:p>
          </table:table-cell>
          <table:table-cell table:formula="of:=[.I74]/SUM([.$C74:.$J74])" office:value-type="float" office:value="0" calcext:value-type="float">
            <text:p>0</text:p>
          </table:table-cell>
          <table:table-cell table:formula="of:=[.J74]/SUM([.$C74:.$J74])" office:value-type="float" office:value="0" calcext:value-type="float">
            <text:p>0</text:p>
          </table:table-cell>
          <table:table-cell office:value-type="float" office:value="2.02986897185" calcext:value-type="float">
            <text:p>2.0298689719</text:p>
          </table:table-cell>
          <table:table-cell office:value-type="float" office:value="0.373181226833" calcext:value-type="float">
            <text:p>0.3731812268</text:p>
          </table:table-cell>
          <table:table-cell office:value-type="float" office:value="0.363924580904" calcext:value-type="float">
            <text:p>0.3639245809</text:p>
          </table:table-cell>
          <table:table-cell office:value-type="float" office:value="0.106899950556" calcext:value-type="float">
            <text:p>0.10689995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641754586664" calcext:value-type="float">
            <text:p>0.0641754587</text:p>
          </table:table-cell>
          <table:table-cell office:value-type="float" office:value="0.0000146665605381" calcext:value-type="float">
            <text:p>1.46665605381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4219177344" calcext:value-type="float">
            <text:p>0.00484219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]/SUM([.$C75:.$J75])" office:value-type="float" office:value="0.929643701022646" calcext:value-type="float">
            <text:p>0.929643701</text:p>
          </table:table-cell>
          <table:table-cell table:formula="of:=[.D75]/SUM([.$C75:.$J75])" office:value-type="float" office:value="0.000212459340427755" calcext:value-type="float">
            <text:p>0.0002124593</text:p>
          </table:table-cell>
          <table:table-cell table:formula="of:=[.E75]/SUM([.$C75:.$J75])" office:value-type="float" office:value="0" calcext:value-type="float">
            <text:p>0</text:p>
          </table:table-cell>
          <table:table-cell table:formula="of:=[.F75]/SUM([.$C75:.$J75])" office:value-type="float" office:value="0" calcext:value-type="float">
            <text:p>0</text:p>
          </table:table-cell>
          <table:table-cell table:formula="of:=[.G75]/SUM([.$C75:.$J75])" office:value-type="float" office:value="0" calcext:value-type="float">
            <text:p>0</text:p>
          </table:table-cell>
          <table:table-cell table:formula="of:=[.H75]/SUM([.$C75:.$J75])" office:value-type="float" office:value="0.0701438396369266" calcext:value-type="float">
            <text:p>0.0701438396</text:p>
          </table:table-cell>
          <table:table-cell table:formula="of:=[.I75]/SUM([.$C75:.$J75])" office:value-type="float" office:value="0" calcext:value-type="float">
            <text:p>0</text:p>
          </table:table-cell>
          <table:table-cell table:formula="of:=[.J75]/SUM([.$C75:.$J75])" office:value-type="float" office:value="0" calcext:value-type="float">
            <text:p>0</text:p>
          </table:table-cell>
          <table:table-cell office:value-type="float" office:value="1.95014649341" calcext:value-type="float">
            <text:p>1.9501464934</text:p>
          </table:table-cell>
          <table:table-cell office:value-type="float" office:value="0.450120745767" calcext:value-type="float">
            <text:p>0.4501207458</text:p>
          </table:table-cell>
          <table:table-cell office:value-type="float" office:value="0.364732088708" calcext:value-type="float">
            <text:p>0.3647320887</text:p>
          </table:table-cell>
          <table:table-cell office:value-type="float" office:value="0.0763338655662" calcext:value-type="float">
            <text:p>0.076333865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587608278045" calcext:value-type="float">
            <text:p>0.0587608278</text:p>
          </table:table-cell>
          <table:table-cell office:value-type="float" office:value="0.000400930679398" calcext:value-type="float">
            <text:p>0.0004009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304014288" calcext:value-type="float">
            <text:p>0.0047304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/SUM([.$C76:.$J76])" office:value-type="float" office:value="0.91968760932156" calcext:value-type="float">
            <text:p>0.9196876093</text:p>
          </table:table-cell>
          <table:table-cell table:formula="of:=[.D76]/SUM([.$C76:.$J76])" office:value-type="float" office:value="0.00627511544367619" calcext:value-type="float">
            <text:p>0.0062751154</text:p>
          </table:table-cell>
          <table:table-cell table:formula="of:=[.E76]/SUM([.$C76:.$J76])" office:value-type="float" office:value="0" calcext:value-type="float">
            <text:p>0</text:p>
          </table:table-cell>
          <table:table-cell table:formula="of:=[.F76]/SUM([.$C76:.$J76])" office:value-type="float" office:value="0" calcext:value-type="float">
            <text:p>0</text:p>
          </table:table-cell>
          <table:table-cell table:formula="of:=[.G76]/SUM([.$C76:.$J76])" office:value-type="float" office:value="0" calcext:value-type="float">
            <text:p>0</text:p>
          </table:table-cell>
          <table:table-cell table:formula="of:=[.H76]/SUM([.$C76:.$J76])" office:value-type="float" office:value="0.0740372752347644" calcext:value-type="float">
            <text:p>0.0740372752</text:p>
          </table:table-cell>
          <table:table-cell table:formula="of:=[.I76]/SUM([.$C76:.$J76])" office:value-type="float" office:value="0" calcext:value-type="float">
            <text:p>0</text:p>
          </table:table-cell>
          <table:table-cell table:formula="of:=[.J76]/SUM([.$C76:.$J76])" office:value-type="float" office:value="0" calcext:value-type="float">
            <text:p>0</text:p>
          </table:table-cell>
          <table:table-cell office:value-type="float" office:value="1.94595357139" calcext:value-type="float">
            <text:p>1.9459535714</text:p>
          </table:table-cell>
          <table:table-cell office:value-type="float" office:value="0.443102505681" calcext:value-type="float">
            <text:p>0.4431025057</text:p>
          </table:table-cell>
          <table:table-cell office:value-type="float" office:value="0.369464953702" calcext:value-type="float">
            <text:p>0.3694649537</text:p>
          </table:table-cell>
          <table:table-cell office:value-type="float" office:value="0.180961058384" calcext:value-type="float">
            <text:p>0.180961058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59292017116" calcext:value-type="float">
            <text:p>0.0592920171</text:p>
          </table:table-cell>
          <table:table-cell office:value-type="float" office:value="0.00044762820055" calcext:value-type="float">
            <text:p>0.0004476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9341592744" calcext:value-type="float">
            <text:p>0.00579341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/SUM([.$C77:.$J77])" office:value-type="float" office:value="0.904764953604813" calcext:value-type="float">
            <text:p>0.9047649536</text:p>
          </table:table-cell>
          <table:table-cell table:formula="of:=[.D77]/SUM([.$C77:.$J77])" office:value-type="float" office:value="0.00683057058609561" calcext:value-type="float">
            <text:p>0.0068305706</text:p>
          </table:table-cell>
          <table:table-cell table:formula="of:=[.E77]/SUM([.$C77:.$J77])" office:value-type="float" office:value="0" calcext:value-type="float">
            <text:p>0</text:p>
          </table:table-cell>
          <table:table-cell table:formula="of:=[.F77]/SUM([.$C77:.$J77])" office:value-type="float" office:value="0" calcext:value-type="float">
            <text:p>0</text:p>
          </table:table-cell>
          <table:table-cell table:formula="of:=[.G77]/SUM([.$C77:.$J77])" office:value-type="float" office:value="0" calcext:value-type="float">
            <text:p>0</text:p>
          </table:table-cell>
          <table:table-cell table:formula="of:=[.H77]/SUM([.$C77:.$J77])" office:value-type="float" office:value="0.0884044758090911" calcext:value-type="float">
            <text:p>0.0884044758</text:p>
          </table:table-cell>
          <table:table-cell table:formula="of:=[.I77]/SUM([.$C77:.$J77])" office:value-type="float" office:value="0" calcext:value-type="float">
            <text:p>0</text:p>
          </table:table-cell>
          <table:table-cell table:formula="of:=[.J77]/SUM([.$C77:.$J77])" office:value-type="float" office:value="0" calcext:value-type="float">
            <text:p>0</text:p>
          </table:table-cell>
          <table:table-cell office:value-type="float" office:value="2.02579334398" calcext:value-type="float">
            <text:p>2.025793344</text:p>
          </table:table-cell>
          <table:table-cell office:value-type="float" office:value="0.388031430305" calcext:value-type="float">
            <text:p>0.3880314303</text:p>
          </table:table-cell>
          <table:table-cell office:value-type="float" office:value="0.371607834801" calcext:value-type="float">
            <text:p>0.3716078348</text:p>
          </table:table-cell>
          <table:table-cell office:value-type="float" office:value="0.142507454742" calcext:value-type="float">
            <text:p>0.142507454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608730911737" calcext:value-type="float">
            <text:p>0.06087309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60630335136" calcext:value-type="float">
            <text:p>0.00660630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/SUM([.$C78:.$J78])" office:value-type="float" office:value="0.902098953349283" calcext:value-type="float">
            <text:p>0.9020989533</text:p>
          </table:table-cell>
          <table:table-cell table:formula="of:=[.D78]/SUM([.$C78:.$J78])" office:value-type="float" office:value="0" calcext:value-type="float">
            <text:p>0</text:p>
          </table:table-cell>
          <table:table-cell table:formula="of:=[.E78]/SUM([.$C78:.$J78])" office:value-type="float" office:value="0" calcext:value-type="float">
            <text:p>0</text:p>
          </table:table-cell>
          <table:table-cell table:formula="of:=[.F78]/SUM([.$C78:.$J78])" office:value-type="float" office:value="0" calcext:value-type="float">
            <text:p>0</text:p>
          </table:table-cell>
          <table:table-cell table:formula="of:=[.G78]/SUM([.$C78:.$J78])" office:value-type="float" office:value="0" calcext:value-type="float">
            <text:p>0</text:p>
          </table:table-cell>
          <table:table-cell table:formula="of:=[.H78]/SUM([.$C78:.$J78])" office:value-type="float" office:value="0.0979010466507165" calcext:value-type="float">
            <text:p>0.0979010467</text:p>
          </table:table-cell>
          <table:table-cell table:formula="of:=[.I78]/SUM([.$C78:.$J78])" office:value-type="float" office:value="0" calcext:value-type="float">
            <text:p>0</text:p>
          </table:table-cell>
          <table:table-cell table:formula="of:=[.J78]/SUM([.$C78:.$J78])" office:value-type="float" office:value="0" calcext:value-type="float">
            <text:p>0</text:p>
          </table:table-cell>
          <table:table-cell office:value-type="float" office:value="2.02261469213" calcext:value-type="float">
            <text:p>2.0226146921</text:p>
          </table:table-cell>
          <table:table-cell office:value-type="float" office:value="0.379354072789" calcext:value-type="float">
            <text:p>0.3793540728</text:p>
          </table:table-cell>
          <table:table-cell office:value-type="float" office:value="0.381641284645" calcext:value-type="float">
            <text:p>0.3816412846</text:p>
          </table:table-cell>
          <table:table-cell office:value-type="float" office:value="0.106655047185" calcext:value-type="float">
            <text:p>0.106655047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652958924761" calcext:value-type="float">
            <text:p>0.0652958925</text:p>
          </table:table-cell>
          <table:table-cell office:value-type="float" office:value="0.000447940834771" calcext:value-type="float">
            <text:p>0.000447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1924444693" calcext:value-type="float">
            <text:p>0.00371924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]/SUM([.$C79:.$J79])" office:value-type="float" office:value="0.940008628810966" calcext:value-type="float">
            <text:p>0.9400086288</text:p>
          </table:table-cell>
          <table:table-cell table:formula="of:=[.D79]/SUM([.$C79:.$J79])" office:value-type="float" office:value="0.00644861772944828" calcext:value-type="float">
            <text:p>0.0064486177</text:p>
          </table:table-cell>
          <table:table-cell table:formula="of:=[.E79]/SUM([.$C79:.$J79])" office:value-type="float" office:value="0" calcext:value-type="float">
            <text:p>0</text:p>
          </table:table-cell>
          <table:table-cell table:formula="of:=[.F79]/SUM([.$C79:.$J79])" office:value-type="float" office:value="0" calcext:value-type="float">
            <text:p>0</text:p>
          </table:table-cell>
          <table:table-cell table:formula="of:=[.G79]/SUM([.$C79:.$J79])" office:value-type="float" office:value="0" calcext:value-type="float">
            <text:p>0</text:p>
          </table:table-cell>
          <table:table-cell table:formula="of:=[.H79]/SUM([.$C79:.$J79])" office:value-type="float" office:value="0.0535427534595861" calcext:value-type="float">
            <text:p>0.0535427535</text:p>
          </table:table-cell>
          <table:table-cell table:formula="of:=[.I79]/SUM([.$C79:.$J79])" office:value-type="float" office:value="0" calcext:value-type="float">
            <text:p>0</text:p>
          </table:table-cell>
          <table:table-cell table:formula="of:=[.J79]/SUM([.$C79:.$J79])" office:value-type="float" office:value="0" calcext:value-type="float">
            <text:p>0</text:p>
          </table:table-cell>
          <table:table-cell office:value-type="float" office:value="1.9426893422" calcext:value-type="float">
            <text:p>1.9426893422</text:p>
          </table:table-cell>
          <table:table-cell office:value-type="float" office:value="0.403401294512" calcext:value-type="float">
            <text:p>0.4034012945</text:p>
          </table:table-cell>
          <table:table-cell office:value-type="float" office:value="0.385016625213" calcext:value-type="float">
            <text:p>0.3850166252</text:p>
          </table:table-cell>
          <table:table-cell office:value-type="float" office:value="0.0785120984437" calcext:value-type="float">
            <text:p>0.078512098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574611640789" calcext:value-type="float">
            <text:p>0.0574611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10801640758" calcext:value-type="float">
            <text:p>0.00710801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/SUM([.$C80:.$J80])" office:value-type="float" office:value="0.88991626726518" calcext:value-type="float">
            <text:p>0.8899162673</text:p>
          </table:table-cell>
          <table:table-cell table:formula="of:=[.D80]/SUM([.$C80:.$J80])" office:value-type="float" office:value="0" calcext:value-type="float">
            <text:p>0</text:p>
          </table:table-cell>
          <table:table-cell table:formula="of:=[.E80]/SUM([.$C80:.$J80])" office:value-type="float" office:value="0" calcext:value-type="float">
            <text:p>0</text:p>
          </table:table-cell>
          <table:table-cell table:formula="of:=[.F80]/SUM([.$C80:.$J80])" office:value-type="float" office:value="0" calcext:value-type="float">
            <text:p>0</text:p>
          </table:table-cell>
          <table:table-cell table:formula="of:=[.G80]/SUM([.$C80:.$J80])" office:value-type="float" office:value="0" calcext:value-type="float">
            <text:p>0</text:p>
          </table:table-cell>
          <table:table-cell table:formula="of:=[.H80]/SUM([.$C80:.$J80])" office:value-type="float" office:value="0.11008373273482" calcext:value-type="float">
            <text:p>0.1100837327</text:p>
          </table:table-cell>
          <table:table-cell table:formula="of:=[.I80]/SUM([.$C80:.$J80])" office:value-type="float" office:value="0" calcext:value-type="float">
            <text:p>0</text:p>
          </table:table-cell>
          <table:table-cell table:formula="of:=[.J80]/SUM([.$C80:.$J80])" office:value-type="float" office:value="0" calcext:value-type="float">
            <text:p>0</text:p>
          </table:table-cell>
          <table:table-cell office:value-type="float" office:value="1.9384749167" calcext:value-type="float">
            <text:p>1.9384749167</text:p>
          </table:table-cell>
          <table:table-cell office:value-type="float" office:value="0.389296580263" calcext:value-type="float">
            <text:p>0.3892965803</text:p>
          </table:table-cell>
          <table:table-cell office:value-type="float" office:value="0.398111591892" calcext:value-type="float">
            <text:p>0.3981115919</text:p>
          </table:table-cell>
          <table:table-cell office:value-type="float" office:value="0.180618256807" calcext:value-type="float">
            <text:p>0.180618256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581489437204" calcext:value-type="float">
            <text:p>0.0581489437</text:p>
          </table:table-cell>
          <table:table-cell office:value-type="float" office:value="0.000512594928483" calcext:value-type="float">
            <text:p>0.0005125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7601048322" calcext:value-type="float">
            <text:p>0.00897601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/SUM([.$C81:.$J81])" office:value-type="float" office:value="0.859713937990704" calcext:value-type="float">
            <text:p>0.859713938</text:p>
          </table:table-cell>
          <table:table-cell table:formula="of:=[.D81]/SUM([.$C81:.$J81])" office:value-type="float" office:value="0.00757855562569025" calcext:value-type="float">
            <text:p>0.0075785556</text:p>
          </table:table-cell>
          <table:table-cell table:formula="of:=[.E81]/SUM([.$C81:.$J81])" office:value-type="float" office:value="0" calcext:value-type="float">
            <text:p>0</text:p>
          </table:table-cell>
          <table:table-cell table:formula="of:=[.F81]/SUM([.$C81:.$J81])" office:value-type="float" office:value="0" calcext:value-type="float">
            <text:p>0</text:p>
          </table:table-cell>
          <table:table-cell table:formula="of:=[.G81]/SUM([.$C81:.$J81])" office:value-type="float" office:value="0" calcext:value-type="float">
            <text:p>0</text:p>
          </table:table-cell>
          <table:table-cell table:formula="of:=[.H81]/SUM([.$C81:.$J81])" office:value-type="float" office:value="0.132707506383606" calcext:value-type="float">
            <text:p>0.1327075064</text:p>
          </table:table-cell>
          <table:table-cell table:formula="of:=[.I81]/SUM([.$C81:.$J81])" office:value-type="float" office:value="0" calcext:value-type="float">
            <text:p>0</text:p>
          </table:table-cell>
          <table:table-cell table:formula="of:=[.J81]/SUM([.$C81:.$J81])" office:value-type="float" office:value="0" calcext:value-type="float">
            <text:p>0</text:p>
          </table:table-cell>
          <table:table-cell office:value-type="float" office:value="2.01845354789" calcext:value-type="float">
            <text:p>2.0184535479</text:p>
          </table:table-cell>
          <table:table-cell office:value-type="float" office:value="0.374159439157" calcext:value-type="float">
            <text:p>0.3741594392</text:p>
          </table:table-cell>
          <table:table-cell office:value-type="float" office:value="0.402589759857" calcext:value-type="float">
            <text:p>0.4025897599</text:p>
          </table:table-cell>
          <table:table-cell office:value-type="float" office:value="0.142865694508" calcext:value-type="float">
            <text:p>0.142865694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629833210514" calcext:value-type="float">
            <text:p>0.0629833211</text:p>
          </table:table-cell>
          <table:table-cell office:value-type="float" office:value="0.000541756033213" calcext:value-type="float">
            <text:p>0.000541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0553703729" calcext:value-type="float">
            <text:p>0.0058055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/SUM([.$C82:.$J82])" office:value-type="float" office:value="0.908448913212529" calcext:value-type="float">
            <text:p>0.9084489132</text:p>
          </table:table-cell>
          <table:table-cell table:formula="of:=[.D82]/SUM([.$C82:.$J82])" office:value-type="float" office:value="0.00781409540467128" calcext:value-type="float">
            <text:p>0.0078140954</text:p>
          </table:table-cell>
          <table:table-cell table:formula="of:=[.E82]/SUM([.$C82:.$J82])" office:value-type="float" office:value="0" calcext:value-type="float">
            <text:p>0</text:p>
          </table:table-cell>
          <table:table-cell table:formula="of:=[.F82]/SUM([.$C82:.$J82])" office:value-type="float" office:value="0" calcext:value-type="float">
            <text:p>0</text:p>
          </table:table-cell>
          <table:table-cell table:formula="of:=[.G82]/SUM([.$C82:.$J82])" office:value-type="float" office:value="0" calcext:value-type="float">
            <text:p>0</text:p>
          </table:table-cell>
          <table:table-cell table:formula="of:=[.H82]/SUM([.$C82:.$J82])" office:value-type="float" office:value="0.0837369913827997" calcext:value-type="float">
            <text:p>0.0837369914</text:p>
          </table:table-cell>
          <table:table-cell table:formula="of:=[.I82]/SUM([.$C82:.$J82])" office:value-type="float" office:value="0" calcext:value-type="float">
            <text:p>0</text:p>
          </table:table-cell>
          <table:table-cell table:formula="of:=[.J82]/SUM([.$C82:.$J82])" office:value-type="float" office:value="0" calcext:value-type="float">
            <text:p>0</text:p>
          </table:table-cell>
          <table:table-cell office:value-type="float" office:value="2.01902769481" calcext:value-type="float">
            <text:p>2.0190276948</text:p>
          </table:table-cell>
          <table:table-cell office:value-type="float" office:value="0.375985318883" calcext:value-type="float">
            <text:p>0.3759853189</text:p>
          </table:table-cell>
          <table:table-cell office:value-type="float" office:value="0.423310361245" calcext:value-type="float">
            <text:p>0.4233103612</text:p>
          </table:table-cell>
          <table:table-cell office:value-type="float" office:value="0.107406685027" calcext:value-type="float">
            <text:p>0.10740668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674725156711" calcext:value-type="float">
            <text:p>0.0674725157</text:p>
          </table:table-cell>
          <table:table-cell office:value-type="float" office:value="0.000559356449581" calcext:value-type="float">
            <text:p>0.0005593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5890159024" calcext:value-type="float">
            <text:p>0.0030589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/SUM([.$C83:.$J83])" office:value-type="float" office:value="0.949103690240677" calcext:value-type="float">
            <text:p>0.9491036902</text:p>
          </table:table-cell>
          <table:table-cell table:formula="of:=[.D83]/SUM([.$C83:.$J83])" office:value-type="float" office:value="0.00786820033575006" calcext:value-type="float">
            <text:p>0.0078682003</text:p>
          </table:table-cell>
          <table:table-cell table:formula="of:=[.E83]/SUM([.$C83:.$J83])" office:value-type="float" office:value="0" calcext:value-type="float">
            <text:p>0</text:p>
          </table:table-cell>
          <table:table-cell table:formula="of:=[.F83]/SUM([.$C83:.$J83])" office:value-type="float" office:value="0" calcext:value-type="float">
            <text:p>0</text:p>
          </table:table-cell>
          <table:table-cell table:formula="of:=[.G83]/SUM([.$C83:.$J83])" office:value-type="float" office:value="0" calcext:value-type="float">
            <text:p>0</text:p>
          </table:table-cell>
          <table:table-cell table:formula="of:=[.H83]/SUM([.$C83:.$J83])" office:value-type="float" office:value="0.0430281094235733" calcext:value-type="float">
            <text:p>0.0430281094</text:p>
          </table:table-cell>
          <table:table-cell table:formula="of:=[.I83]/SUM([.$C83:.$J83])" office:value-type="float" office:value="0" calcext:value-type="float">
            <text:p>0</text:p>
          </table:table-cell>
          <table:table-cell table:formula="of:=[.J83]/SUM([.$C83:.$J83])" office:value-type="float" office:value="0" calcext:value-type="float">
            <text:p>0</text:p>
          </table:table-cell>
          <table:table-cell office:value-type="float" office:value="1.93902803039" calcext:value-type="float">
            <text:p>1.9390280304</text:p>
          </table:table-cell>
          <table:table-cell office:value-type="float" office:value="0.376122671506" calcext:value-type="float">
            <text:p>0.3761226715</text:p>
          </table:table-cell>
          <table:table-cell office:value-type="float" office:value="0.428692247857" calcext:value-type="float">
            <text:p>0.4286922479</text:p>
          </table:table-cell>
          <table:table-cell office:value-type="float" office:value="0.0840628168185" calcext:value-type="float">
            <text:p>0.084062816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539040020692" calcext:value-type="float">
            <text:p>0.0539040021</text:p>
          </table:table-cell>
          <table:table-cell office:value-type="float" office:value="0.000588691706484" calcext:value-type="float">
            <text:p>0.0005886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347973036" calcext:value-type="float">
            <text:p>0.01453479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/SUM([.$C84:.$J84])" office:value-type="float" office:value="0.780906291484456" calcext:value-type="float">
            <text:p>0.7809062915</text:p>
          </table:table-cell>
          <table:table-cell table:formula="of:=[.D84]/SUM([.$C84:.$J84])" office:value-type="float" office:value="0.00852836597824245" calcext:value-type="float">
            <text:p>0.008528366</text:p>
          </table:table-cell>
          <table:table-cell table:formula="of:=[.E84]/SUM([.$C84:.$J84])" office:value-type="float" office:value="0" calcext:value-type="float">
            <text:p>0</text:p>
          </table:table-cell>
          <table:table-cell table:formula="of:=[.F84]/SUM([.$C84:.$J84])" office:value-type="float" office:value="0" calcext:value-type="float">
            <text:p>0</text:p>
          </table:table-cell>
          <table:table-cell table:formula="of:=[.G84]/SUM([.$C84:.$J84])" office:value-type="float" office:value="0" calcext:value-type="float">
            <text:p>0</text:p>
          </table:table-cell>
          <table:table-cell table:formula="of:=[.H84]/SUM([.$C84:.$J84])" office:value-type="float" office:value="0.210565342537302" calcext:value-type="float">
            <text:p>0.2105653425</text:p>
          </table:table-cell>
          <table:table-cell table:formula="of:=[.I84]/SUM([.$C84:.$J84])" office:value-type="float" office:value="0" calcext:value-type="float">
            <text:p>0</text:p>
          </table:table-cell>
          <table:table-cell table:formula="of:=[.J84]/SUM([.$C84:.$J84])" office:value-type="float" office:value="0" calcext:value-type="float">
            <text:p>0</text:p>
          </table:table-cell>
          <table:table-cell office:value-type="float" office:value="1.93967084631" calcext:value-type="float">
            <text:p>1.9396708463</text:p>
          </table:table-cell>
          <table:table-cell office:value-type="float" office:value="0.372946507529" calcext:value-type="float">
            <text:p>0.3729465075</text:p>
          </table:table-cell>
          <table:table-cell office:value-type="float" office:value="0.452070946174" calcext:value-type="float">
            <text:p>0.4520709462</text:p>
          </table:table-cell>
          <table:table-cell office:value-type="float" office:value="0.176317046819" calcext:value-type="float">
            <text:p>0.176317046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616858195962" calcext:value-type="float">
            <text:p>0.0616858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24301709322" calcext:value-type="float">
            <text:p>0.00824301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/SUM([.$C85:.$J85])" office:value-type="float" office:value="0.882122776761891" calcext:value-type="float">
            <text:p>0.8821227768</text:p>
          </table:table-cell>
          <table:table-cell table:formula="of:=[.D85]/SUM([.$C85:.$J85])" office:value-type="float" office:value="0" calcext:value-type="float">
            <text:p>0</text:p>
          </table:table-cell>
          <table:table-cell table:formula="of:=[.E85]/SUM([.$C85:.$J85])" office:value-type="float" office:value="0" calcext:value-type="float">
            <text:p>0</text:p>
          </table:table-cell>
          <table:table-cell table:formula="of:=[.F85]/SUM([.$C85:.$J85])" office:value-type="float" office:value="0" calcext:value-type="float">
            <text:p>0</text:p>
          </table:table-cell>
          <table:table-cell table:formula="of:=[.G85]/SUM([.$C85:.$J85])" office:value-type="float" office:value="0" calcext:value-type="float">
            <text:p>0</text:p>
          </table:table-cell>
          <table:table-cell table:formula="of:=[.H85]/SUM([.$C85:.$J85])" office:value-type="float" office:value="0.117877223238109" calcext:value-type="float">
            <text:p>0.1178772232</text:p>
          </table:table-cell>
          <table:table-cell table:formula="of:=[.I85]/SUM([.$C85:.$J85])" office:value-type="float" office:value="0" calcext:value-type="float">
            <text:p>0</text:p>
          </table:table-cell>
          <table:table-cell table:formula="of:=[.J85]/SUM([.$C85:.$J85])" office:value-type="float" office:value="0" calcext:value-type="float">
            <text:p>0</text:p>
          </table:table-cell>
          <table:table-cell office:value-type="float" office:value="2.01965885538" calcext:value-type="float">
            <text:p>2.0196588554</text:p>
          </table:table-cell>
          <table:table-cell office:value-type="float" office:value="0.378849307846" calcext:value-type="float">
            <text:p>0.3788493078</text:p>
          </table:table-cell>
          <table:table-cell office:value-type="float" office:value="0.458206821681" calcext:value-type="float">
            <text:p>0.4582068217</text:p>
          </table:table-cell>
          <table:table-cell office:value-type="float" office:value="0.141238745613" calcext:value-type="float">
            <text:p>0.141238745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624176189865" calcext:value-type="float">
            <text:p>0.062417619</text:p>
          </table:table-cell>
          <table:table-cell office:value-type="float" office:value="0.00140324665913" calcext:value-type="float">
            <text:p>0.001403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3917689998" calcext:value-type="float">
            <text:p>0.00973917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/SUM([.$C86:.$J86])" office:value-type="float" office:value="0.848526140367561" calcext:value-type="float">
            <text:p>0.8485261404</text:p>
          </table:table-cell>
          <table:table-cell table:formula="of:=[.D86]/SUM([.$C86:.$J86])" office:value-type="float" office:value="0.0190762078238323" calcext:value-type="float">
            <text:p>0.0190762078</text:p>
          </table:table-cell>
          <table:table-cell table:formula="of:=[.E86]/SUM([.$C86:.$J86])" office:value-type="float" office:value="0" calcext:value-type="float">
            <text:p>0</text:p>
          </table:table-cell>
          <table:table-cell table:formula="of:=[.F86]/SUM([.$C86:.$J86])" office:value-type="float" office:value="0" calcext:value-type="float">
            <text:p>0</text:p>
          </table:table-cell>
          <table:table-cell table:formula="of:=[.G86]/SUM([.$C86:.$J86])" office:value-type="float" office:value="0" calcext:value-type="float">
            <text:p>0</text:p>
          </table:table-cell>
          <table:table-cell table:formula="of:=[.H86]/SUM([.$C86:.$J86])" office:value-type="float" office:value="0.132397651808607" calcext:value-type="float">
            <text:p>0.1323976518</text:p>
          </table:table-cell>
          <table:table-cell table:formula="of:=[.I86]/SUM([.$C86:.$J86])" office:value-type="float" office:value="0" calcext:value-type="float">
            <text:p>0</text:p>
          </table:table-cell>
          <table:table-cell table:formula="of:=[.J86]/SUM([.$C86:.$J86])" office:value-type="float" office:value="0" calcext:value-type="float">
            <text:p>0</text:p>
          </table:table-cell>
          <table:table-cell office:value-type="float" office:value="2.02248831876" calcext:value-type="float">
            <text:p>2.0224883188</text:p>
          </table:table-cell>
          <table:table-cell office:value-type="float" office:value="0.372828018628" calcext:value-type="float">
            <text:p>0.3728280186</text:p>
          </table:table-cell>
          <table:table-cell office:value-type="float" office:value="0.485320677016" calcext:value-type="float">
            <text:p>0.485320677</text:p>
          </table:table-cell>
          <table:table-cell office:value-type="float" office:value="0.106164454311" calcext:value-type="float">
            <text:p>0.106164454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682196646498" calcext:value-type="float">
            <text:p>0.0682196646</text:p>
          </table:table-cell>
          <table:table-cell office:value-type="float" office:value="0.000721701517506" calcext:value-type="float">
            <text:p>0.0007217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3409180256" calcext:value-type="float">
            <text:p>0.00533409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/SUM([.$C87:.$J87])" office:value-type="float" office:value="0.918468448588727" calcext:value-type="float">
            <text:p>0.9184684486</text:p>
          </table:table-cell>
          <table:table-cell table:formula="of:=[.D87]/SUM([.$C87:.$J87])" office:value-type="float" office:value="0.00971655425940017" calcext:value-type="float">
            <text:p>0.0097165543</text:p>
          </table:table-cell>
          <table:table-cell table:formula="of:=[.E87]/SUM([.$C87:.$J87])" office:value-type="float" office:value="0" calcext:value-type="float">
            <text:p>0</text:p>
          </table:table-cell>
          <table:table-cell table:formula="of:=[.F87]/SUM([.$C87:.$J87])" office:value-type="float" office:value="0" calcext:value-type="float">
            <text:p>0</text:p>
          </table:table-cell>
          <table:table-cell table:formula="of:=[.G87]/SUM([.$C87:.$J87])" office:value-type="float" office:value="0" calcext:value-type="float">
            <text:p>0</text:p>
          </table:table-cell>
          <table:table-cell table:formula="of:=[.H87]/SUM([.$C87:.$J87])" office:value-type="float" office:value="0.0718149971518731" calcext:value-type="float">
            <text:p>0.0718149972</text:p>
          </table:table-cell>
          <table:table-cell table:formula="of:=[.I87]/SUM([.$C87:.$J87])" office:value-type="float" office:value="0" calcext:value-type="float">
            <text:p>0</text:p>
          </table:table-cell>
          <table:table-cell table:formula="of:=[.J87]/SUM([.$C87:.$J87])" office:value-type="float" office:value="0" calcext:value-type="float">
            <text:p>0</text:p>
          </table:table-cell>
          <table:table-cell office:value-type="float" office:value="1.94254443672" calcext:value-type="float">
            <text:p>1.9425444367</text:p>
          </table:table-cell>
          <table:table-cell office:value-type="float" office:value="0.389677545423" calcext:value-type="float">
            <text:p>0.3896775454</text:p>
          </table:table-cell>
          <table:table-cell office:value-type="float" office:value="0.492057657156" calcext:value-type="float">
            <text:p>0.4920576572</text:p>
          </table:table-cell>
          <table:table-cell office:value-type="float" office:value="0.0815892984872" calcext:value-type="float">
            <text:p>0.081589298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573115421156" calcext:value-type="float">
            <text:p>0.0573115421</text:p>
          </table:table-cell>
          <table:table-cell office:value-type="float" office:value="0.000787526102723" calcext:value-type="float">
            <text:p>0.0007875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6003387619" calcext:value-type="float">
            <text:p>0.01460033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/SUM([.$C88:.$J88])" office:value-type="float" office:value="0.788335758105852" calcext:value-type="float">
            <text:p>0.7883357581</text:p>
          </table:table-cell>
          <table:table-cell table:formula="of:=[.D88]/SUM([.$C88:.$J88])" office:value-type="float" office:value="0.0108326344799104" calcext:value-type="float">
            <text:p>0.0108326345</text:p>
          </table:table-cell>
          <table:table-cell table:formula="of:=[.E88]/SUM([.$C88:.$J88])" office:value-type="float" office:value="0" calcext:value-type="float">
            <text:p>0</text:p>
          </table:table-cell>
          <table:table-cell table:formula="of:=[.F88]/SUM([.$C88:.$J88])" office:value-type="float" office:value="0" calcext:value-type="float">
            <text:p>0</text:p>
          </table:table-cell>
          <table:table-cell table:formula="of:=[.G88]/SUM([.$C88:.$J88])" office:value-type="float" office:value="0" calcext:value-type="float">
            <text:p>0</text:p>
          </table:table-cell>
          <table:table-cell table:formula="of:=[.H88]/SUM([.$C88:.$J88])" office:value-type="float" office:value="0.200831607414237" calcext:value-type="float">
            <text:p>0.2008316074</text:p>
          </table:table-cell>
          <table:table-cell table:formula="of:=[.I88]/SUM([.$C88:.$J88])" office:value-type="float" office:value="0" calcext:value-type="float">
            <text:p>0</text:p>
          </table:table-cell>
          <table:table-cell table:formula="of:=[.J88]/SUM([.$C88:.$J88])" office:value-type="float" office:value="0" calcext:value-type="float">
            <text:p>0</text:p>
          </table:table-cell>
          <table:table-cell office:value-type="float" office:value="1.94205456971" calcext:value-type="float">
            <text:p>1.9420545697</text:p>
          </table:table-cell>
          <table:table-cell office:value-type="float" office:value="0.375585707853" calcext:value-type="float">
            <text:p>0.3755857079</text:p>
          </table:table-cell>
          <table:table-cell office:value-type="float" office:value="0.518319688032" calcext:value-type="float">
            <text:p>0.518319688</text:p>
          </table:table-cell>
          <table:table-cell office:value-type="float" office:value="0.178388080052" calcext:value-type="float">
            <text:p>0.178388080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636962099062" calcext:value-type="float">
            <text:p>0.0636962099</text:p>
          </table:table-cell>
          <table:table-cell office:value-type="float" office:value="0.000850317777096" calcext:value-type="float">
            <text:p>0.0008503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037271381" calcext:value-type="float">
            <text:p>0.01040372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/SUM([.$C89:.$J89])" office:value-type="float" office:value="0.849846475612204" calcext:value-type="float">
            <text:p>0.8498464756</text:p>
          </table:table-cell>
          <table:table-cell table:formula="of:=[.D89]/SUM([.$C89:.$J89])" office:value-type="float" office:value="0.0113450952117812" calcext:value-type="float">
            <text:p>0.0113450952</text:p>
          </table:table-cell>
          <table:table-cell table:formula="of:=[.E89]/SUM([.$C89:.$J89])" office:value-type="float" office:value="0" calcext:value-type="float">
            <text:p>0</text:p>
          </table:table-cell>
          <table:table-cell table:formula="of:=[.F89]/SUM([.$C89:.$J89])" office:value-type="float" office:value="0" calcext:value-type="float">
            <text:p>0</text:p>
          </table:table-cell>
          <table:table-cell table:formula="of:=[.G89]/SUM([.$C89:.$J89])" office:value-type="float" office:value="0" calcext:value-type="float">
            <text:p>0</text:p>
          </table:table-cell>
          <table:table-cell table:formula="of:=[.H89]/SUM([.$C89:.$J89])" office:value-type="float" office:value="0.138808429176015" calcext:value-type="float">
            <text:p>0.1388084292</text:p>
          </table:table-cell>
          <table:table-cell table:formula="of:=[.I89]/SUM([.$C89:.$J89])" office:value-type="float" office:value="0" calcext:value-type="float">
            <text:p>0</text:p>
          </table:table-cell>
          <table:table-cell table:formula="of:=[.J89]/SUM([.$C89:.$J89])" office:value-type="float" office:value="0" calcext:value-type="float">
            <text:p>0</text:p>
          </table:table-cell>
          <table:table-cell office:value-type="float" office:value="2.02192171217" calcext:value-type="float">
            <text:p>2.0219217122</text:p>
          </table:table-cell>
          <table:table-cell office:value-type="float" office:value="0.415333545449" calcext:value-type="float">
            <text:p>0.4153335454</text:p>
          </table:table-cell>
          <table:table-cell office:value-type="float" office:value="0.525583866724" calcext:value-type="float">
            <text:p>0.5255838667</text:p>
          </table:table-cell>
          <table:table-cell office:value-type="float" office:value="0.140722650379" calcext:value-type="float">
            <text:p>0.140722650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648732570609" calcext:value-type="float">
            <text:p>0.0648732571</text:p>
          </table:table-cell>
          <table:table-cell office:value-type="float" office:value="0.00191676856626" calcext:value-type="float">
            <text:p>0.0019167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215125258" calcext:value-type="float">
            <text:p>0.0123215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/SUM([.$C90:.$J90])" office:value-type="float" office:value="0.820022699286536" calcext:value-type="float">
            <text:p>0.8200226993</text:p>
          </table:table-cell>
          <table:table-cell table:formula="of:=[.D90]/SUM([.$C90:.$J90])" office:value-type="float" office:value="0.0242286853600796" calcext:value-type="float">
            <text:p>0.0242286854</text:p>
          </table:table-cell>
          <table:table-cell table:formula="of:=[.E90]/SUM([.$C90:.$J90])" office:value-type="float" office:value="0" calcext:value-type="float">
            <text:p>0</text:p>
          </table:table-cell>
          <table:table-cell table:formula="of:=[.F90]/SUM([.$C90:.$J90])" office:value-type="float" office:value="0" calcext:value-type="float">
            <text:p>0</text:p>
          </table:table-cell>
          <table:table-cell table:formula="of:=[.G90]/SUM([.$C90:.$J90])" office:value-type="float" office:value="0" calcext:value-type="float">
            <text:p>0</text:p>
          </table:table-cell>
          <table:table-cell table:formula="of:=[.H90]/SUM([.$C90:.$J90])" office:value-type="float" office:value="0.155748615353385" calcext:value-type="float">
            <text:p>0.1557486154</text:p>
          </table:table-cell>
          <table:table-cell table:formula="of:=[.I90]/SUM([.$C90:.$J90])" office:value-type="float" office:value="0" calcext:value-type="float">
            <text:p>0</text:p>
          </table:table-cell>
          <table:table-cell table:formula="of:=[.J90]/SUM([.$C90:.$J90])" office:value-type="float" office:value="0" calcext:value-type="float">
            <text:p>0</text:p>
          </table:table-cell>
          <table:table-cell office:value-type="float" office:value="2.01971390998" calcext:value-type="float">
            <text:p>2.01971391</text:p>
          </table:table-cell>
          <table:table-cell office:value-type="float" office:value="0.409449973579" calcext:value-type="float">
            <text:p>0.4094499736</text:p>
          </table:table-cell>
          <table:table-cell office:value-type="float" office:value="0.552144320106" calcext:value-type="float">
            <text:p>0.5521443201</text:p>
          </table:table-cell>
          <table:table-cell office:value-type="float" office:value="0.104119383157" calcext:value-type="float">
            <text:p>0.104119383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702057812661" calcext:value-type="float">
            <text:p>0.0702057813</text:p>
          </table:table-cell>
          <table:table-cell office:value-type="float" office:value="0.00191303896064" calcext:value-type="float">
            <text:p>0.001913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3590173012" calcext:value-type="float">
            <text:p>0.0072359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/SUM([.$C91:.$J91])" office:value-type="float" office:value="0.884708301344264" calcext:value-type="float">
            <text:p>0.8847083013</text:p>
          </table:table-cell>
          <table:table-cell table:formula="of:=[.D91]/SUM([.$C91:.$J91])" office:value-type="float" office:value="0.0241074370051979" calcext:value-type="float">
            <text:p>0.024107437</text:p>
          </table:table-cell>
          <table:table-cell table:formula="of:=[.E91]/SUM([.$C91:.$J91])" office:value-type="float" office:value="0" calcext:value-type="float">
            <text:p>0</text:p>
          </table:table-cell>
          <table:table-cell table:formula="of:=[.F91]/SUM([.$C91:.$J91])" office:value-type="float" office:value="0" calcext:value-type="float">
            <text:p>0</text:p>
          </table:table-cell>
          <table:table-cell table:formula="of:=[.G91]/SUM([.$C91:.$J91])" office:value-type="float" office:value="0" calcext:value-type="float">
            <text:p>0</text:p>
          </table:table-cell>
          <table:table-cell table:formula="of:=[.H91]/SUM([.$C91:.$J91])" office:value-type="float" office:value="0.0911842616505378" calcext:value-type="float">
            <text:p>0.0911842617</text:p>
          </table:table-cell>
          <table:table-cell table:formula="of:=[.I91]/SUM([.$C91:.$J91])" office:value-type="float" office:value="0" calcext:value-type="float">
            <text:p>0</text:p>
          </table:table-cell>
          <table:table-cell table:formula="of:=[.J91]/SUM([.$C91:.$J91])" office:value-type="float" office:value="0" calcext:value-type="float">
            <text:p>0</text:p>
          </table:table-cell>
          <table:table-cell office:value-type="float" office:value="1.9399559499" calcext:value-type="float">
            <text:p>1.9399559499</text:p>
          </table:table-cell>
          <table:table-cell office:value-type="float" office:value="0.380727558904" calcext:value-type="float">
            <text:p>0.3807275589</text:p>
          </table:table-cell>
          <table:table-cell office:value-type="float" office:value="0.559857611984" calcext:value-type="float">
            <text:p>0.559857612</text:p>
          </table:table-cell>
          <table:table-cell office:value-type="float" office:value="0.0831641147636" calcext:value-type="float">
            <text:p>0.08316411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564858715253" calcext:value-type="float">
            <text:p>0.0564858715</text:p>
          </table:table-cell>
          <table:table-cell office:value-type="float" office:value="0.00113589826105" calcext:value-type="float">
            <text:p>0.0011358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2892889615" calcext:value-type="float">
            <text:p>0.0242892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/SUM([.$C92:.$J92])" office:value-type="float" office:value="0.689600066081219" calcext:value-type="float">
            <text:p>0.6896000661</text:p>
          </table:table-cell>
          <table:table-cell table:formula="of:=[.D92]/SUM([.$C92:.$J92])" office:value-type="float" office:value="0.0138674591491569" calcext:value-type="float">
            <text:p>0.0138674591</text:p>
          </table:table-cell>
          <table:table-cell table:formula="of:=[.E92]/SUM([.$C92:.$J92])" office:value-type="float" office:value="0" calcext:value-type="float">
            <text:p>0</text:p>
          </table:table-cell>
          <table:table-cell table:formula="of:=[.F92]/SUM([.$C92:.$J92])" office:value-type="float" office:value="0" calcext:value-type="float">
            <text:p>0</text:p>
          </table:table-cell>
          <table:table-cell table:formula="of:=[.G92]/SUM([.$C92:.$J92])" office:value-type="float" office:value="0" calcext:value-type="float">
            <text:p>0</text:p>
          </table:table-cell>
          <table:table-cell table:formula="of:=[.H92]/SUM([.$C92:.$J92])" office:value-type="float" office:value="0.296532474769624" calcext:value-type="float">
            <text:p>0.2965324748</text:p>
          </table:table-cell>
          <table:table-cell table:formula="of:=[.I92]/SUM([.$C92:.$J92])" office:value-type="float" office:value="0" calcext:value-type="float">
            <text:p>0</text:p>
          </table:table-cell>
          <table:table-cell table:formula="of:=[.J92]/SUM([.$C92:.$J92])" office:value-type="float" office:value="0" calcext:value-type="float">
            <text:p>0</text:p>
          </table:table-cell>
          <table:table-cell office:value-type="float" office:value="1.94221132109" calcext:value-type="float">
            <text:p>1.9422113211</text:p>
          </table:table-cell>
          <table:table-cell office:value-type="float" office:value="0.374815078064" calcext:value-type="float">
            <text:p>0.3748150781</text:p>
          </table:table-cell>
          <table:table-cell office:value-type="float" office:value="0.590583175065" calcext:value-type="float">
            <text:p>0.5905831751</text:p>
          </table:table-cell>
          <table:table-cell office:value-type="float" office:value="0.17459043025" calcext:value-type="float">
            <text:p>0.174590430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611711750671" calcext:value-type="float">
            <text:p>0.0611711751</text:p>
          </table:table-cell>
          <table:table-cell office:value-type="float" office:value="0.00257947714356" calcext:value-type="float">
            <text:p>0.0025794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221939857" calcext:value-type="float">
            <text:p>0.0232219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/SUM([.$C93:.$J93])" office:value-type="float" office:value="0.703338530137312" calcext:value-type="float">
            <text:p>0.7033385301</text:p>
          </table:table-cell>
          <table:table-cell table:formula="of:=[.D93]/SUM([.$C93:.$J93])" office:value-type="float" office:value="0.0296585059986864" calcext:value-type="float">
            <text:p>0.029658506</text:p>
          </table:table-cell>
          <table:table-cell table:formula="of:=[.E93]/SUM([.$C93:.$J93])" office:value-type="float" office:value="0" calcext:value-type="float">
            <text:p>0</text:p>
          </table:table-cell>
          <table:table-cell table:formula="of:=[.F93]/SUM([.$C93:.$J93])" office:value-type="float" office:value="0" calcext:value-type="float">
            <text:p>0</text:p>
          </table:table-cell>
          <table:table-cell table:formula="of:=[.G93]/SUM([.$C93:.$J93])" office:value-type="float" office:value="0" calcext:value-type="float">
            <text:p>0</text:p>
          </table:table-cell>
          <table:table-cell table:formula="of:=[.H93]/SUM([.$C93:.$J93])" office:value-type="float" office:value="0.267002963864002" calcext:value-type="float">
            <text:p>0.2670029639</text:p>
          </table:table-cell>
          <table:table-cell table:formula="of:=[.I93]/SUM([.$C93:.$J93])" office:value-type="float" office:value="0" calcext:value-type="float">
            <text:p>0</text:p>
          </table:table-cell>
          <table:table-cell table:formula="of:=[.J93]/SUM([.$C93:.$J93])" office:value-type="float" office:value="0" calcext:value-type="float">
            <text:p>0</text:p>
          </table:table-cell>
          <table:table-cell office:value-type="float" office:value="2.02182766694" calcext:value-type="float">
            <text:p>2.0218276669</text:p>
          </table:table-cell>
          <table:table-cell office:value-type="float" office:value="0.373894554005" calcext:value-type="float">
            <text:p>0.373894554</text:p>
          </table:table-cell>
          <table:table-cell office:value-type="float" office:value="0.598636149437" calcext:value-type="float">
            <text:p>0.5986361494</text:p>
          </table:table-cell>
          <table:table-cell office:value-type="float" office:value="0.137308277087" calcext:value-type="float">
            <text:p>0.13730827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682277842198" calcext:value-type="float">
            <text:p>0.0682277842</text:p>
          </table:table-cell>
          <table:table-cell office:value-type="float" office:value="0.0028599330762" calcext:value-type="float">
            <text:p>0.0028599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9138870694" calcext:value-type="float">
            <text:p>0.01791388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/SUM([.$C94:.$J94])" office:value-type="float" office:value="0.766590498073359" calcext:value-type="float">
            <text:p>0.7665904981</text:p>
          </table:table-cell>
          <table:table-cell table:formula="of:=[.D94]/SUM([.$C94:.$J94])" office:value-type="float" office:value="0.0321335002508316" calcext:value-type="float">
            <text:p>0.0321335003</text:p>
          </table:table-cell>
          <table:table-cell table:formula="of:=[.E94]/SUM([.$C94:.$J94])" office:value-type="float" office:value="0" calcext:value-type="float">
            <text:p>0</text:p>
          </table:table-cell>
          <table:table-cell table:formula="of:=[.F94]/SUM([.$C94:.$J94])" office:value-type="float" office:value="0" calcext:value-type="float">
            <text:p>0</text:p>
          </table:table-cell>
          <table:table-cell table:formula="of:=[.G94]/SUM([.$C94:.$J94])" office:value-type="float" office:value="0" calcext:value-type="float">
            <text:p>0</text:p>
          </table:table-cell>
          <table:table-cell table:formula="of:=[.H94]/SUM([.$C94:.$J94])" office:value-type="float" office:value="0.20127600167581" calcext:value-type="float">
            <text:p>0.2012760017</text:p>
          </table:table-cell>
          <table:table-cell table:formula="of:=[.I94]/SUM([.$C94:.$J94])" office:value-type="float" office:value="0" calcext:value-type="float">
            <text:p>0</text:p>
          </table:table-cell>
          <table:table-cell table:formula="of:=[.J94]/SUM([.$C94:.$J94])" office:value-type="float" office:value="0" calcext:value-type="float">
            <text:p>0</text:p>
          </table:table-cell>
          <table:table-cell office:value-type="float" office:value="2.02777434824" calcext:value-type="float">
            <text:p>2.0277743482</text:p>
          </table:table-cell>
          <table:table-cell office:value-type="float" office:value="0.366723113883" calcext:value-type="float">
            <text:p>0.3667231139</text:p>
          </table:table-cell>
          <table:table-cell office:value-type="float" office:value="0.632344854027" calcext:value-type="float">
            <text:p>0.632344854</text:p>
          </table:table-cell>
          <table:table-cell office:value-type="float" office:value="0.10155646051" calcext:value-type="float">
            <text:p>0.101556460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770258326973" calcext:value-type="float">
            <text:p>0.0770258327</text:p>
          </table:table-cell>
          <table:table-cell office:value-type="float" office:value="0.00183782774074" calcext:value-type="float">
            <text:p>0.0018378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5556493507" calcext:value-type="float">
            <text:p>0.00305556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/SUM([.$C95:.$J95])" office:value-type="float" office:value="0.94026563784603" calcext:value-type="float">
            <text:p>0.9402656378</text:p>
          </table:table-cell>
          <table:table-cell table:formula="of:=[.D95]/SUM([.$C95:.$J95])" office:value-type="float" office:value="0.0224346328028544" calcext:value-type="float">
            <text:p>0.0224346328</text:p>
          </table:table-cell>
          <table:table-cell table:formula="of:=[.E95]/SUM([.$C95:.$J95])" office:value-type="float" office:value="0" calcext:value-type="float">
            <text:p>0</text:p>
          </table:table-cell>
          <table:table-cell table:formula="of:=[.F95]/SUM([.$C95:.$J95])" office:value-type="float" office:value="0" calcext:value-type="float">
            <text:p>0</text:p>
          </table:table-cell>
          <table:table-cell table:formula="of:=[.G95]/SUM([.$C95:.$J95])" office:value-type="float" office:value="0" calcext:value-type="float">
            <text:p>0</text:p>
          </table:table-cell>
          <table:table-cell table:formula="of:=[.H95]/SUM([.$C95:.$J95])" office:value-type="float" office:value="0.0372997293511151" calcext:value-type="float">
            <text:p>0.0372997294</text:p>
          </table:table-cell>
          <table:table-cell table:formula="of:=[.I95]/SUM([.$C95:.$J95])" office:value-type="float" office:value="0" calcext:value-type="float">
            <text:p>0</text:p>
          </table:table-cell>
          <table:table-cell table:formula="of:=[.J95]/SUM([.$C95:.$J95])" office:value-type="float" office:value="0" calcext:value-type="float">
            <text:p>0</text:p>
          </table:table-cell>
          <table:table-cell office:value-type="float" office:value="1.94832971408" calcext:value-type="float">
            <text:p>1.9483297141</text:p>
          </table:table-cell>
          <table:table-cell office:value-type="float" office:value="0.394363990429" calcext:value-type="float">
            <text:p>0.3943639904</text:p>
          </table:table-cell>
          <table:table-cell office:value-type="float" office:value="0.640652802209" calcext:value-type="float">
            <text:p>0.6406528022</text:p>
          </table:table-cell>
          <table:table-cell office:value-type="float" office:value="0.0930999031147" calcext:value-type="float">
            <text:p>0.093099903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346702598328" calcext:value-type="float">
            <text:p>0.0346702598</text:p>
          </table:table-cell>
          <table:table-cell office:value-type="float" office:value="0.00106395106618" calcext:value-type="float">
            <text:p>0.0010639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8240727377" calcext:value-type="float">
            <text:p>0.05682407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/SUM([.$C96:.$J96])" office:value-type="float" office:value="0.374577600951326" calcext:value-type="float">
            <text:p>0.374577601</text:p>
          </table:table-cell>
          <table:table-cell table:formula="of:=[.D96]/SUM([.$C96:.$J96])" office:value-type="float" office:value="0.0114949308087468" calcext:value-type="float">
            <text:p>0.0114949308</text:p>
          </table:table-cell>
          <table:table-cell table:formula="of:=[.E96]/SUM([.$C96:.$J96])" office:value-type="float" office:value="0" calcext:value-type="float">
            <text:p>0</text:p>
          </table:table-cell>
          <table:table-cell table:formula="of:=[.F96]/SUM([.$C96:.$J96])" office:value-type="float" office:value="0" calcext:value-type="float">
            <text:p>0</text:p>
          </table:table-cell>
          <table:table-cell table:formula="of:=[.G96]/SUM([.$C96:.$J96])" office:value-type="float" office:value="0" calcext:value-type="float">
            <text:p>0</text:p>
          </table:table-cell>
          <table:table-cell table:formula="of:=[.H96]/SUM([.$C96:.$J96])" office:value-type="float" office:value="0.613927468239927" calcext:value-type="float">
            <text:p>0.6139274682</text:p>
          </table:table-cell>
          <table:table-cell table:formula="of:=[.I96]/SUM([.$C96:.$J96])" office:value-type="float" office:value="0" calcext:value-type="float">
            <text:p>0</text:p>
          </table:table-cell>
          <table:table-cell table:formula="of:=[.J96]/SUM([.$C96:.$J96])" office:value-type="float" office:value="0" calcext:value-type="float">
            <text:p>0</text:p>
          </table:table-cell>
          <table:table-cell office:value-type="float" office:value="1.95138183807" calcext:value-type="float">
            <text:p>1.9513818381</text:p>
          </table:table-cell>
          <table:table-cell office:value-type="float" office:value="0.379732530687" calcext:value-type="float">
            <text:p>0.3797325307</text:p>
          </table:table-cell>
          <table:table-cell office:value-type="float" office:value="0.673159510839" calcext:value-type="float">
            <text:p>0.6731595108</text:p>
          </table:table-cell>
          <table:table-cell office:value-type="float" office:value="0.159905625858" calcext:value-type="float">
            <text:p>0.159905625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740099825461" calcext:value-type="float">
            <text:p>0.0740099825</text:p>
          </table:table-cell>
          <table:table-cell office:value-type="float" office:value="0.00171637575944" calcext:value-type="float">
            <text:p>0.0017163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6678675869" calcext:value-type="float">
            <text:p>0.01366786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/SUM([.$C97:.$J97])" office:value-type="float" office:value="0.827905625975771" calcext:value-type="float">
            <text:p>0.827905626</text:p>
          </table:table-cell>
          <table:table-cell table:formula="of:=[.D97]/SUM([.$C97:.$J97])" office:value-type="float" office:value="0.0192000740797863" calcext:value-type="float">
            <text:p>0.0192000741</text:p>
          </table:table-cell>
          <table:table-cell table:formula="of:=[.E97]/SUM([.$C97:.$J97])" office:value-type="float" office:value="0" calcext:value-type="float">
            <text:p>0</text:p>
          </table:table-cell>
          <table:table-cell table:formula="of:=[.F97]/SUM([.$C97:.$J97])" office:value-type="float" office:value="0" calcext:value-type="float">
            <text:p>0</text:p>
          </table:table-cell>
          <table:table-cell table:formula="of:=[.G97]/SUM([.$C97:.$J97])" office:value-type="float" office:value="0" calcext:value-type="float">
            <text:p>0</text:p>
          </table:table-cell>
          <table:table-cell table:formula="of:=[.H97]/SUM([.$C97:.$J97])" office:value-type="float" office:value="0.152894299944443" calcext:value-type="float">
            <text:p>0.1528942999</text:p>
          </table:table-cell>
          <table:table-cell table:formula="of:=[.I97]/SUM([.$C97:.$J97])" office:value-type="float" office:value="0" calcext:value-type="float">
            <text:p>0</text:p>
          </table:table-cell>
          <table:table-cell table:formula="of:=[.J97]/SUM([.$C97:.$J97])" office:value-type="float" office:value="0" calcext:value-type="float">
            <text:p>0</text:p>
          </table:table-cell>
          <table:table-cell office:value-type="float" office:value="2.03062179074" calcext:value-type="float">
            <text:p>2.0306217907</text:p>
          </table:table-cell>
          <table:table-cell office:value-type="float" office:value="0.369291008671" calcext:value-type="float">
            <text:p>0.3692910087</text:p>
          </table:table-cell>
          <table:table-cell office:value-type="float" office:value="0.681702686841" calcext:value-type="float">
            <text:p>0.6817026868</text:p>
          </table:table-cell>
          <table:table-cell office:value-type="float" office:value="0.121258317359" calcext:value-type="float">
            <text:p>0.121258317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766495675424" calcext:value-type="float">
            <text:p>0.0766495675</text:p>
          </table:table-cell>
          <table:table-cell office:value-type="float" office:value="0.00290993160003" calcext:value-type="float">
            <text:p>0.002909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1010135" calcext:value-type="float">
            <text:p>0.0112101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/SUM([.$C98:.$J98])" office:value-type="float" office:value="0.844440948583798" calcext:value-type="float">
            <text:p>0.8444409486</text:p>
          </table:table-cell>
          <table:table-cell table:formula="of:=[.D98]/SUM([.$C98:.$J98])" office:value-type="float" office:value="0.0320584378937823" calcext:value-type="float">
            <text:p>0.0320584379</text:p>
          </table:table-cell>
          <table:table-cell table:formula="of:=[.E98]/SUM([.$C98:.$J98])" office:value-type="float" office:value="0" calcext:value-type="float">
            <text:p>0</text:p>
          </table:table-cell>
          <table:table-cell table:formula="of:=[.F98]/SUM([.$C98:.$J98])" office:value-type="float" office:value="0" calcext:value-type="float">
            <text:p>0</text:p>
          </table:table-cell>
          <table:table-cell table:formula="of:=[.G98]/SUM([.$C98:.$J98])" office:value-type="float" office:value="0" calcext:value-type="float">
            <text:p>0</text:p>
          </table:table-cell>
          <table:table-cell table:formula="of:=[.H98]/SUM([.$C98:.$J98])" office:value-type="float" office:value="0.123500613522419" calcext:value-type="float">
            <text:p>0.1235006135</text:p>
          </table:table-cell>
          <table:table-cell table:formula="of:=[.I98]/SUM([.$C98:.$J98])" office:value-type="float" office:value="0" calcext:value-type="float">
            <text:p>0</text:p>
          </table:table-cell>
          <table:table-cell table:formula="of:=[.J98]/SUM([.$C98:.$J98])" office:value-type="float" office:value="0" calcext:value-type="float">
            <text:p>0</text:p>
          </table:table-cell>
          <table:table-cell office:value-type="float" office:value="2.03803705793" calcext:value-type="float">
            <text:p>2.0380370579</text:p>
          </table:table-cell>
          <table:table-cell office:value-type="float" office:value="0.370735154634" calcext:value-type="float">
            <text:p>0.3707351546</text:p>
          </table:table-cell>
          <table:table-cell office:value-type="float" office:value="0.717041233333" calcext:value-type="float">
            <text:p>0.7170412333</text:p>
          </table:table-cell>
          <table:table-cell office:value-type="float" office:value="0.0839247806034" calcext:value-type="float">
            <text:p>0.08392478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787406071231" calcext:value-type="float">
            <text:p>0.0787406071</text:p>
          </table:table-cell>
          <table:table-cell office:value-type="float" office:value="0.00000867091255622" calcext:value-type="float">
            <text:p>8.67091255622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4907682497" calcext:value-type="float">
            <text:p>0.00244907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/SUM([.$C99:.$J99])" office:value-type="float" office:value="0.969731557471271" calcext:value-type="float">
            <text:p>0.9697315575</text:p>
          </table:table-cell>
          <table:table-cell table:formula="of:=[.D99]/SUM([.$C99:.$J99])" office:value-type="float" office:value="0.000106786800928458" calcext:value-type="float">
            <text:p>0.0001067868</text:p>
          </table:table-cell>
          <table:table-cell table:formula="of:=[.E99]/SUM([.$C99:.$J99])" office:value-type="float" office:value="0" calcext:value-type="float">
            <text:p>0</text:p>
          </table:table-cell>
          <table:table-cell table:formula="of:=[.F99]/SUM([.$C99:.$J99])" office:value-type="float" office:value="0" calcext:value-type="float">
            <text:p>0</text:p>
          </table:table-cell>
          <table:table-cell table:formula="of:=[.G99]/SUM([.$C99:.$J99])" office:value-type="float" office:value="0" calcext:value-type="float">
            <text:p>0</text:p>
          </table:table-cell>
          <table:table-cell table:formula="of:=[.H99]/SUM([.$C99:.$J99])" office:value-type="float" office:value="0.0301616557278007" calcext:value-type="float">
            <text:p>0.0301616557</text:p>
          </table:table-cell>
          <table:table-cell table:formula="of:=[.I99]/SUM([.$C99:.$J99])" office:value-type="float" office:value="0" calcext:value-type="float">
            <text:p>0</text:p>
          </table:table-cell>
          <table:table-cell table:formula="of:=[.J99]/SUM([.$C99:.$J99])" office:value-type="float" office:value="0" calcext:value-type="float">
            <text:p>0</text:p>
          </table:table-cell>
          <table:table-cell office:value-type="float" office:value="1.95902916911" calcext:value-type="float">
            <text:p>1.9590291691</text:p>
          </table:table-cell>
          <table:table-cell office:value-type="float" office:value="0.369141079038" calcext:value-type="float">
            <text:p>0.369141079</text:p>
          </table:table-cell>
          <table:table-cell office:value-type="float" office:value="0.725756340183" calcext:value-type="float">
            <text:p>0.7257563402</text:p>
          </table:table-cell>
          <table:table-cell office:value-type="float" office:value="0.146748452806" calcext:value-type="float">
            <text:p>0.146748452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460418272426" calcext:value-type="float">
            <text:p>0.0460418272</text:p>
          </table:table-cell>
          <table:table-cell office:value-type="float" office:value="0.0135526277786" calcext:value-type="float">
            <text:p>0.0135526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4547861461" calcext:value-type="float">
            <text:p>0.0584547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/SUM([.$C100:.$J100])" office:value-type="float" office:value="0.390022221128463" calcext:value-type="float">
            <text:p>0.3900222211</text:p>
          </table:table-cell>
          <table:table-cell table:formula="of:=[.D100]/SUM([.$C100:.$J100])" office:value-type="float" office:value="0.114804869938919" calcext:value-type="float">
            <text:p>0.1148048699</text:p>
          </table:table-cell>
          <table:table-cell table:formula="of:=[.E100]/SUM([.$C100:.$J100])" office:value-type="float" office:value="0" calcext:value-type="float">
            <text:p>0</text:p>
          </table:table-cell>
          <table:table-cell table:formula="of:=[.F100]/SUM([.$C100:.$J100])" office:value-type="float" office:value="0" calcext:value-type="float">
            <text:p>0</text:p>
          </table:table-cell>
          <table:table-cell table:formula="of:=[.G100]/SUM([.$C100:.$J100])" office:value-type="float" office:value="0" calcext:value-type="float">
            <text:p>0</text:p>
          </table:table-cell>
          <table:table-cell table:formula="of:=[.H100]/SUM([.$C100:.$J100])" office:value-type="float" office:value="0.495172908932617" calcext:value-type="float">
            <text:p>0.4951729089</text:p>
          </table:table-cell>
          <table:table-cell table:formula="of:=[.I100]/SUM([.$C100:.$J100])" office:value-type="float" office:value="0" calcext:value-type="float">
            <text:p>0</text:p>
          </table:table-cell>
          <table:table-cell table:formula="of:=[.J100]/SUM([.$C100:.$J100])" office:value-type="float" office:value="0" calcext:value-type="float">
            <text:p>0</text:p>
          </table:table-cell>
          <table:table-cell office:value-type="float" office:value="1.96678910811" calcext:value-type="float">
            <text:p>1.9667891081</text:p>
          </table:table-cell>
          <table:table-cell office:value-type="float" office:value="0.365562746583" calcext:value-type="float">
            <text:p>0.3655627466</text:p>
          </table:table-cell>
          <table:table-cell office:value-type="float" office:value="0.761376577666" calcext:value-type="float">
            <text:p>0.7613765777</text:p>
          </table:table-cell>
          <table:table-cell office:value-type="float" office:value="0.079623469851" calcext:value-type="float">
            <text:p>0.079623469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796117187161" calcext:value-type="float">
            <text:p>0.0796117187</text:p>
          </table:table-cell>
          <table:table-cell office:value-type="float" office:value="0.000350817616859" calcext:value-type="float">
            <text:p>0.0003508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62525041222" calcext:value-type="float">
            <text:p>0.00462525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/SUM([.$C101:.$J101])" office:value-type="float" office:value="0.941172736389599" calcext:value-type="float">
            <text:p>0.9411727364</text:p>
          </table:table-cell>
          <table:table-cell table:formula="of:=[.D101]/SUM([.$C101:.$J101])" office:value-type="float" office:value="0.00414737907631795" calcext:value-type="float">
            <text:p>0.0041473791</text:p>
          </table:table-cell>
          <table:table-cell table:formula="of:=[.E101]/SUM([.$C101:.$J101])" office:value-type="float" office:value="0" calcext:value-type="float">
            <text:p>0</text:p>
          </table:table-cell>
          <table:table-cell table:formula="of:=[.F101]/SUM([.$C101:.$J101])" office:value-type="float" office:value="0" calcext:value-type="float">
            <text:p>0</text:p>
          </table:table-cell>
          <table:table-cell table:formula="of:=[.G101]/SUM([.$C101:.$J101])" office:value-type="float" office:value="0" calcext:value-type="float">
            <text:p>0</text:p>
          </table:table-cell>
          <table:table-cell table:formula="of:=[.H101]/SUM([.$C101:.$J101])" office:value-type="float" office:value="0.0546798845340827" calcext:value-type="float">
            <text:p>0.0546798845</text:p>
          </table:table-cell>
          <table:table-cell table:formula="of:=[.I101]/SUM([.$C101:.$J101])" office:value-type="float" office:value="0" calcext:value-type="float">
            <text:p>0</text:p>
          </table:table-cell>
          <table:table-cell table:formula="of:=[.J101]/SUM([.$C101:.$J101])" office:value-type="float" office:value="0" calcext:value-type="float">
            <text:p>0</text:p>
          </table:table-cell>
          <table:table-cell office:value-type="float" office:value="2.04553546413" calcext:value-type="float">
            <text:p>2.0455354641</text:p>
          </table:table-cell>
          <table:table-cell office:value-type="float" office:value="0.373536856086" calcext:value-type="float">
            <text:p>0.3735368561</text:p>
          </table:table-cell>
          <table:table-cell office:value-type="float" office:value="0.770239047185" calcext:value-type="float">
            <text:p>0.7702390472</text:p>
          </table:table-cell>
          <table:table-cell office:value-type="float" office:value="0.0578771111816" calcext:value-type="float">
            <text:p>0.057877111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768915794699" calcext:value-type="float">
            <text:p>0.0768915795</text:p>
          </table:table-cell>
          <table:table-cell office:value-type="float" office:value="0.00104929123701" calcext:value-type="float">
            <text:p>0.0010492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624932671" calcext:value-type="float">
            <text:p>0.01126249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/SUM([.$C102:.$J102])" office:value-type="float" office:value="0.861980715125305" calcext:value-type="float">
            <text:p>0.8619807151</text:p>
          </table:table-cell>
          <table:table-cell table:formula="of:=[.D102]/SUM([.$C102:.$J102])" office:value-type="float" office:value="0.0117629110637096" calcext:value-type="float">
            <text:p>0.0117629111</text:p>
          </table:table-cell>
          <table:table-cell table:formula="of:=[.E102]/SUM([.$C102:.$J102])" office:value-type="float" office:value="0" calcext:value-type="float">
            <text:p>0</text:p>
          </table:table-cell>
          <table:table-cell table:formula="of:=[.F102]/SUM([.$C102:.$J102])" office:value-type="float" office:value="0" calcext:value-type="float">
            <text:p>0</text:p>
          </table:table-cell>
          <table:table-cell table:formula="of:=[.G102]/SUM([.$C102:.$J102])" office:value-type="float" office:value="0" calcext:value-type="float">
            <text:p>0</text:p>
          </table:table-cell>
          <table:table-cell table:formula="of:=[.H102]/SUM([.$C102:.$J102])" office:value-type="float" office:value="0.126256373810985" calcext:value-type="float">
            <text:p>0.1262563738</text:p>
          </table:table-cell>
          <table:table-cell table:formula="of:=[.I102]/SUM([.$C102:.$J102])" office:value-type="float" office:value="0" calcext:value-type="float">
            <text:p>0</text:p>
          </table:table-cell>
          <table:table-cell table:formula="of:=[.J102]/SUM([.$C102:.$J102])" office:value-type="float" office:value="0" calcext:value-type="float">
            <text:p>0</text:p>
          </table:table-cell>
          <table:table-cell office:value-type="float" office:value="2.05489267758" calcext:value-type="float">
            <text:p>2.0548926776</text:p>
          </table:table-cell>
          <table:table-cell office:value-type="float" office:value="0.366787227677" calcext:value-type="float">
            <text:p>0.3667872277</text:p>
          </table:table-cell>
          <table:table-cell office:value-type="float" office:value="0.806837158947" calcext:value-type="float">
            <text:p>0.8068371589</text:p>
          </table:table-cell>
          <table:table-cell office:value-type="float" office:value="0.131218144826" calcext:value-type="float">
            <text:p>0.13121814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02647927" calcext:value-type="float">
            <text:p>0.0102647927</text:p>
          </table:table-cell>
          <table:table-cell office:value-type="float" office:value="0.0089158446305" calcext:value-type="float">
            <text:p>0.0089158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7474095574" calcext:value-type="float">
            <text:p>0.07874740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/SUM([.$C103:.$J103])" office:value-type="float" office:value="0.104819742925643" calcext:value-type="float">
            <text:p>0.1048197429</text:p>
          </table:table-cell>
          <table:table-cell table:formula="of:=[.D103]/SUM([.$C103:.$J103])" office:value-type="float" office:value="0.0910448529695086" calcext:value-type="float">
            <text:p>0.091044853</text:p>
          </table:table-cell>
          <table:table-cell table:formula="of:=[.E103]/SUM([.$C103:.$J103])" office:value-type="float" office:value="0" calcext:value-type="float">
            <text:p>0</text:p>
          </table:table-cell>
          <table:table-cell table:formula="of:=[.F103]/SUM([.$C103:.$J103])" office:value-type="float" office:value="0" calcext:value-type="float">
            <text:p>0</text:p>
          </table:table-cell>
          <table:table-cell table:formula="of:=[.G103]/SUM([.$C103:.$J103])" office:value-type="float" office:value="0" calcext:value-type="float">
            <text:p>0</text:p>
          </table:table-cell>
          <table:table-cell table:formula="of:=[.H103]/SUM([.$C103:.$J103])" office:value-type="float" office:value="0.804135404104848" calcext:value-type="float">
            <text:p>0.8041354041</text:p>
          </table:table-cell>
          <table:table-cell table:formula="of:=[.I103]/SUM([.$C103:.$J103])" office:value-type="float" office:value="0" calcext:value-type="float">
            <text:p>0</text:p>
          </table:table-cell>
          <table:table-cell table:formula="of:=[.J103]/SUM([.$C103:.$J103])" office:value-type="float" office:value="0" calcext:value-type="float">
            <text:p>0</text:p>
          </table:table-cell>
          <table:table-cell office:value-type="float" office:value="1.97643364834" calcext:value-type="float">
            <text:p>1.9764336483</text:p>
          </table:table-cell>
          <table:table-cell office:value-type="float" office:value="0.392335355966" calcext:value-type="float">
            <text:p>0.392335356</text:p>
          </table:table-cell>
          <table:table-cell office:value-type="float" office:value="0.815817982967" calcext:value-type="float">
            <text:p>0.815817983</text:p>
          </table:table-cell>
          <table:table-cell office:value-type="float" office:value="0.0597049350024" calcext:value-type="float">
            <text:p>0.05970493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318502852771" calcext:value-type="float">
            <text:p>0.0318502853</text:p>
          </table:table-cell>
          <table:table-cell office:value-type="float" office:value="0.0283984256061" calcext:value-type="float">
            <text:p>0.0283984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3973027646" calcext:value-type="float">
            <text:p>0.07139730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/SUM([.$C104:.$J104])" office:value-type="float" office:value="0.241938850972813" calcext:value-type="float">
            <text:p>0.241938851</text:p>
          </table:table-cell>
          <table:table-cell table:formula="of:=[.D104]/SUM([.$C104:.$J104])" office:value-type="float" office:value="0.215718082296635" calcext:value-type="float">
            <text:p>0.2157180823</text:p>
          </table:table-cell>
          <table:table-cell table:formula="of:=[.E104]/SUM([.$C104:.$J104])" office:value-type="float" office:value="0" calcext:value-type="float">
            <text:p>0</text:p>
          </table:table-cell>
          <table:table-cell table:formula="of:=[.F104]/SUM([.$C104:.$J104])" office:value-type="float" office:value="0" calcext:value-type="float">
            <text:p>0</text:p>
          </table:table-cell>
          <table:table-cell table:formula="of:=[.G104]/SUM([.$C104:.$J104])" office:value-type="float" office:value="0" calcext:value-type="float">
            <text:p>0</text:p>
          </table:table-cell>
          <table:table-cell table:formula="of:=[.H104]/SUM([.$C104:.$J104])" office:value-type="float" office:value="0.542343066730552" calcext:value-type="float">
            <text:p>0.5423430667</text:p>
          </table:table-cell>
          <table:table-cell table:formula="of:=[.I104]/SUM([.$C104:.$J104])" office:value-type="float" office:value="0" calcext:value-type="float">
            <text:p>0</text:p>
          </table:table-cell>
          <table:table-cell table:formula="of:=[.J104]/SUM([.$C104:.$J104])" office:value-type="float" office:value="0" calcext:value-type="float">
            <text:p>0</text:p>
          </table:table-cell>
          <table:table-cell office:value-type="float" office:value="1.98507154101" calcext:value-type="float">
            <text:p>1.985071541</text:p>
          </table:table-cell>
          <table:table-cell office:value-type="float" office:value="0.380024444274" calcext:value-type="float">
            <text:p>0.3800244443</text:p>
          </table:table-cell>
          <table:table-cell office:value-type="float" office:value="0.85208949444" calcext:value-type="float">
            <text:p>0.8520894944</text:p>
          </table:table-cell>
          <table:table-cell office:value-type="float" office:value="0.00961002557968" calcext:value-type="float">
            <text:p>0.009610025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782393789656" calcext:value-type="float">
            <text:p>0.078239379</text:p>
          </table:table-cell>
          <table:table-cell office:value-type="float" office:value="0.00156209280449" calcext:value-type="float">
            <text:p>0.0015620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419250775" calcext:value-type="float">
            <text:p>0.01114192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/SUM([.$C105:.$J105])" office:value-type="float" office:value="0.860308518019396" calcext:value-type="float">
            <text:p>0.860308518</text:p>
          </table:table-cell>
          <table:table-cell table:formula="of:=[.D105]/SUM([.$C105:.$J105])" office:value-type="float" office:value="0.0171765390191866" calcext:value-type="float">
            <text:p>0.017176539</text:p>
          </table:table-cell>
          <table:table-cell table:formula="of:=[.E105]/SUM([.$C105:.$J105])" office:value-type="float" office:value="0" calcext:value-type="float">
            <text:p>0</text:p>
          </table:table-cell>
          <table:table-cell table:formula="of:=[.F105]/SUM([.$C105:.$J105])" office:value-type="float" office:value="0" calcext:value-type="float">
            <text:p>0</text:p>
          </table:table-cell>
          <table:table-cell table:formula="of:=[.G105]/SUM([.$C105:.$J105])" office:value-type="float" office:value="0" calcext:value-type="float">
            <text:p>0</text:p>
          </table:table-cell>
          <table:table-cell table:formula="of:=[.H105]/SUM([.$C105:.$J105])" office:value-type="float" office:value="0.122514942961417" calcext:value-type="float">
            <text:p>0.122514943</text:p>
          </table:table-cell>
          <table:table-cell table:formula="of:=[.I105]/SUM([.$C105:.$J105])" office:value-type="float" office:value="0" calcext:value-type="float">
            <text:p>0</text:p>
          </table:table-cell>
          <table:table-cell table:formula="of:=[.J105]/SUM([.$C105:.$J105])" office:value-type="float" office:value="0" calcext:value-type="float">
            <text:p>0</text:p>
          </table:table-cell>
          <table:table-cell office:value-type="float" office:value="2.06321341511" calcext:value-type="float">
            <text:p>2.0632134151</text:p>
          </table:table-cell>
          <table:table-cell office:value-type="float" office:value="0.371415419654" calcext:value-type="float">
            <text:p>0.3714154197</text:p>
          </table:table-cell>
          <table:table-cell office:value-type="float" office:value="0.861178997411" calcext:value-type="float">
            <text:p>0.8611789974</text:p>
          </table:table-cell>
          <table:table-cell office:value-type="float" office:value="0.0484033987293" calcext:value-type="float">
            <text:p>0.04840339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774629732782" calcext:value-type="float">
            <text:p>0.0774629733</text:p>
          </table:table-cell>
          <table:table-cell office:value-type="float" office:value="0.0109365795215" calcext:value-type="float">
            <text:p>0.0109365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3433731893" calcext:value-type="float">
            <text:p>0.01634337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/SUM([.$C106:.$J106])" office:value-type="float" office:value="0.739553268602933" calcext:value-type="float">
            <text:p>0.7395532686</text:p>
          </table:table-cell>
          <table:table-cell table:formula="of:=[.D106]/SUM([.$C106:.$J106])" office:value-type="float" office:value="0.104413538367723" calcext:value-type="float">
            <text:p>0.1044135384</text:p>
          </table:table-cell>
          <table:table-cell table:formula="of:=[.E106]/SUM([.$C106:.$J106])" office:value-type="float" office:value="0" calcext:value-type="float">
            <text:p>0</text:p>
          </table:table-cell>
          <table:table-cell table:formula="of:=[.F106]/SUM([.$C106:.$J106])" office:value-type="float" office:value="0" calcext:value-type="float">
            <text:p>0</text:p>
          </table:table-cell>
          <table:table-cell table:formula="of:=[.G106]/SUM([.$C106:.$J106])" office:value-type="float" office:value="0" calcext:value-type="float">
            <text:p>0</text:p>
          </table:table-cell>
          <table:table-cell table:formula="of:=[.H106]/SUM([.$C106:.$J106])" office:value-type="float" office:value="0.156033193029345" calcext:value-type="float">
            <text:p>0.156033193</text:p>
          </table:table-cell>
          <table:table-cell table:formula="of:=[.I106]/SUM([.$C106:.$J106])" office:value-type="float" office:value="0" calcext:value-type="float">
            <text:p>0</text:p>
          </table:table-cell>
          <table:table-cell table:formula="of:=[.J106]/SUM([.$C106:.$J106])" office:value-type="float" office:value="0" calcext:value-type="float">
            <text:p>0</text:p>
          </table:table-cell>
          <table:table-cell office:value-type="float" office:value="2.07394984009" calcext:value-type="float">
            <text:p>2.0739498401</text:p>
          </table:table-cell>
          <table:table-cell office:value-type="float" office:value="0.373257560922" calcext:value-type="float">
            <text:p>0.3732575609</text:p>
          </table:table-cell>
          <table:table-cell office:value-type="float" office:value="0.898491330353" calcext:value-type="float">
            <text:p>0.8984913304</text:p>
          </table:table-cell>
          <table:table-cell office:value-type="float" office:value="0.0159239326992" calcext:value-type="float">
            <text:p>0.015923932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795286213366" calcext:value-type="float">
            <text:p>0.0795286213</text:p>
          </table:table-cell>
          <table:table-cell office:value-type="float" office:value="0.00294695667199" calcext:value-type="float">
            <text:p>0.0029469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0304694352" calcext:value-type="float">
            <text:p>0.00500304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/SUM([.$C107:.$J107])" office:value-type="float" office:value="0.909120615237583" calcext:value-type="float">
            <text:p>0.9091206152</text:p>
          </table:table-cell>
          <table:table-cell table:formula="of:=[.D107]/SUM([.$C107:.$J107])" office:value-type="float" office:value="0.0336877342734103" calcext:value-type="float">
            <text:p>0.0336877343</text:p>
          </table:table-cell>
          <table:table-cell table:formula="of:=[.E107]/SUM([.$C107:.$J107])" office:value-type="float" office:value="0" calcext:value-type="float">
            <text:p>0</text:p>
          </table:table-cell>
          <table:table-cell table:formula="of:=[.F107]/SUM([.$C107:.$J107])" office:value-type="float" office:value="0" calcext:value-type="float">
            <text:p>0</text:p>
          </table:table-cell>
          <table:table-cell table:formula="of:=[.G107]/SUM([.$C107:.$J107])" office:value-type="float" office:value="0" calcext:value-type="float">
            <text:p>0</text:p>
          </table:table-cell>
          <table:table-cell table:formula="of:=[.H107]/SUM([.$C107:.$J107])" office:value-type="float" office:value="0.057191650489007" calcext:value-type="float">
            <text:p>0.0571916505</text:p>
          </table:table-cell>
          <table:table-cell table:formula="of:=[.I107]/SUM([.$C107:.$J107])" office:value-type="float" office:value="0" calcext:value-type="float">
            <text:p>0</text:p>
          </table:table-cell>
          <table:table-cell table:formula="of:=[.J107]/SUM([.$C107:.$J107])" office:value-type="float" office:value="0" calcext:value-type="float">
            <text:p>0</text:p>
          </table:table-cell>
          <table:table-cell office:value-type="float" office:value="1.99614710601" calcext:value-type="float">
            <text:p>1.996147106</text:p>
          </table:table-cell>
          <table:table-cell office:value-type="float" office:value="0.371066373261" calcext:value-type="float">
            <text:p>0.3710663733</text:p>
          </table:table-cell>
          <table:table-cell office:value-type="float" office:value="0.907666460401" calcext:value-type="float">
            <text:p>0.9076664604</text:p>
          </table:table-cell>
          <table:table-cell office:value-type="float" office:value="0.0277580246431" calcext:value-type="float">
            <text:p>0.02775802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362450732945" calcext:value-type="float">
            <text:p>0.0036245073</text:p>
          </table:table-cell>
          <table:table-cell office:value-type="float" office:value="0.0000022804600298" calcext:value-type="float">
            <text:p>2.2804600298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5466454789" calcext:value-type="float">
            <text:p>0.0795466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/SUM([.$C108:.$J108])" office:value-type="float" office:value="0.0435777048875045" calcext:value-type="float">
            <text:p>0.0435777049</text:p>
          </table:table-cell>
          <table:table-cell table:formula="of:=[.D108]/SUM([.$C108:.$J108])" office:value-type="float" office:value="0.0000274181302873662" calcext:value-type="float">
            <text:p>2.74181302873662E-05</text:p>
          </table:table-cell>
          <table:table-cell table:formula="of:=[.E108]/SUM([.$C108:.$J108])" office:value-type="float" office:value="0" calcext:value-type="float">
            <text:p>0</text:p>
          </table:table-cell>
          <table:table-cell table:formula="of:=[.F108]/SUM([.$C108:.$J108])" office:value-type="float" office:value="0" calcext:value-type="float">
            <text:p>0</text:p>
          </table:table-cell>
          <table:table-cell table:formula="of:=[.G108]/SUM([.$C108:.$J108])" office:value-type="float" office:value="0" calcext:value-type="float">
            <text:p>0</text:p>
          </table:table-cell>
          <table:table-cell table:formula="of:=[.H108]/SUM([.$C108:.$J108])" office:value-type="float" office:value="0.956394876982208" calcext:value-type="float">
            <text:p>0.956394877</text:p>
          </table:table-cell>
          <table:table-cell table:formula="of:=[.I108]/SUM([.$C108:.$J108])" office:value-type="float" office:value="0" calcext:value-type="float">
            <text:p>0</text:p>
          </table:table-cell>
          <table:table-cell table:formula="of:=[.J108]/SUM([.$C108:.$J108])" office:value-type="float" office:value="0" calcext:value-type="float">
            <text:p>0</text:p>
          </table:table-cell>
          <table:table-cell office:value-type="float" office:value="2.00919643359" calcext:value-type="float">
            <text:p>2.0091964336</text:p>
          </table:table-cell>
          <table:table-cell office:value-type="float" office:value="0.369906515773" calcext:value-type="float">
            <text:p>0.3699065158</text:p>
          </table:table-cell>
          <table:table-cell office:value-type="float" office:value="0.945677181351" calcext:value-type="float">
            <text:p>0.9456771814</text:p>
          </table:table-cell>
          <table:table-cell office:value-type="float" office:value="0.0538110476035" calcext:value-type="float">
            <text:p>0.053811047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201982744535" calcext:value-type="float">
            <text:p>0.0020198274</text:p>
          </table:table-cell>
          <table:table-cell office:value-type="float" office:value="0.00034705170891" calcext:value-type="float">
            <text:p>0.0003470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7383171256" calcext:value-type="float">
            <text:p>0.07973831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/SUM([.$C109:.$J109])" office:value-type="float" office:value="0.0246004825134978" calcext:value-type="float">
            <text:p>0.0246004825</text:p>
          </table:table-cell>
          <table:table-cell table:formula="of:=[.D109]/SUM([.$C109:.$J109])" office:value-type="float" office:value="0.00422691528228074" calcext:value-type="float">
            <text:p>0.0042269153</text:p>
          </table:table-cell>
          <table:table-cell table:formula="of:=[.E109]/SUM([.$C109:.$J109])" office:value-type="float" office:value="0" calcext:value-type="float">
            <text:p>0</text:p>
          </table:table-cell>
          <table:table-cell table:formula="of:=[.F109]/SUM([.$C109:.$J109])" office:value-type="float" office:value="0" calcext:value-type="float">
            <text:p>0</text:p>
          </table:table-cell>
          <table:table-cell table:formula="of:=[.G109]/SUM([.$C109:.$J109])" office:value-type="float" office:value="0" calcext:value-type="float">
            <text:p>0</text:p>
          </table:table-cell>
          <table:table-cell table:formula="of:=[.H109]/SUM([.$C109:.$J109])" office:value-type="float" office:value="0.971172602204221" calcext:value-type="float">
            <text:p>0.9711726022</text:p>
          </table:table-cell>
          <table:table-cell table:formula="of:=[.I109]/SUM([.$C109:.$J109])" office:value-type="float" office:value="0" calcext:value-type="float">
            <text:p>0</text:p>
          </table:table-cell>
          <table:table-cell table:formula="of:=[.J109]/SUM([.$C109:.$J109])" office:value-type="float" office:value="0" calcext:value-type="float">
            <text:p>0</text:p>
          </table:table-cell>
          <table:table-cell office:value-type="float" office:value="2.0866402773" calcext:value-type="float">
            <text:p>2.0866402773</text:p>
          </table:table-cell>
          <table:table-cell office:value-type="float" office:value="0.376493657839" calcext:value-type="float">
            <text:p>0.3764936578</text:p>
          </table:table-cell>
          <table:table-cell office:value-type="float" office:value="0.954921090081" calcext:value-type="float">
            <text:p>0.9549210901</text:p>
          </table:table-cell>
          <table:table-cell office:value-type="float" office:value="0.0750500039088" calcext:value-type="float">
            <text:p>0.075050003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799054046313" calcext:value-type="float">
            <text:p>0.0799054046</text:p>
          </table:table-cell>
          <table:table-cell office:value-type="float" office:value="0.00195224837789" calcext:value-type="float">
            <text:p>0.0019522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113580832" calcext:value-type="float">
            <text:p>0.00111135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/SUM([.$C110:.$J110])" office:value-type="float" office:value="0.963075292560996" calcext:value-type="float">
            <text:p>0.9630752926</text:p>
          </table:table-cell>
          <table:table-cell table:formula="of:=[.D110]/SUM([.$C110:.$J110])" office:value-type="float" office:value="0.0235298499064437" calcext:value-type="float">
            <text:p>0.0235298499</text:p>
          </table:table-cell>
          <table:table-cell table:formula="of:=[.E110]/SUM([.$C110:.$J110])" office:value-type="float" office:value="0" calcext:value-type="float">
            <text:p>0</text:p>
          </table:table-cell>
          <table:table-cell table:formula="of:=[.F110]/SUM([.$C110:.$J110])" office:value-type="float" office:value="0" calcext:value-type="float">
            <text:p>0</text:p>
          </table:table-cell>
          <table:table-cell table:formula="of:=[.G110]/SUM([.$C110:.$J110])" office:value-type="float" office:value="0" calcext:value-type="float">
            <text:p>0</text:p>
          </table:table-cell>
          <table:table-cell table:formula="of:=[.H110]/SUM([.$C110:.$J110])" office:value-type="float" office:value="0.0133948575325606" calcext:value-type="float">
            <text:p>0.0133948575</text:p>
          </table:table-cell>
          <table:table-cell table:formula="of:=[.I110]/SUM([.$C110:.$J110])" office:value-type="float" office:value="0" calcext:value-type="float">
            <text:p>0</text:p>
          </table:table-cell>
          <table:table-cell table:formula="of:=[.J110]/SUM([.$C110:.$J110])" office:value-type="float" office:value="0" calcext:value-type="float">
            <text:p>0</text:p>
          </table:table-cell>
          <table:table-cell office:value-type="float" office:value="2.0966952382" calcext:value-type="float">
            <text:p>2.0966952382</text:p>
          </table:table-cell>
          <table:table-cell office:value-type="float" office:value="0.367608211283" calcext:value-type="float">
            <text:p>0.3676082113</text:p>
          </table:table-cell>
          <table:table-cell office:value-type="float" office:value="0.991987841095" calcext:value-type="float">
            <text:p>0.9919878411</text:p>
          </table:table-cell>
          <table:table-cell office:value-type="float" office:value="0.0244678437856" calcext:value-type="float">
            <text:p>0.024467843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830923842432" calcext:value-type="float">
            <text:p>0.0083092384</text:p>
          </table:table-cell>
          <table:table-cell office:value-type="float" office:value="0.000334939906223" calcext:value-type="float">
            <text:p>0.0003349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46476894" calcext:value-type="float">
            <text:p>0.07716464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/SUM([.$C111:.$J111])" office:value-type="float" office:value="0.0968343095894219" calcext:value-type="float">
            <text:p>0.0968343096</text:p>
          </table:table-cell>
          <table:table-cell table:formula="of:=[.D111]/SUM([.$C111:.$J111])" office:value-type="float" office:value="0.00390332698579463" calcext:value-type="float">
            <text:p>0.003903327</text:p>
          </table:table-cell>
          <table:table-cell table:formula="of:=[.E111]/SUM([.$C111:.$J111])" office:value-type="float" office:value="0" calcext:value-type="float">
            <text:p>0</text:p>
          </table:table-cell>
          <table:table-cell table:formula="of:=[.F111]/SUM([.$C111:.$J111])" office:value-type="float" office:value="0" calcext:value-type="float">
            <text:p>0</text:p>
          </table:table-cell>
          <table:table-cell table:formula="of:=[.G111]/SUM([.$C111:.$J111])" office:value-type="float" office:value="0" calcext:value-type="float">
            <text:p>0</text:p>
          </table:table-cell>
          <table:table-cell table:formula="of:=[.H111]/SUM([.$C111:.$J111])" office:value-type="float" office:value="0.899262363424784" calcext:value-type="float">
            <text:p>0.8992623634</text:p>
          </table:table-cell>
          <table:table-cell table:formula="of:=[.I111]/SUM([.$C111:.$J111])" office:value-type="float" office:value="0" calcext:value-type="float">
            <text:p>0</text:p>
          </table:table-cell>
          <table:table-cell table:formula="of:=[.J111]/SUM([.$C111:.$J111])" office:value-type="float" office:value="0" calcext:value-type="float">
            <text:p>0</text:p>
          </table:table-cell>
          <table:table-cell office:value-type="float" office:value="2.01964298872" calcext:value-type="float">
            <text:p>2.0196429887</text:p>
          </table:table-cell>
          <table:table-cell office:value-type="float" office:value="0.397363095506" calcext:value-type="float">
            <text:p>0.3973630955</text:p>
          </table:table-cell>
          <table:table-cell office:value-type="float" office:value="1.00130356441" calcext:value-type="float">
            <text:p>1.0013035644</text:p>
          </table:table-cell>
          <table:table-cell office:value-type="float" office:value="0.106339971528" calcext:value-type="float">
            <text:p>0.106339971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133271503978" calcext:value-type="float">
            <text:p>0.001332715</text:p>
          </table:table-cell>
          <table:table-cell office:value-type="float" office:value="0.000391304598533" calcext:value-type="float">
            <text:p>0.0003913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881096338" calcext:value-type="float">
            <text:p>0.0798810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/SUM([.$C112:.$J112])" office:value-type="float" office:value="0.0163312682524321" calcext:value-type="float">
            <text:p>0.0163312683</text:p>
          </table:table-cell>
          <table:table-cell table:formula="of:=[.D112]/SUM([.$C112:.$J112])" office:value-type="float" office:value="0.00479509885932374" calcext:value-type="float">
            <text:p>0.0047950989</text:p>
          </table:table-cell>
          <table:table-cell table:formula="of:=[.E112]/SUM([.$C112:.$J112])" office:value-type="float" office:value="0" calcext:value-type="float">
            <text:p>0</text:p>
          </table:table-cell>
          <table:table-cell table:formula="of:=[.F112]/SUM([.$C112:.$J112])" office:value-type="float" office:value="0" calcext:value-type="float">
            <text:p>0</text:p>
          </table:table-cell>
          <table:table-cell table:formula="of:=[.G112]/SUM([.$C112:.$J112])" office:value-type="float" office:value="0" calcext:value-type="float">
            <text:p>0</text:p>
          </table:table-cell>
          <table:table-cell table:formula="of:=[.H112]/SUM([.$C112:.$J112])" office:value-type="float" office:value="0.978873632888244" calcext:value-type="float">
            <text:p>0.9788736329</text:p>
          </table:table-cell>
          <table:table-cell table:formula="of:=[.I112]/SUM([.$C112:.$J112])" office:value-type="float" office:value="0" calcext:value-type="float">
            <text:p>0</text:p>
          </table:table-cell>
          <table:table-cell table:formula="of:=[.J112]/SUM([.$C112:.$J112])" office:value-type="float" office:value="0" calcext:value-type="float">
            <text:p>0</text:p>
          </table:table-cell>
          <table:table-cell office:value-type="float" office:value="2.02954652969" calcext:value-type="float">
            <text:p>2.0295465297</text:p>
          </table:table-cell>
          <table:table-cell office:value-type="float" office:value="0.383596183963" calcext:value-type="float">
            <text:p>0.383596184</text:p>
          </table:table-cell>
          <table:table-cell office:value-type="float" office:value="1.03815318443" calcext:value-type="float">
            <text:p>1.0381531844</text:p>
          </table:table-cell>
          <table:table-cell office:value-type="float" office:value="0.0633376759114" calcext:value-type="float">
            <text:p>0.063337675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15973350121" calcext:value-type="float">
            <text:p>0.021597335</text:p>
          </table:table-cell>
          <table:table-cell office:value-type="float" office:value="0.00397634907154" calcext:value-type="float">
            <text:p>0.0039763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93757828" calcext:value-type="float">
            <text:p>0.06999375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/SUM([.$C113:.$J113])" office:value-type="float" office:value="0.22599051078576" calcext:value-type="float">
            <text:p>0.2259905108</text:p>
          </table:table-cell>
          <table:table-cell table:formula="of:=[.D113]/SUM([.$C113:.$J113])" office:value-type="float" office:value="0.0416077797208014" calcext:value-type="float">
            <text:p>0.0416077797</text:p>
          </table:table-cell>
          <table:table-cell table:formula="of:=[.E113]/SUM([.$C113:.$J113])" office:value-type="float" office:value="0" calcext:value-type="float">
            <text:p>0</text:p>
          </table:table-cell>
          <table:table-cell table:formula="of:=[.F113]/SUM([.$C113:.$J113])" office:value-type="float" office:value="0" calcext:value-type="float">
            <text:p>0</text:p>
          </table:table-cell>
          <table:table-cell table:formula="of:=[.G113]/SUM([.$C113:.$J113])" office:value-type="float" office:value="0" calcext:value-type="float">
            <text:p>0</text:p>
          </table:table-cell>
          <table:table-cell table:formula="of:=[.H113]/SUM([.$C113:.$J113])" office:value-type="float" office:value="0.732401709493438" calcext:value-type="float">
            <text:p>0.7324017095</text:p>
          </table:table-cell>
          <table:table-cell table:formula="of:=[.I113]/SUM([.$C113:.$J113])" office:value-type="float" office:value="0" calcext:value-type="float">
            <text:p>0</text:p>
          </table:table-cell>
          <table:table-cell table:formula="of:=[.J113]/SUM([.$C113:.$J113])" office:value-type="float" office:value="0" calcext:value-type="float">
            <text:p>0</text:p>
          </table:table-cell>
          <table:table-cell office:value-type="float" office:value="2.10618034491" calcext:value-type="float">
            <text:p>2.1061803449</text:p>
          </table:table-cell>
          <table:table-cell office:value-type="float" office:value="0.362483930042" calcext:value-type="float">
            <text:p>0.36248393</text:p>
          </table:table-cell>
          <table:table-cell office:value-type="float" office:value="1.04753541169" calcext:value-type="float">
            <text:p>1.0475354117</text:p>
          </table:table-cell>
          <table:table-cell office:value-type="float" office:value="0.135557392125" calcext:value-type="float">
            <text:p>0.135557392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225175333775" calcext:value-type="float">
            <text:p>0.0225175334</text:p>
          </table:table-cell>
          <table:table-cell office:value-type="float" office:value="0.00583756518738" calcext:value-type="float">
            <text:p>0.0058375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4021449273" calcext:value-type="float">
            <text:p>0.07540214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/SUM([.$C114:.$J114])" office:value-type="float" office:value="0.217021314557158" calcext:value-type="float">
            <text:p>0.2170213146</text:p>
          </table:table-cell>
          <table:table-cell table:formula="of:=[.D114]/SUM([.$C114:.$J114])" office:value-type="float" office:value="0.0562617605374218" calcext:value-type="float">
            <text:p>0.0562617605</text:p>
          </table:table-cell>
          <table:table-cell table:formula="of:=[.E114]/SUM([.$C114:.$J114])" office:value-type="float" office:value="0" calcext:value-type="float">
            <text:p>0</text:p>
          </table:table-cell>
          <table:table-cell table:formula="of:=[.F114]/SUM([.$C114:.$J114])" office:value-type="float" office:value="0" calcext:value-type="float">
            <text:p>0</text:p>
          </table:table-cell>
          <table:table-cell table:formula="of:=[.G114]/SUM([.$C114:.$J114])" office:value-type="float" office:value="0" calcext:value-type="float">
            <text:p>0</text:p>
          </table:table-cell>
          <table:table-cell table:formula="of:=[.H114]/SUM([.$C114:.$J114])" office:value-type="float" office:value="0.726716924905421" calcext:value-type="float">
            <text:p>0.7267169249</text:p>
          </table:table-cell>
          <table:table-cell table:formula="of:=[.I114]/SUM([.$C114:.$J114])" office:value-type="float" office:value="0" calcext:value-type="float">
            <text:p>0</text:p>
          </table:table-cell>
          <table:table-cell table:formula="of:=[.J114]/SUM([.$C114:.$J114])" office:value-type="float" office:value="0" calcext:value-type="float">
            <text:p>0</text:p>
          </table:table-cell>
          <table:table-cell office:value-type="float" office:value="2.11961259434" calcext:value-type="float">
            <text:p>2.1196125943</text:p>
          </table:table-cell>
          <table:table-cell office:value-type="float" office:value="0.364261574812" calcext:value-type="float">
            <text:p>0.3642615748</text:p>
          </table:table-cell>
          <table:table-cell office:value-type="float" office:value="1.08576993963" calcext:value-type="float">
            <text:p>1.0857699396</text:p>
          </table:table-cell>
          <table:table-cell office:value-type="float" office:value="0.0815605915616" calcext:value-type="float">
            <text:p>0.081560591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291269902043" calcext:value-type="float">
            <text:p>0.0291269902</text:p>
          </table:table-cell>
          <table:table-cell office:value-type="float" office:value="0.00500707026781" calcext:value-type="float">
            <text:p>0.0050070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3016349608" calcext:value-type="float">
            <text:p>0.067301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/SUM([.$C115:.$J115])" office:value-type="float" office:value="0.287147340785618" calcext:value-type="float">
            <text:p>0.2871473408</text:p>
          </table:table-cell>
          <table:table-cell table:formula="of:=[.D115]/SUM([.$C115:.$J115])" office:value-type="float" office:value="0.049362014490468" calcext:value-type="float">
            <text:p>0.0493620145</text:p>
          </table:table-cell>
          <table:table-cell table:formula="of:=[.E115]/SUM([.$C115:.$J115])" office:value-type="float" office:value="0" calcext:value-type="float">
            <text:p>0</text:p>
          </table:table-cell>
          <table:table-cell table:formula="of:=[.F115]/SUM([.$C115:.$J115])" office:value-type="float" office:value="0" calcext:value-type="float">
            <text:p>0</text:p>
          </table:table-cell>
          <table:table-cell table:formula="of:=[.G115]/SUM([.$C115:.$J115])" office:value-type="float" office:value="0" calcext:value-type="float">
            <text:p>0</text:p>
          </table:table-cell>
          <table:table-cell table:formula="of:=[.H115]/SUM([.$C115:.$J115])" office:value-type="float" office:value="0.663490644723914" calcext:value-type="float">
            <text:p>0.6634906447</text:p>
          </table:table-cell>
          <table:table-cell table:formula="of:=[.I115]/SUM([.$C115:.$J115])" office:value-type="float" office:value="0" calcext:value-type="float">
            <text:p>0</text:p>
          </table:table-cell>
          <table:table-cell table:formula="of:=[.J115]/SUM([.$C115:.$J115])" office:value-type="float" office:value="0" calcext:value-type="float">
            <text:p>0</text:p>
          </table:table-cell>
          <table:table-cell office:value-type="float" office:value="2.04340757225" calcext:value-type="float">
            <text:p>2.0434075723</text:p>
          </table:table-cell>
          <table:table-cell office:value-type="float" office:value="0.369738395405" calcext:value-type="float">
            <text:p>0.3697383954</text:p>
          </table:table-cell>
          <table:table-cell office:value-type="float" office:value="1.09520036897" calcext:value-type="float">
            <text:p>1.095200369</text:p>
          </table:table-cell>
          <table:table-cell office:value-type="float" office:value="0.153891985626" calcext:value-type="float">
            <text:p>0.153891985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934984124958" calcext:value-type="float">
            <text:p>0.0093498412</text:p>
          </table:table-cell>
          <table:table-cell office:value-type="float" office:value="0.00133896463606" calcext:value-type="float">
            <text:p>0.0013389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3340758474" calcext:value-type="float">
            <text:p>0.07833407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/SUM([.$C116:.$J116])" office:value-type="float" office:value="0.105027393716799" calcext:value-type="float">
            <text:p>0.1050273937</text:p>
          </table:table-cell>
          <table:table-cell table:formula="of:=[.D116]/SUM([.$C116:.$J116])" office:value-type="float" office:value="0.0150406795420896" calcext:value-type="float">
            <text:p>0.0150406795</text:p>
          </table:table-cell>
          <table:table-cell table:formula="of:=[.E116]/SUM([.$C116:.$J116])" office:value-type="float" office:value="0" calcext:value-type="float">
            <text:p>0</text:p>
          </table:table-cell>
          <table:table-cell table:formula="of:=[.F116]/SUM([.$C116:.$J116])" office:value-type="float" office:value="0" calcext:value-type="float">
            <text:p>0</text:p>
          </table:table-cell>
          <table:table-cell table:formula="of:=[.G116]/SUM([.$C116:.$J116])" office:value-type="float" office:value="0" calcext:value-type="float">
            <text:p>0</text:p>
          </table:table-cell>
          <table:table-cell table:formula="of:=[.H116]/SUM([.$C116:.$J116])" office:value-type="float" office:value="0.879931926741112" calcext:value-type="float">
            <text:p>0.8799319267</text:p>
          </table:table-cell>
          <table:table-cell table:formula="of:=[.I116]/SUM([.$C116:.$J116])" office:value-type="float" office:value="0" calcext:value-type="float">
            <text:p>0</text:p>
          </table:table-cell>
          <table:table-cell table:formula="of:=[.J116]/SUM([.$C116:.$J116])" office:value-type="float" office:value="0" calcext:value-type="float">
            <text:p>0</text:p>
          </table:table-cell>
          <table:table-cell office:value-type="float" office:value="2.0573794665" calcext:value-type="float">
            <text:p>2.0573794665</text:p>
          </table:table-cell>
          <table:table-cell office:value-type="float" office:value="0.366548164553" calcext:value-type="float">
            <text:p>0.3665481646</text:p>
          </table:table-cell>
          <table:table-cell office:value-type="float" office:value="1.13341676306" calcext:value-type="float">
            <text:p>1.1334167631</text:p>
          </table:table-cell>
          <table:table-cell office:value-type="float" office:value="0.111073998643" calcext:value-type="float">
            <text:p>0.11107399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407146614867" calcext:value-type="float">
            <text:p>0.0407146615</text:p>
          </table:table-cell>
          <table:table-cell office:value-type="float" office:value="0.00116794943108" calcext:value-type="float">
            <text:p>0.0011679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73066180043" calcext:value-type="float">
            <text:p>0.0573066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/SUM([.$C117:.$J117])" office:value-type="float" office:value="0.410474624403867" calcext:value-type="float">
            <text:p>0.4104746244</text:p>
          </table:table-cell>
          <table:table-cell table:formula="of:=[.D117]/SUM([.$C117:.$J117])" office:value-type="float" office:value="0.0117749622995608" calcext:value-type="float">
            <text:p>0.0117749623</text:p>
          </table:table-cell>
          <table:table-cell table:formula="of:=[.E117]/SUM([.$C117:.$J117])" office:value-type="float" office:value="0" calcext:value-type="float">
            <text:p>0</text:p>
          </table:table-cell>
          <table:table-cell table:formula="of:=[.F117]/SUM([.$C117:.$J117])" office:value-type="float" office:value="0" calcext:value-type="float">
            <text:p>0</text:p>
          </table:table-cell>
          <table:table-cell table:formula="of:=[.G117]/SUM([.$C117:.$J117])" office:value-type="float" office:value="0" calcext:value-type="float">
            <text:p>0</text:p>
          </table:table-cell>
          <table:table-cell table:formula="of:=[.H117]/SUM([.$C117:.$J117])" office:value-type="float" office:value="0.577750413296572" calcext:value-type="float">
            <text:p>0.5777504133</text:p>
          </table:table-cell>
          <table:table-cell table:formula="of:=[.I117]/SUM([.$C117:.$J117])" office:value-type="float" office:value="0" calcext:value-type="float">
            <text:p>0</text:p>
          </table:table-cell>
          <table:table-cell table:formula="of:=[.J117]/SUM([.$C117:.$J117])" office:value-type="float" office:value="0" calcext:value-type="float">
            <text:p>0</text:p>
          </table:table-cell>
          <table:table-cell office:value-type="float" office:value="2.13313416609" calcext:value-type="float">
            <text:p>2.1331341661</text:p>
          </table:table-cell>
          <table:table-cell office:value-type="float" office:value="0.377254263855" calcext:value-type="float">
            <text:p>0.3772542639</text:p>
          </table:table-cell>
          <table:table-cell office:value-type="float" office:value="1.14289134318" calcext:value-type="float">
            <text:p>1.1428913432</text:p>
          </table:table-cell>
          <table:table-cell office:value-type="float" office:value="0.185206191723" calcext:value-type="float">
            <text:p>0.185206191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17381900672" calcext:value-type="float">
            <text:p>0.0173819007</text:p>
          </table:table-cell>
          <table:table-cell office:value-type="float" office:value="0.0106634825999" calcext:value-type="float">
            <text:p>0.0106634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4178287455" calcext:value-type="float">
            <text:p>0.07541782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/SUM([.$C118:.$J118])" office:value-type="float" office:value="0.168000783399966" calcext:value-type="float">
            <text:p>0.1680007834</text:p>
          </table:table-cell>
          <table:table-cell table:formula="of:=[.D118]/SUM([.$C118:.$J118])" office:value-type="float" office:value="0.103065450917053" calcext:value-type="float">
            <text:p>0.1030654509</text:p>
          </table:table-cell>
          <table:table-cell table:formula="of:=[.E118]/SUM([.$C118:.$J118])" office:value-type="float" office:value="0" calcext:value-type="float">
            <text:p>0</text:p>
          </table:table-cell>
          <table:table-cell table:formula="of:=[.F118]/SUM([.$C118:.$J118])" office:value-type="float" office:value="0" calcext:value-type="float">
            <text:p>0</text:p>
          </table:table-cell>
          <table:table-cell table:formula="of:=[.G118]/SUM([.$C118:.$J118])" office:value-type="float" office:value="0" calcext:value-type="float">
            <text:p>0</text:p>
          </table:table-cell>
          <table:table-cell table:formula="of:=[.H118]/SUM([.$C118:.$J118])" office:value-type="float" office:value="0.728933765682981" calcext:value-type="float">
            <text:p>0.7289337657</text:p>
          </table:table-cell>
          <table:table-cell table:formula="of:=[.I118]/SUM([.$C118:.$J118])" office:value-type="float" office:value="0" calcext:value-type="float">
            <text:p>0</text:p>
          </table:table-cell>
          <table:table-cell table:formula="of:=[.J118]/SUM([.$C118:.$J118])" office:value-type="float" office:value="0" calcext:value-type="float">
            <text:p>0</text:p>
          </table:table-cell>
          <table:table-cell office:value-type="float" office:value="2.14786029805" calcext:value-type="float">
            <text:p>2.1478602981</text:p>
          </table:table-cell>
          <table:table-cell office:value-type="float" office:value="0.370408061748" calcext:value-type="float">
            <text:p>0.3704080617</text:p>
          </table:table-cell>
          <table:table-cell office:value-type="float" office:value="1.18141679964" calcext:value-type="float">
            <text:p>1.1814167996</text:p>
          </table:table-cell>
          <table:table-cell office:value-type="float" office:value="0.153349837408" calcext:value-type="float">
            <text:p>0.153349837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40738044182" calcext:value-type="float">
            <text:p>0.0407380442</text:p>
          </table:table-cell>
          <table:table-cell office:value-type="float" office:value="0.00311070694732" calcext:value-type="float">
            <text:p>0.0031107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2859068397" calcext:value-type="float">
            <text:p>0.0592859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/SUM([.$C119:.$J119])" office:value-type="float" office:value="0.394998587130982" calcext:value-type="float">
            <text:p>0.3949985871</text:p>
          </table:table-cell>
          <table:table-cell table:formula="of:=[.D119]/SUM([.$C119:.$J119])" office:value-type="float" office:value="0.0301616062784094" calcext:value-type="float">
            <text:p>0.0301616063</text:p>
          </table:table-cell>
          <table:table-cell table:formula="of:=[.E119]/SUM([.$C119:.$J119])" office:value-type="float" office:value="0" calcext:value-type="float">
            <text:p>0</text:p>
          </table:table-cell>
          <table:table-cell table:formula="of:=[.F119]/SUM([.$C119:.$J119])" office:value-type="float" office:value="0" calcext:value-type="float">
            <text:p>0</text:p>
          </table:table-cell>
          <table:table-cell table:formula="of:=[.G119]/SUM([.$C119:.$J119])" office:value-type="float" office:value="0" calcext:value-type="float">
            <text:p>0</text:p>
          </table:table-cell>
          <table:table-cell table:formula="of:=[.H119]/SUM([.$C119:.$J119])" office:value-type="float" office:value="0.574839806590608" calcext:value-type="float">
            <text:p>0.5748398066</text:p>
          </table:table-cell>
          <table:table-cell table:formula="of:=[.I119]/SUM([.$C119:.$J119])" office:value-type="float" office:value="0" calcext:value-type="float">
            <text:p>0</text:p>
          </table:table-cell>
          <table:table-cell table:formula="of:=[.J119]/SUM([.$C119:.$J119])" office:value-type="float" office:value="0" calcext:value-type="float">
            <text:p>0</text:p>
          </table:table-cell>
          <table:table-cell office:value-type="float" office:value="2.07257111444" calcext:value-type="float">
            <text:p>2.0725711144</text:p>
          </table:table-cell>
          <table:table-cell office:value-type="float" office:value="0.391466752053" calcext:value-type="float">
            <text:p>0.3914667521</text:p>
          </table:table-cell>
          <table:table-cell office:value-type="float" office:value="1.19092897707" calcext:value-type="float">
            <text:p>1.1909289771</text:p>
          </table:table-cell>
          <table:table-cell office:value-type="float" office:value="0.224629338594" calcext:value-type="float">
            <text:p>0.22462933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office:value-type="string" calcext:value-type="string">
            <text:p>cont_s_des</text:p>
          </table:table-cell>
          <table:table-cell office:value-type="string" calcext:value-type="string">
            <text:p>cont_s_l</text:p>
          </table:table-cell>
          <table:table-cell office:value-type="string" calcext:value-type="string">
            <text:p>cont_s_f2</text:p>
          </table:table-cell>
          <table:table-cell office:value-type="string" calcext:value-type="string">
            <text:p>cont_s_f3</text:p>
          </table:table-cell>
          <table:table-cell office:value-type="string" calcext:value-type="string">
            <text:p>cont_s_obs[-1]</text:p>
          </table:table-cell>
          <table:table-cell office:value-type="string" calcext:value-type="string">
            <text:p>cont_s_obs[-2]</text:p>
          </table:table-cell>
          <table:table-cell office:value-type="string" calcext:value-type="string">
            <text:p>cont_s_obs[-3]</text:p>
          </table:table-cell>
          <table:table-cell office:value-type="string" calcext:value-type="string">
            <text:p>cont_s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 style:data-style-name="N2" text:time-value="13:26:25.425653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3:35:31.145035056</dc:date>
    <meta:editing-duration>PT1H4M44S</meta:editing-duration>
    <meta:editing-cycles>3</meta:editing-cycles>
    <meta:generator>LibreOffice/5.1.6.2$Linux_X86_64 LibreOffice_project/10m0$Build-2</meta:generator>
    <meta:document-statistic meta:table-count="1" meta:cell-count="35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016cm" svg:height="9cm" xlink:href=".." xlink:type="simple" chart:class="chart:area" chart:style-name="ch1">
        <chart:legend chart:legend-position="end" svg:x="32.118cm" svg:y="2.458cm" style:legend-expansion="high" chart:style-name="ch2"/>
        <chart:plot-area chart:style-name="ch3" table:cell-range-address="03_gotcha_f1_contribution.K3:03_gotcha_f1_contribution.R119" chart:data-source-has-labels="row" svg:x="0.7cm" svg:y="0.18cm" svg:width="30.718cm" svg:height="8.64cm">
          <chartooo:coordinate-region svg:x="2.3cm" svg:y="0.301cm" svg:width="29.11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3_gotcha_f1_contribution.K4:03_gotcha_f1_contribution.K119" chart:label-cell-address="03_gotcha_f1_contribution.K3:03_gotcha_f1_contribution.K3" chart:class="chart:area">
            <chart:data-point chart:repeated="116"/>
          </chart:series>
          <chart:series chart:style-name="ch8" chart:values-cell-range-address="03_gotcha_f1_contribution.L4:03_gotcha_f1_contribution.L119" chart:label-cell-address="03_gotcha_f1_contribution.L3:03_gotcha_f1_contribution.L3" chart:class="chart:area">
            <chart:data-point chart:repeated="116"/>
          </chart:series>
          <chart:series chart:style-name="ch9" chart:values-cell-range-address="03_gotcha_f1_contribution.M4:03_gotcha_f1_contribution.M119" chart:label-cell-address="03_gotcha_f1_contribution.M3:03_gotcha_f1_contribution.M3" chart:class="chart:area">
            <chart:data-point chart:repeated="116"/>
          </chart:series>
          <chart:series chart:style-name="ch10" chart:values-cell-range-address="03_gotcha_f1_contribution.N4:03_gotcha_f1_contribution.N119" chart:label-cell-address="03_gotcha_f1_contribution.N3:03_gotcha_f1_contribution.N3" chart:class="chart:area">
            <chart:data-point chart:repeated="116"/>
          </chart:series>
          <chart:series chart:style-name="ch11" chart:values-cell-range-address="03_gotcha_f1_contribution.O4:03_gotcha_f1_contribution.O119" chart:label-cell-address="03_gotcha_f1_contribution.O3:03_gotcha_f1_contribution.O3" chart:class="chart:area">
            <chart:data-point chart:repeated="116"/>
          </chart:series>
          <chart:series chart:style-name="ch12" chart:values-cell-range-address="03_gotcha_f1_contribution.P4:03_gotcha_f1_contribution.P119" chart:label-cell-address="03_gotcha_f1_contribution.P3:03_gotcha_f1_contribution.P3" chart:class="chart:area">
            <chart:data-point chart:repeated="116"/>
          </chart:series>
          <chart:series chart:style-name="ch13" chart:values-cell-range-address="03_gotcha_f1_contribution.Q4:03_gotcha_f1_contribution.Q119" chart:label-cell-address="03_gotcha_f1_contribution.Q3:03_gotcha_f1_contribution.Q3" chart:class="chart:area">
            <chart:data-point chart:repeated="116"/>
          </chart:series>
          <chart:series chart:style-name="ch14" chart:values-cell-range-address="03_gotcha_f1_contribution.R4:03_gotcha_f1_contribution.R119" chart:label-cell-address="03_gotcha_f1_contribution.R3:03_gotcha_f1_contribution.R3" chart:class="chart:area">
            <chart:data-point chart:repeated="1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_des</text:p>
                <draw:g>
                  <svg:desc>03_gotcha_f1_contribution.K3:03_gotcha_f1_contribution.K3</svg:desc>
                </draw:g>
              </table:table-cell>
              <table:table-cell office:value-type="string">
                <text:p>dcc_f1</text:p>
                <draw:g>
                  <svg:desc>03_gotcha_f1_contribution.L3:03_gotcha_f1_contribution.L3</svg:desc>
                </draw:g>
              </table:table-cell>
              <table:table-cell office:value-type="string">
                <text:p>dcc_f2</text:p>
                <draw:g>
                  <svg:desc>03_gotcha_f1_contribution.M3:03_gotcha_f1_contribution.M3</svg:desc>
                </draw:g>
              </table:table-cell>
              <table:table-cell office:value-type="string">
                <text:p>dcc_f3</text:p>
                <draw:g>
                  <svg:desc>03_gotcha_f1_contribution.N3:03_gotcha_f1_contribution.N3</svg:desc>
                </draw:g>
              </table:table-cell>
              <table:table-cell office:value-type="string">
                <text:p>dcc_mov_obs</text:p>
                <draw:g>
                  <svg:desc>03_gotcha_f1_contribution.O3:03_gotcha_f1_contribution.O3</svg:desc>
                </draw:g>
              </table:table-cell>
              <table:table-cell office:value-type="string">
                <text:p>dcc_att2</text:p>
                <draw:g>
                  <svg:desc>03_gotcha_f1_contribution.P3:03_gotcha_f1_contribution.P3</svg:desc>
                </draw:g>
              </table:table-cell>
              <table:table-cell office:value-type="string">
                <text:p>dcc_att1</text:p>
                <draw:g>
                  <svg:desc>03_gotcha_f1_contribution.Q3:03_gotcha_f1_contribution.Q3</svg:desc>
                </draw:g>
              </table:table-cell>
              <table:table-cell office:value-type="string">
                <text:p>dcc_wall</text:p>
                <draw:g>
                  <svg:desc>03_gotcha_f1_contribution.R3:03_gotcha_f1_contribution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3128741910774">
                <text:p>0.523128741910774</text:p>
                <draw:g>
                  <svg:desc>03_gotcha_f1_contribution.K4:03_gotcha_f1_contribution.K119</svg:desc>
                </draw:g>
              </table:table-cell>
              <table:table-cell office:value-type="float" office:value="0.476871258089226">
                <text:p>0.476871258089226</text:p>
                <draw:g>
                  <svg:desc>03_gotcha_f1_contribution.L4:03_gotcha_f1_contribution.L119</svg:desc>
                </draw:g>
              </table:table-cell>
              <table:table-cell office:value-type="float" office:value="0">
                <text:p>0</text:p>
                <draw:g>
                  <svg:desc>03_gotcha_f1_contribution.M4:03_gotcha_f1_contribution.M119</svg:desc>
                </draw:g>
              </table:table-cell>
              <table:table-cell office:value-type="float" office:value="0">
                <text:p>0</text:p>
                <draw:g>
                  <svg:desc>03_gotcha_f1_contribution.N4:03_gotcha_f1_contribution.N119</svg:desc>
                </draw:g>
              </table:table-cell>
              <table:table-cell office:value-type="float" office:value="0">
                <text:p>0</text:p>
                <draw:g>
                  <svg:desc>03_gotcha_f1_contribution.O4:03_gotcha_f1_contribution.O119</svg:desc>
                </draw:g>
              </table:table-cell>
              <table:table-cell office:value-type="float" office:value="0">
                <text:p>0</text:p>
                <draw:g>
                  <svg:desc>03_gotcha_f1_contribution.P4:03_gotcha_f1_contribution.P119</svg:desc>
                </draw:g>
              </table:table-cell>
              <table:table-cell office:value-type="float" office:value="0">
                <text:p>0</text:p>
                <draw:g>
                  <svg:desc>03_gotcha_f1_contribution.Q4:03_gotcha_f1_contribution.Q119</svg:desc>
                </draw:g>
              </table:table-cell>
              <table:table-cell office:value-type="float" office:value="0">
                <text:p>0</text:p>
                <draw:g>
                  <svg:desc>03_gotcha_f1_contribution.R4:03_gotcha_f1_contribution.R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238070017011">
                <text:p>0.239238070017011</text:p>
              </table:table-cell>
              <table:table-cell office:value-type="float" office:value="0.760700336164701">
                <text:p>0.760700336164701</text:p>
              </table:table-cell>
              <table:table-cell office:value-type="float" office:value="0">
                <text:p>0</text:p>
              </table:table-cell>
              <table:table-cell office:value-type="float" office:value="0.0000615938182877064">
                <text:p>0.0000615938182877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863472604176">
                <text:p>0.984863472604176</text:p>
              </table:table-cell>
              <table:table-cell office:value-type="float" office:value="0.0151365273958244">
                <text:p>0.0151365273958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422814540895">
                <text:p>0.634422814540895</text:p>
              </table:table-cell>
              <table:table-cell office:value-type="float" office:value="0.36551441763914">
                <text:p>0.36551441763914</text:p>
              </table:table-cell>
              <table:table-cell office:value-type="float" office:value="0">
                <text:p>0</text:p>
              </table:table-cell>
              <table:table-cell office:value-type="float" office:value="0.0000627678199643959">
                <text:p>0.0000627678199643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563843850252">
                <text:p>0.422563843850252</text:p>
              </table:table-cell>
              <table:table-cell office:value-type="float" office:value="0.537523902754446">
                <text:p>0.537523902754446</text:p>
              </table:table-cell>
              <table:table-cell office:value-type="float" office:value="0">
                <text:p>0</text:p>
              </table:table-cell>
              <table:table-cell office:value-type="float" office:value="0.0399122533953015">
                <text:p>0.039912253395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3314203324274">
                <text:p>0.653314203324274</text:p>
              </table:table-cell>
              <table:table-cell office:value-type="float" office:value="0.248093954225936">
                <text:p>0.248093954225936</text:p>
              </table:table-cell>
              <table:table-cell office:value-type="float" office:value="0">
                <text:p>0</text:p>
              </table:table-cell>
              <table:table-cell office:value-type="float" office:value="0.0985918424497897">
                <text:p>0.0985918424497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561261897101">
                <text:p>0.69561261897101</text:p>
              </table:table-cell>
              <table:table-cell office:value-type="float" office:value="0.22501459477962">
                <text:p>0.22501459477962</text:p>
              </table:table-cell>
              <table:table-cell office:value-type="float" office:value="0.0106958708712247">
                <text:p>0.0106958708712247</text:p>
              </table:table-cell>
              <table:table-cell office:value-type="float" office:value="0.068676915378145">
                <text:p>0.068676915378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1616847388475">
                <text:p>0.751616847388475</text:p>
              </table:table-cell>
              <table:table-cell office:value-type="float" office:value="0.227896044536469">
                <text:p>0.227896044536469</text:p>
              </table:table-cell>
              <table:table-cell office:value-type="float" office:value="0.0128213681967017">
                <text:p>0.0128213681967017</text:p>
              </table:table-cell>
              <table:table-cell office:value-type="float" office:value="0.00766573987835466">
                <text:p>0.00766573987835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1397372216907">
                <text:p>0.611397372216907</text:p>
              </table:table-cell>
              <table:table-cell office:value-type="float" office:value="0.350888508526715">
                <text:p>0.350888508526715</text:p>
              </table:table-cell>
              <table:table-cell office:value-type="float" office:value="0.0178161729069155">
                <text:p>0.0178161729069155</text:p>
              </table:table-cell>
              <table:table-cell office:value-type="float" office:value="0.0198979463494617">
                <text:p>0.0198979463494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9787096830185">
                <text:p>0.479787096830185</text:p>
              </table:table-cell>
              <table:table-cell office:value-type="float" office:value="0.449812837185759">
                <text:p>0.449812837185759</text:p>
              </table:table-cell>
              <table:table-cell office:value-type="float" office:value="0.0689057392987439">
                <text:p>0.0689057392987439</text:p>
              </table:table-cell>
              <table:table-cell office:value-type="float" office:value="0.00149432668531154">
                <text:p>0.0014943266853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383745897889">
                <text:p>0.467383745897889</text:p>
              </table:table-cell>
              <table:table-cell office:value-type="float" office:value="0.461871349735535">
                <text:p>0.461871349735535</text:p>
              </table:table-cell>
              <table:table-cell office:value-type="float" office:value="0.0245954085229697">
                <text:p>0.0245954085229697</text:p>
              </table:table-cell>
              <table:table-cell office:value-type="float" office:value="0.0461494958436067">
                <text:p>0.0461494958436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236621525642">
                <text:p>0.156236621525642</text:p>
              </table:table-cell>
              <table:table-cell office:value-type="float" office:value="0.238795376835207">
                <text:p>0.238795376835207</text:p>
              </table:table-cell>
              <table:table-cell office:value-type="float" office:value="0.258589183227665">
                <text:p>0.258589183227665</text:p>
              </table:table-cell>
              <table:table-cell office:value-type="float" office:value="0.346378818411486">
                <text:p>0.346378818411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3857373491736">
                <text:p>0.923857373491736</text:p>
              </table:table-cell>
              <table:table-cell office:value-type="float" office:value="0.0731811728642627">
                <text:p>0.0731811728642627</text:p>
              </table:table-cell>
              <table:table-cell office:value-type="float" office:value="0.00236549486399004">
                <text:p>0.00236549486399004</text:p>
              </table:table-cell>
              <table:table-cell office:value-type="float" office:value="0.000595958780011367">
                <text:p>0.00059595878001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8098050900432">
                <text:p>0.878098050900432</text:p>
              </table:table-cell>
              <table:table-cell office:value-type="float" office:value="0.119935583437821">
                <text:p>0.119935583437821</text:p>
              </table:table-cell>
              <table:table-cell office:value-type="float" office:value="0.000816543765892846">
                <text:p>0.000816543765892846</text:p>
              </table:table-cell>
              <table:table-cell office:value-type="float" office:value="0.00114982189585472">
                <text:p>0.00114982189585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828501982773">
                <text:p>0.991828501982773</text:p>
              </table:table-cell>
              <table:table-cell office:value-type="float" office:value="0.00463990491682609">
                <text:p>0.00463990491682609</text:p>
              </table:table-cell>
              <table:table-cell office:value-type="float" office:value="0">
                <text:p>0</text:p>
              </table:table-cell>
              <table:table-cell office:value-type="float" office:value="0.00353159310040078">
                <text:p>0.00353159310040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9985406119051">
                <text:p>0.939985406119051</text:p>
              </table:table-cell>
              <table:table-cell office:value-type="float" office:value="0.0587911797987407">
                <text:p>0.0587911797987407</text:p>
              </table:table-cell>
              <table:table-cell office:value-type="float" office:value="0">
                <text:p>0</text:p>
              </table:table-cell>
              <table:table-cell office:value-type="float" office:value="0.00122341408220849">
                <text:p>0.00122341408220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8360913249839">
                <text:p>0.968360913249839</text:p>
              </table:table-cell>
              <table:table-cell office:value-type="float" office:value="0.0284712351372362">
                <text:p>0.0284712351372362</text:p>
              </table:table-cell>
              <table:table-cell office:value-type="float" office:value="0">
                <text:p>0</text:p>
              </table:table-cell>
              <table:table-cell office:value-type="float" office:value="0.00316785161292479">
                <text:p>0.0031678516129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353596985418">
                <text:p>0.95353596985418</text:p>
              </table:table-cell>
              <table:table-cell office:value-type="float" office:value="0.0410552207089614">
                <text:p>0.0410552207089614</text:p>
              </table:table-cell>
              <table:table-cell office:value-type="float" office:value="0">
                <text:p>0</text:p>
              </table:table-cell>
              <table:table-cell office:value-type="float" office:value="0.00540880943685837">
                <text:p>0.00540880943685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535175845643">
                <text:p>0.982535175845643</text:p>
              </table:table-cell>
              <table:table-cell office:value-type="float" office:value="0.0130095779902097">
                <text:p>0.0130095779902097</text:p>
              </table:table-cell>
              <table:table-cell office:value-type="float" office:value="0">
                <text:p>0</text:p>
              </table:table-cell>
              <table:table-cell office:value-type="float" office:value="0.0044552461641476">
                <text:p>0.004455246164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0275775227621">
                <text:p>0.970275775227621</text:p>
              </table:table-cell>
              <table:table-cell office:value-type="float" office:value="0.0253982033361271">
                <text:p>0.0253982033361271</text:p>
              </table:table-cell>
              <table:table-cell office:value-type="float" office:value="0">
                <text:p>0</text:p>
              </table:table-cell>
              <table:table-cell office:value-type="float" office:value="0.00432602143625189">
                <text:p>0.00432602143625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2976907686087">
                <text:p>0.972976907686087</text:p>
              </table:table-cell>
              <table:table-cell office:value-type="float" office:value="0.0220665443988783">
                <text:p>0.0220665443988783</text:p>
              </table:table-cell>
              <table:table-cell office:value-type="float" office:value="0">
                <text:p>0</text:p>
              </table:table-cell>
              <table:table-cell office:value-type="float" office:value="0.00495654791503477">
                <text:p>0.00495654791503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2276258174631">
                <text:p>0.982276258174631</text:p>
              </table:table-cell>
              <table:table-cell office:value-type="float" office:value="0.0123715453881487">
                <text:p>0.0123715453881487</text:p>
              </table:table-cell>
              <table:table-cell office:value-type="float" office:value="0">
                <text:p>0</text:p>
              </table:table-cell>
              <table:table-cell office:value-type="float" office:value="0.00535219643722053">
                <text:p>0.0053521964372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0215523063939">
                <text:p>0.970215523063939</text:p>
              </table:table-cell>
              <table:table-cell office:value-type="float" office:value="0.0155310473088626">
                <text:p>0.0155310473088626</text:p>
              </table:table-cell>
              <table:table-cell office:value-type="float" office:value="0">
                <text:p>0</text:p>
              </table:table-cell>
              <table:table-cell office:value-type="float" office:value="0.0142534296271982">
                <text:p>0.014253429627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4264406860577">
                <text:p>0.984264406860577</text:p>
              </table:table-cell>
              <table:table-cell office:value-type="float" office:value="0.0106899494851008">
                <text:p>0.0106899494851008</text:p>
              </table:table-cell>
              <table:table-cell office:value-type="float" office:value="0">
                <text:p>0</text:p>
              </table:table-cell>
              <table:table-cell office:value-type="float" office:value="0.00504564365432265">
                <text:p>0.0050456436543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3393026475986">
                <text:p>0.963393026475986</text:p>
              </table:table-cell>
              <table:table-cell office:value-type="float" office:value="0.0231591132308882">
                <text:p>0.0231591132308882</text:p>
              </table:table-cell>
              <table:table-cell office:value-type="float" office:value="0">
                <text:p>0</text:p>
              </table:table-cell>
              <table:table-cell office:value-type="float" office:value="0.0134478602931254">
                <text:p>0.013447860293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9462062364797">
                <text:p>0.969462062364797</text:p>
              </table:table-cell>
              <table:table-cell office:value-type="float" office:value="0.0176601458358597">
                <text:p>0.0176601458358597</text:p>
              </table:table-cell>
              <table:table-cell office:value-type="float" office:value="0">
                <text:p>0</text:p>
              </table:table-cell>
              <table:table-cell office:value-type="float" office:value="0.0128777917993427">
                <text:p>0.012877791799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4515840663637">
                <text:p>0.974515840663637</text:p>
              </table:table-cell>
              <table:table-cell office:value-type="float" office:value="0.011372754967824">
                <text:p>0.011372754967824</text:p>
              </table:table-cell>
              <table:table-cell office:value-type="float" office:value="0">
                <text:p>0</text:p>
              </table:table-cell>
              <table:table-cell office:value-type="float" office:value="0.0141114043685384">
                <text:p>0.0141114043685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1358136150807">
                <text:p>0.881358136150807</text:p>
              </table:table-cell>
              <table:table-cell office:value-type="float" office:value="0.113791555566812">
                <text:p>0.113791555566812</text:p>
              </table:table-cell>
              <table:table-cell office:value-type="float" office:value="0">
                <text:p>0</text:p>
              </table:table-cell>
              <table:table-cell office:value-type="float" office:value="0.00485030828238147">
                <text:p>0.00485030828238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2772457307448">
                <text:p>0.932772457307448</text:p>
              </table:table-cell>
              <table:table-cell office:value-type="float" office:value="0.0628978452918992">
                <text:p>0.0628978452918992</text:p>
              </table:table-cell>
              <table:table-cell office:value-type="float" office:value="0">
                <text:p>0</text:p>
              </table:table-cell>
              <table:table-cell office:value-type="float" office:value="0.00432969740065232">
                <text:p>0.00432969740065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2267809508241">
                <text:p>0.962267809508241</text:p>
              </table:table-cell>
              <table:table-cell office:value-type="float" office:value="0.0323192025244982">
                <text:p>0.0323192025244982</text:p>
              </table:table-cell>
              <table:table-cell office:value-type="float" office:value="0">
                <text:p>0</text:p>
              </table:table-cell>
              <table:table-cell office:value-type="float" office:value="0.00541298796726035">
                <text:p>0.00541298796726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5851555799312">
                <text:p>0.965851555799312</text:p>
              </table:table-cell>
              <table:table-cell office:value-type="float" office:value="0.0253812287868511">
                <text:p>0.0253812287868511</text:p>
              </table:table-cell>
              <table:table-cell office:value-type="float" office:value="0">
                <text:p>0</text:p>
              </table:table-cell>
              <table:table-cell office:value-type="float" office:value="0.00287616980104133">
                <text:p>0.00287616980104133</text:p>
              </table:table-cell>
              <table:table-cell office:value-type="float" office:value="0">
                <text:p>0</text:p>
              </table:table-cell>
              <table:table-cell office:value-type="float" office:value="0.00589104561279603">
                <text:p>0.00589104561279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4775248042857">
                <text:p>0.124775248042857</text:p>
              </table:table-cell>
              <table:table-cell office:value-type="float" office:value="0.0698588403542906">
                <text:p>0.0698588403542906</text:p>
              </table:table-cell>
              <table:table-cell office:value-type="float" office:value="0">
                <text:p>0</text:p>
              </table:table-cell>
              <table:table-cell office:value-type="float" office:value="0.00104277700343161">
                <text:p>0.00104277700343161</text:p>
              </table:table-cell>
              <table:table-cell office:value-type="float" office:value="0">
                <text:p>0</text:p>
              </table:table-cell>
              <table:table-cell office:value-type="float" office:value="0.80432313459942">
                <text:p>0.80432313459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22830079593517">
                <text:p>0.0522830079593517</text:p>
              </table:table-cell>
              <table:table-cell office:value-type="float" office:value="0.104584412774889">
                <text:p>0.104584412774889</text:p>
              </table:table-cell>
              <table:table-cell office:value-type="float" office:value="0">
                <text:p>0</text:p>
              </table:table-cell>
              <table:table-cell office:value-type="float" office:value="0.0742098444654529">
                <text:p>0.0742098444654529</text:p>
              </table:table-cell>
              <table:table-cell office:value-type="float" office:value="0">
                <text:p>0</text:p>
              </table:table-cell>
              <table:table-cell office:value-type="float" office:value="0.768922734800307">
                <text:p>0.768922734800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0552317775874">
                <text:p>0.310552317775874</text:p>
              </table:table-cell>
              <table:table-cell office:value-type="float" office:value="0.124535791364825">
                <text:p>0.124535791364825</text:p>
              </table:table-cell>
              <table:table-cell office:value-type="float" office:value="0">
                <text:p>0</text:p>
              </table:table-cell>
              <table:table-cell office:value-type="float" office:value="0.0894673675207578">
                <text:p>0.0894673675207578</text:p>
              </table:table-cell>
              <table:table-cell office:value-type="float" office:value="0">
                <text:p>0</text:p>
              </table:table-cell>
              <table:table-cell office:value-type="float" office:value="0.475444523338543">
                <text:p>0.475444523338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4358675935907">
                <text:p>0.494358675935907</text:p>
              </table:table-cell>
              <table:table-cell office:value-type="float" office:value="0.0495670736590509">
                <text:p>0.0495670736590509</text:p>
              </table:table-cell>
              <table:table-cell office:value-type="float" office:value="0">
                <text:p>0</text:p>
              </table:table-cell>
              <table:table-cell office:value-type="float" office:value="0.00102151487467756">
                <text:p>0.00102151487467756</text:p>
              </table:table-cell>
              <table:table-cell office:value-type="float" office:value="0">
                <text:p>0</text:p>
              </table:table-cell>
              <table:table-cell office:value-type="float" office:value="0.455052735530364">
                <text:p>0.455052735530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8028747368345">
                <text:p>0.888028747368345</text:p>
              </table:table-cell>
              <table:table-cell office:value-type="float" office:value="0.00297514376105244">
                <text:p>0.00297514376105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996108870602">
                <text:p>0.108996108870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3913381783553">
                <text:p>0.823913381783553</text:p>
              </table:table-cell>
              <table:table-cell office:value-type="float" office:value="0.00542651794327183">
                <text:p>0.00542651794327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0660100273175">
                <text:p>0.170660100273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535730182094">
                <text:p>0.95535730182094</text:p>
              </table:table-cell>
              <table:table-cell office:value-type="float" office:value="0.0116100837434521">
                <text:p>0.0116100837434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0326144356078">
                <text:p>0.0330326144356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2935170996004">
                <text:p>0.852935170996004</text:p>
              </table:table-cell>
              <table:table-cell office:value-type="float" office:value="0.00694117052622131">
                <text:p>0.00694117052622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0123658477774">
                <text:p>0.140123658477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747921108321">
                <text:p>0.985747921108321</text:p>
              </table:table-cell>
              <table:table-cell office:value-type="float" office:value="0.00765660530227651">
                <text:p>0.00765660530227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9547358940298">
                <text:p>0.00659547358940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96439164520512">
                <text:p>0.796439164520512</text:p>
              </table:table-cell>
              <table:table-cell office:value-type="float" office:value="0.00956604132288133">
                <text:p>0.00956604132288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3994794156607">
                <text:p>0.193994794156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4817341994692">
                <text:p>0.974817341994692</text:p>
              </table:table-cell>
              <table:table-cell office:value-type="float" office:value="0.0175258824791194">
                <text:p>0.017525882479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5677552618898">
                <text:p>0.00765677552618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703299610123">
                <text:p>0.93703299610123</text:p>
              </table:table-cell>
              <table:table-cell office:value-type="float" office:value="0.0114112510578235">
                <text:p>0.0114112510578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5557528409461">
                <text:p>0.0515557528409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423263057924">
                <text:p>0.98423263057924</text:p>
              </table:table-cell>
              <table:table-cell office:value-type="float" office:value="0.0125862466951456">
                <text:p>0.0125862466951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8112272561409">
                <text:p>0.0031811227256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7714112169358">
                <text:p>0.927714112169358</text:p>
              </table:table-cell>
              <table:table-cell office:value-type="float" office:value="0.0153096011748718">
                <text:p>0.01530960117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691395599457">
                <text:p>0.00015691395599457</text:p>
              </table:table-cell>
              <table:table-cell office:value-type="float" office:value="0.0568193726997752">
                <text:p>0.0568193726997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4523759523482">
                <text:p>0.924523759523482</text:p>
              </table:table-cell>
              <table:table-cell office:value-type="float" office:value="0.00630637309999331">
                <text:p>0.00630637309999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1698673765242">
                <text:p>0.0691698673765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1933787838154">
                <text:p>0.851933787838154</text:p>
              </table:table-cell>
              <table:table-cell office:value-type="float" office:value="0.00329729844924879">
                <text:p>0.00329729844924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4768913712598">
                <text:p>0.144768913712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4451848953781">
                <text:p>0.864451848953781</text:p>
              </table:table-cell>
              <table:table-cell office:value-type="float" office:value="0.00116839418212465">
                <text:p>0.0011683941821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4379756864095">
                <text:p>0.134379756864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7120770102958">
                <text:p>0.917120770102958</text:p>
              </table:table-cell>
              <table:table-cell office:value-type="float" office:value="0.00570323134748179">
                <text:p>0.00570323134748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3602591216442">
                <text:p>0.0583602591216442</text:p>
              </table:table-cell>
              <table:table-cell office:value-type="float" office:value="0.0188157394279158">
                <text:p>0.0188157394279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5670360596398">
                <text:p>0.865670360596398</text:p>
              </table:table-cell>
              <table:table-cell office:value-type="float" office:value="0.00141403411081556">
                <text:p>0.0014140341108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915605292786">
                <text:p>0.132915605292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2628232858493">
                <text:p>0.922628232858493</text:p>
              </table:table-cell>
              <table:table-cell office:value-type="float" office:value="0.0110214658165001">
                <text:p>0.0110214658165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3820272864889">
                <text:p>0.0503820272864889</text:p>
              </table:table-cell>
              <table:table-cell office:value-type="float" office:value="0.0159682740385182">
                <text:p>0.0159682740385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7783241915488">
                <text:p>0.917783241915488</text:p>
              </table:table-cell>
              <table:table-cell office:value-type="float" office:value="0.00340937888026367">
                <text:p>0.00340937888026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700486163378">
                <text:p>0.059700486163378</text:p>
              </table:table-cell>
              <table:table-cell office:value-type="float" office:value="0.0191068930408706">
                <text:p>0.0191068930408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1472248020847">
                <text:p>0.901472248020847</text:p>
              </table:table-cell>
              <table:table-cell office:value-type="float" office:value="0.00794879857405574">
                <text:p>0.00794879857405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3586618631948">
                <text:p>0.00433586618631948</text:p>
              </table:table-cell>
              <table:table-cell office:value-type="float" office:value="0.0862430872187773">
                <text:p>0.0862430872187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750820039739">
                <text:p>0.89750820039739</text:p>
              </table:table-cell>
              <table:table-cell office:value-type="float" office:value="0.000388021422835038">
                <text:p>0.000388021422835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0749735379602">
                <text:p>0.00140749735379602</text:p>
              </table:table-cell>
              <table:table-cell office:value-type="float" office:value="0.100696280825979">
                <text:p>0.100696280825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70827653049755">
                <text:p>0.870827653049755</text:p>
              </table:table-cell>
              <table:table-cell office:value-type="float" office:value="0.00655684276632288">
                <text:p>0.0065568427663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85244781537143">
                <text:p>0.0000185244781537143</text:p>
              </table:table-cell>
              <table:table-cell office:value-type="float" office:value="0.122596979705769">
                <text:p>0.12259697970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8453824202219">
                <text:p>0.928453824202219</text:p>
              </table:table-cell>
              <table:table-cell office:value-type="float" office:value="0.00247542252197006">
                <text:p>0.00247542252197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0707532758108">
                <text:p>0.0690707532758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1190212838368">
                <text:p>0.971190212838368</text:p>
              </table:table-cell>
              <table:table-cell office:value-type="float" office:value="0.00584358685225043">
                <text:p>0.00584358685225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9662003093813">
                <text:p>0.0229662003093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0595988609929">
                <text:p>0.920595988609929</text:p>
              </table:table-cell>
              <table:table-cell office:value-type="float" office:value="0.00135030682733699">
                <text:p>0.00135030682733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0537045627343">
                <text:p>0.0780537045627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0934330918752">
                <text:p>0.880934330918752</text:p>
              </table:table-cell>
              <table:table-cell office:value-type="float" office:value="0.00615675703323958">
                <text:p>0.00615675703323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908912048009">
                <text:p>0.112908912048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4564344980154">
                <text:p>0.934564344980154</text:p>
              </table:table-cell>
              <table:table-cell office:value-type="float" office:value="0.00556886391609199">
                <text:p>0.00556886391609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8667911037542">
                <text:p>0.0598667911037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7657103383468">
                <text:p>0.877657103383468</text:p>
              </table:table-cell>
              <table:table-cell office:value-type="float" office:value="0.00625057602079058">
                <text:p>0.00625057602079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092320595742">
                <text:p>0.116092320595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5973823531195">
                <text:p>0.895973823531195</text:p>
              </table:table-cell>
              <table:table-cell office:value-type="float" office:value="0.00113807236224238">
                <text:p>0.00113807236224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888104106563">
                <text:p>0.102888104106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6965374646583">
                <text:p>0.886965374646583</text:p>
              </table:table-cell>
              <table:table-cell office:value-type="float" office:value="0.00547158544161678">
                <text:p>0.00547158544161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5630399118">
                <text:p>0.1075630399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1708974105423">
                <text:p>0.921708974105423</text:p>
              </table:table-cell>
              <table:table-cell office:value-type="float" office:value="0.000265829875546223">
                <text:p>0.000265829875546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0251960190306">
                <text:p>0.0780251960190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62842432085">
                <text:p>0.8862842432085</text:p>
              </table:table-cell>
              <table:table-cell office:value-type="float" office:value="0.00191532148396831">
                <text:p>0.00191532148396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800435307531">
                <text:p>0.111800435307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8008595092955">
                <text:p>0.868008595092955</text:p>
              </table:table-cell>
              <table:table-cell office:value-type="float" office:value="0.00365384729387813">
                <text:p>0.00365384729387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8337557613167">
                <text:p>0.12833755761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305278048743">
                <text:p>0.92305278048743</text:p>
              </table:table-cell>
              <table:table-cell office:value-type="float" office:value="0.000133940952838187">
                <text:p>0.000133940952838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8132785597316">
                <text:p>0.0768132785597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4914474494619">
                <text:p>0.944914474494619</text:p>
              </table:table-cell>
              <table:table-cell office:value-type="float" office:value="0.00126333579606286">
                <text:p>0.00126333579606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8221897093181">
                <text:p>0.0538221897093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89627820408152">
                <text:p>0.889627820408152</text:p>
              </table:table-cell>
              <table:table-cell office:value-type="float" office:value="0.00539973189116402">
                <text:p>0.00539973189116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972447700684">
                <text:p>0.104972447700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5714546349671">
                <text:p>0.905714546349671</text:p>
              </table:table-cell>
              <table:table-cell office:value-type="float" office:value="0.00136151369980176">
                <text:p>0.0013615136998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9239399505274">
                <text:p>0.0929239399505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0669851744808">
                <text:p>0.900669851744808</text:p>
              </table:table-cell>
              <table:table-cell office:value-type="float" office:value="0.00158419605650744">
                <text:p>0.0015841960565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7459521986844">
                <text:p>0.0977459521986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9643701022646">
                <text:p>0.929643701022646</text:p>
              </table:table-cell>
              <table:table-cell office:value-type="float" office:value="0.000212459340427755">
                <text:p>0.000212459340427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1438396369266">
                <text:p>0.0701438396369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968760932156">
                <text:p>0.91968760932156</text:p>
              </table:table-cell>
              <table:table-cell office:value-type="float" office:value="0.00627511544367619">
                <text:p>0.00627511544367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0372752347644">
                <text:p>0.0740372752347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04764953604813">
                <text:p>0.904764953604813</text:p>
              </table:table-cell>
              <table:table-cell office:value-type="float" office:value="0.00683057058609561">
                <text:p>0.00683057058609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84044758090911">
                <text:p>0.0884044758090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02098953349283">
                <text:p>0.90209895334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9010466507165">
                <text:p>0.0979010466507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0008628810966">
                <text:p>0.940008628810966</text:p>
              </table:table-cell>
              <table:table-cell office:value-type="float" office:value="0.00644861772944828">
                <text:p>0.006448617729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5427534595861">
                <text:p>0.0535427534595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991626726518">
                <text:p>0.88991626726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08373273482">
                <text:p>0.11008373273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59713937990704">
                <text:p>0.859713937990704</text:p>
              </table:table-cell>
              <table:table-cell office:value-type="float" office:value="0.00757855562569025">
                <text:p>0.00757855562569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707506383606">
                <text:p>0.132707506383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8448913212529">
                <text:p>0.908448913212529</text:p>
              </table:table-cell>
              <table:table-cell office:value-type="float" office:value="0.00781409540467128">
                <text:p>0.00781409540467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7369913827997">
                <text:p>0.0837369913827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9103690240677">
                <text:p>0.949103690240677</text:p>
              </table:table-cell>
              <table:table-cell office:value-type="float" office:value="0.00786820033575006">
                <text:p>0.00786820033575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0281094235733">
                <text:p>0.0430281094235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0906291484456">
                <text:p>0.780906291484456</text:p>
              </table:table-cell>
              <table:table-cell office:value-type="float" office:value="0.00852836597824245">
                <text:p>0.00852836597824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565342537302">
                <text:p>0.210565342537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2122776761891">
                <text:p>0.882122776761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877223238109">
                <text:p>0.117877223238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8526140367561">
                <text:p>0.848526140367561</text:p>
              </table:table-cell>
              <table:table-cell office:value-type="float" office:value="0.0190762078238323">
                <text:p>0.0190762078238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397651808607">
                <text:p>0.132397651808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18468448588727">
                <text:p>0.918468448588727</text:p>
              </table:table-cell>
              <table:table-cell office:value-type="float" office:value="0.00971655425940017">
                <text:p>0.0097165542594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8149971518731">
                <text:p>0.0718149971518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88335758105852">
                <text:p>0.788335758105852</text:p>
              </table:table-cell>
              <table:table-cell office:value-type="float" office:value="0.0108326344799104">
                <text:p>0.0108326344799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831607414237">
                <text:p>0.200831607414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9846475612204">
                <text:p>0.849846475612204</text:p>
              </table:table-cell>
              <table:table-cell office:value-type="float" office:value="0.0113450952117812">
                <text:p>0.0113450952117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8808429176015">
                <text:p>0.138808429176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0022699286536">
                <text:p>0.820022699286536</text:p>
              </table:table-cell>
              <table:table-cell office:value-type="float" office:value="0.0242286853600796">
                <text:p>0.0242286853600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5748615353385">
                <text:p>0.155748615353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4708301344264">
                <text:p>0.884708301344264</text:p>
              </table:table-cell>
              <table:table-cell office:value-type="float" office:value="0.0241074370051979">
                <text:p>0.024107437005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11842616505378">
                <text:p>0.0911842616505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9600066081219">
                <text:p>0.689600066081219</text:p>
              </table:table-cell>
              <table:table-cell office:value-type="float" office:value="0.0138674591491569">
                <text:p>0.0138674591491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6532474769624">
                <text:p>0.296532474769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3338530137312">
                <text:p>0.703338530137312</text:p>
              </table:table-cell>
              <table:table-cell office:value-type="float" office:value="0.0296585059986864">
                <text:p>0.0296585059986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7002963864002">
                <text:p>0.267002963864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6590498073359">
                <text:p>0.766590498073359</text:p>
              </table:table-cell>
              <table:table-cell office:value-type="float" office:value="0.0321335002508316">
                <text:p>0.0321335002508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127600167581">
                <text:p>0.20127600167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026563784603">
                <text:p>0.94026563784603</text:p>
              </table:table-cell>
              <table:table-cell office:value-type="float" office:value="0.0224346328028544">
                <text:p>0.0224346328028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2997293511151">
                <text:p>0.037299729351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4577600951326">
                <text:p>0.374577600951326</text:p>
              </table:table-cell>
              <table:table-cell office:value-type="float" office:value="0.0114949308087468">
                <text:p>0.0114949308087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3927468239927">
                <text:p>0.613927468239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7905625975771">
                <text:p>0.827905625975771</text:p>
              </table:table-cell>
              <table:table-cell office:value-type="float" office:value="0.0192000740797863">
                <text:p>0.0192000740797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2894299944443">
                <text:p>0.152894299944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4440948583798">
                <text:p>0.844440948583798</text:p>
              </table:table-cell>
              <table:table-cell office:value-type="float" office:value="0.0320584378937823">
                <text:p>0.0320584378937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3500613522419">
                <text:p>0.12350061352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9731557471271">
                <text:p>0.969731557471271</text:p>
              </table:table-cell>
              <table:table-cell office:value-type="float" office:value="0.000106786800928458">
                <text:p>0.000106786800928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1616557278007">
                <text:p>0.0301616557278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0022221128463">
                <text:p>0.390022221128463</text:p>
              </table:table-cell>
              <table:table-cell office:value-type="float" office:value="0.114804869938919">
                <text:p>0.114804869938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5172908932617">
                <text:p>0.49517290893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1172736389599">
                <text:p>0.941172736389599</text:p>
              </table:table-cell>
              <table:table-cell office:value-type="float" office:value="0.00414737907631795">
                <text:p>0.00414737907631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6798845340827">
                <text:p>0.0546798845340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61980715125305">
                <text:p>0.861980715125305</text:p>
              </table:table-cell>
              <table:table-cell office:value-type="float" office:value="0.0117629110637096">
                <text:p>0.0117629110637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256373810985">
                <text:p>0.126256373810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4819742925643">
                <text:p>0.104819742925643</text:p>
              </table:table-cell>
              <table:table-cell office:value-type="float" office:value="0.0910448529695086">
                <text:p>0.0910448529695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4135404104848">
                <text:p>0.804135404104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1938850972813">
                <text:p>0.241938850972813</text:p>
              </table:table-cell>
              <table:table-cell office:value-type="float" office:value="0.215718082296635">
                <text:p>0.215718082296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2343066730552">
                <text:p>0.542343066730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0308518019396">
                <text:p>0.860308518019396</text:p>
              </table:table-cell>
              <table:table-cell office:value-type="float" office:value="0.0171765390191866">
                <text:p>0.0171765390191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2514942961417">
                <text:p>0.12251494296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9553268602933">
                <text:p>0.739553268602933</text:p>
              </table:table-cell>
              <table:table-cell office:value-type="float" office:value="0.104413538367723">
                <text:p>0.104413538367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033193029345">
                <text:p>0.156033193029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09120615237583">
                <text:p>0.909120615237583</text:p>
              </table:table-cell>
              <table:table-cell office:value-type="float" office:value="0.0336877342734103">
                <text:p>0.0336877342734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191650489007">
                <text:p>0.057191650489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5777048875045">
                <text:p>0.0435777048875045</text:p>
              </table:table-cell>
              <table:table-cell office:value-type="float" office:value="0.0000274181302873662">
                <text:p>0.0000274181302873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6394876982208">
                <text:p>0.95639487698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46004825134978">
                <text:p>0.0246004825134978</text:p>
              </table:table-cell>
              <table:table-cell office:value-type="float" office:value="0.00422691528228074">
                <text:p>0.00422691528228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1172602204221">
                <text:p>0.971172602204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3075292560996">
                <text:p>0.963075292560996</text:p>
              </table:table-cell>
              <table:table-cell office:value-type="float" office:value="0.0235298499064437">
                <text:p>0.0235298499064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948575325606">
                <text:p>0.013394857532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68343095894219">
                <text:p>0.0968343095894219</text:p>
              </table:table-cell>
              <table:table-cell office:value-type="float" office:value="0.00390332698579463">
                <text:p>0.00390332698579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9262363424784">
                <text:p>0.899262363424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63312682524321">
                <text:p>0.0163312682524321</text:p>
              </table:table-cell>
              <table:table-cell office:value-type="float" office:value="0.00479509885932374">
                <text:p>0.0047950988593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8873632888244">
                <text:p>0.978873632888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599051078576">
                <text:p>0.22599051078576</text:p>
              </table:table-cell>
              <table:table-cell office:value-type="float" office:value="0.0416077797208014">
                <text:p>0.0416077797208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2401709493438">
                <text:p>0.73240170949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7021314557158">
                <text:p>0.217021314557158</text:p>
              </table:table-cell>
              <table:table-cell office:value-type="float" office:value="0.0562617605374218">
                <text:p>0.0562617605374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716924905421">
                <text:p>0.726716924905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87147340785618">
                <text:p>0.287147340785618</text:p>
              </table:table-cell>
              <table:table-cell office:value-type="float" office:value="0.049362014490468">
                <text:p>0.049362014490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3490644723914">
                <text:p>0.663490644723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5027393716799">
                <text:p>0.105027393716799</text:p>
              </table:table-cell>
              <table:table-cell office:value-type="float" office:value="0.0150406795420896">
                <text:p>0.0150406795420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9931926741112">
                <text:p>0.87993192674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0474624403867">
                <text:p>0.410474624403867</text:p>
              </table:table-cell>
              <table:table-cell office:value-type="float" office:value="0.0117749622995608">
                <text:p>0.0117749622995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7750413296572">
                <text:p>0.577750413296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8000783399966">
                <text:p>0.168000783399966</text:p>
              </table:table-cell>
              <table:table-cell office:value-type="float" office:value="0.103065450917053">
                <text:p>0.103065450917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8933765682981">
                <text:p>0.728933765682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4998587130982">
                <text:p>0.394998587130982</text:p>
              </table:table-cell>
              <table:table-cell office:value-type="float" office:value="0.0301616062784094">
                <text:p>0.0301616062784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4839806590608">
                <text:p>0.57483980659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